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style style:name="P2" style:family="paragraph" style:parent-style-name="Preformatted_20_Text" style:master-page-name="Standard">
      <style:paragraph-properties fo:margin-left="0in" fo:margin-right="0in" fo:line-height="0.15in" fo:orphans="2" fo:widows="2" fo:text-indent="0in" style:auto-text-indent="false" style:page-number="3" fo:break-before="auto" fo:break-after="auto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line-height="0.15in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line-height="0.15in" fo:orphans="2" fo:widows="2"/>
      <style:text-properties fo:font-variant="normal" fo:text-transform="none" fo:color="#000000" style:font-name="Consolas" fo:font-size="10pt" fo:letter-spacing="normal" style:font-size-asian="10pt" style:font-size-complex="10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Consolas" fo:letter-spacing="normal" fo:font-style="normal" fo:font-weight="normal"/>
    </style:style>
    <style:style style:name="P6" style:family="paragraph" style:parent-style-name="Preformatted_20_Text">
      <style:paragraph-properties fo:line-height="0.15in" fo:orphans="2" fo:widows="2"/>
      <style:text-properties fo:font-variant="normal" fo:text-transform="none" fo:color="#000000" style:font-name="Consolas" fo:letter-spacing="normal" fo:font-style="normal" fo:font-weight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style:font-name="Consolas" fo:letter-spacing="normal"/>
    </style:style>
    <style:style style:name="P8" style:family="paragraph" style:parent-style-name="Preformatted_20_Text">
      <style:paragraph-properties fo:line-height="0.15in" fo:orphans="2" fo:widows="2"/>
      <style:text-properties style:font-name="Consolas" fo:font-size="10pt" style:font-size-asian="10pt" style:font-size-complex="10pt"/>
    </style:style>
    <style:style style:name="P9" style:family="paragraph" style:parent-style-name="Preformatted_20_Text">
      <style:paragraph-properties fo:orphans="2" fo:widows="2"/>
      <style:text-properties style:font-name="Consolas"/>
    </style:style>
    <style:style style:name="P10" style:family="paragraph" style:parent-style-name="Preformatted_20_Text">
      <style:paragraph-properties fo:line-height="0.15in" fo:orphans="2" fo:widows="2" fo:break-before="page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Consolas" fo:letter-spacing="normal" fo:font-style="normal" fo:font-weight="normal"/>
    </style:style>
    <style:style style:name="P12" style:family="paragraph" style:parent-style-name="Text_20_body">
      <style:text-properties style:font-name="Consolas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##################################</text:p>
      <text:p text:style-name="P3"># APPALACHIAN EPIC OF 3SHOT</text:p>
      <text:p text:style-name="P3">##################################</text:p>
      <text:p text:style-name="P8"/>
      <text:p text:style-name="P3">The Appalachian Trail</text:p>
      <text:p text:style-name="P3">My great trial</text:p>
      <text:p text:style-name="P8"/>
      <text:p text:style-name="P3">Like the natives</text:p>
      <text:p text:style-name="P3">Of whose blood I share</text:p>
      <text:p text:style-name="P8"/>
      <text:p text:style-name="P3">In ritual I pass thru</text:p>
      <text:p text:style-name="P3">Great ordeal</text:p>
      <text:p text:style-name="P3">To emerge a man</text:p>
      <text:p text:style-name="P8"/>
      <text:p text:style-name="P3">To the North</text:p>
      <text:p text:style-name="P3">From sunrise to the right</text:p>
      <text:p text:style-name="P3">Till it set at the left</text:p>
      <text:p text:style-name="P8"/>
      <text:p text:style-name="P3">Each step</text:p>
      <text:p text:style-name="P3">A new step</text:p>
      <text:p text:style-name="P8"/>
      <text:p text:style-name="P3">A simple life</text:p>
      <text:p text:style-name="P3">With a peaceful mind</text:p>
      <text:p text:style-name="P8"/>
      <text:p text:style-name="P3">To hike an unbroken</text:p>
      <text:p text:style-name="P3">Pathway of mountain</text:p>
      <text:p text:style-name="P8"/>
      <text:p text:style-name="P3">From Georgia</text:p>
      <text:p text:style-name="P3">2000mi</text:p>
      <text:p text:style-name="P3">To Maine</text:p>
      <text:p text:style-name="P8"/>
      <text:p text:style-name="P3">There to seek</text:p>
      <text:p text:style-name="P3">The ominous mountain</text:p>
      <text:p text:style-name="P8"/>
      <text:p text:style-name="P3">Natives named in reverence</text:p>
      <text:p text:style-name="P3">Katahdin</text:p>
      <text:p text:style-name="P3">*</text:p>
      <text:p text:style-name="P3">*</text:p>
      <text:p text:style-name="P3">*</text:p>
      <text:p text:style-name="P3"/>
      <text:p text:style-name="P10"/>
      <text:p text:style-name="P3"/>
      <text:p text:style-name="P10">In Buenos Aires</text:p>
      <text:p text:style-name="P5">I drop'd an online class</text:p>
      <text:p text:style-name="P5">This recalled all financial aide</text:p>
      <text:p text:style-name="P9"/>
      <text:p text:style-name="P5">The Dean declined</text:p>
      <text:p text:style-name="P5">My offer to pay half</text:p>
      <text:p text:style-name="P5">Of the five figure sum</text:p>
      <text:p text:style-name="P5">To continue study'n</text:p>
      <text:p text:style-name="P5">On payments</text:p>
      <text:p text:style-name="P9"/>
      <text:p text:style-name="P5">At the University of Utah</text:p>
      <text:p text:style-name="P5">I researched an escape path</text:p>
      <text:p text:style-name="P9"/>
      <text:p text:style-name="P5">Up into Canada</text:p>
      <text:p text:style-name="P5">Far from here</text:p>
      <text:p text:style-name="P5">v</text:p>
      <text:p text:style-name="P5">v</text:p>
      <text:p text:style-name="P5">v</text:p>
      <text:p text:style-name="P5">The Internet</text:p>
      <text:p text:style-name="P5">In its typical fashion</text:p>
      <text:p text:style-name="P5">Redirected me</text:p>
      <text:p text:style-name="P9"/>
      <text:p text:style-name="P5">Into an article on</text:p>
      <text:p text:style-name="P5">The Appalachian Trail</text:p>
      <text:p text:style-name="P9"/>
      <text:p text:style-name="P5">Which I had thought</text:p>
      <text:p text:style-name="P5">Was in South America</text:p>
      <text:p text:style-name="P9"/>
      <text:p text:style-name="P5">The distraction soon</text:p>
      <text:p text:style-name="P5">Seen as providence</text:p>
      <text:p text:style-name="P9"/>
      <text:p text:style-name="P5">Within the hour</text:p>
      <text:p text:style-name="P5">I had a flight to Atlanta</text:p>
      <text:p text:style-name="P5">To arrive the next day</text:p>
      <text:p text:style-name="P5">v</text:p>
      <text:p text:style-name="P5">v</text:p>
      <text:p text:style-name="P5">v</text:p>
      <text:p text:style-name="P5">Downtown Atlanta 5am</text:p>
      <text:p text:style-name="P5">Crackheads scurry</text:p>
      <text:p text:style-name="P9"/>
      <text:p text:style-name="P5">In final desperate efforts</text:p>
      <text:p text:style-name="P5">To hustle up</text:p>
      <text:p text:style-name="P5">Whatever makes their tick purr</text:p>
      <text:p text:style-name="P9"/>
      <text:p text:style-name="P5">Twisted figures</text:p>
      <text:p text:style-name="P5">Kept to the shadows</text:p>
      <text:p text:style-name="P5">There they jitter spastically</text:p>
      <text:p text:style-name="P9"/>
      <text:p text:style-name="P5">12hrs of roam</text:p>
      <text:p text:style-name="P5">Till I arrived</text:p>
      <text:p text:style-name="P5">At my CouchSurf host</text:p>
      <text:p text:style-name="P5">Jaina from Germany</text:p>
      <text:p text:style-name="P9"/>
      <text:p text:style-name="P5">Cities</text:p>
      <text:p text:style-name="P5">Are the loneliest places</text:p>
      <text:p text:style-name="P5">v</text:p>
      <text:p text:style-name="P5">v</text:p>
      <text:p text:style-name="P5">v</text:p>
      <text:p text:style-name="P5">In the morn</text:p>
      <text:p text:style-name="P5">I went to search for gear</text:p>
      <text:p text:style-name="P5">To supplement my current set</text:p>
      <text:p text:style-name="P5">From Urban Backpack'n</text:p>
      <text:p text:style-name="P9"/>
      <text:p text:style-name="P5">A 13mi trek to</text:p>
      <text:p text:style-name="P5">Sports Authority</text:p>
      <text:p text:style-name="P9"/>
      <text:p text:style-name="P5">By word of mouth</text:p>
      <text:p text:style-name="P9"/>
      <text:p text:style-name="P5">To make mistakes</text:p>
      <text:p text:style-name="P5">Cheaply</text:p>
      <text:p text:style-name="P5">v</text:p>
      <text:p text:style-name="P5">v</text:p>
      <text:p text:style-name="P5">v</text:p>
      <text:p text:style-name="P5">At Pidemont Park</text:p>
      <text:p text:style-name="P5">I eazily dozed off</text:p>
      <text:p text:style-name="P9"/>
      <text:p text:style-name="P5">A successful test of the</text:p>
      <text:p text:style-name="P5">Thermarest Z Pad</text:p>
      <text:p text:style-name="P5">_</text:p>
      <text:p text:style-name="P9"/>
      <text:p text:style-name="P5">A middle-aged woman</text:p>
      <text:p text:style-name="P5">Sat swing'n</text:p>
      <text:p text:style-name="P9"/>
      <text:p text:style-name="P5">Only despair</text:p>
      <text:p text:style-name="P5">&amp; 2 Overstuffed suitcases</text:p>
      <text:p text:style-name="P9"/>
      <text:p text:style-name="P5">I saw her in me</text:p>
      <text:p text:style-name="P5">But I couldn't see</text:p>
      <text:p text:style-name="P5">Me in her</text:p>
      <text:p text:style-name="P9"/>
      <text:p text:style-name="P5">I had the momentum</text:p>
      <text:p text:style-name="P5">Of one last</text:p>
      <text:p text:style-name="P5">All-In</text:p>
      <text:p text:style-name="P9"/>
      <text:p text:style-name="P5">Parks</text:p>
      <text:p text:style-name="P5">Are my favorite places</text:p>
      <text:p text:style-name="P5">v</text:p>
      <text:p text:style-name="P5">v</text:p>
      <text:p text:style-name="P5">v</text:p>
      <text:p text:style-name="P5">A couple in their 50s</text:p>
      <text:p text:style-name="P5">Both teachers in Cummings</text:p>
      <text:p text:style-name="P5">Invited me to stay with them</text:p>
      <text:p text:style-name="P9"/>
      <text:p text:style-name="P5">Wayne offered to pick me up</text:p>
      <text:p text:style-name="P5">After a Couchsurfing event</text:p>
      <text:p text:style-name="P9"/>
      <text:p text:style-name="P5">We left in a rush because</text:p>
      <text:p text:style-name="P5">He had business</text:p>
      <text:p text:style-name="P5">To take care of</text:p>
      <text:p text:style-name="P9"/>
      <text:p text:style-name="P5">I told him</text:p>
      <text:p text:style-name="P5">' That's fine</text:p>
      <text:p text:style-name="P5">' Good thing I brought</text:p>
      <text:p text:style-name="P5">' My Ereader</text:p>
      <text:p text:style-name="P9"/>
      <text:p text:style-name="P5">In that awkward way</text:p>
      <text:p text:style-name="P5">Of tell'n your host</text:p>
      <text:p text:style-name="P5">Not to feel burdened</text:p>
      <text:p text:style-name="P9"/>
      <text:p text:style-name="P5">Wayne only continued</text:p>
      <text:p text:style-name="P5">' Have you ever seen someone</text:p>
      <text:p text:style-name="P5">' That owes you money</text:p>
      <text:p text:style-name="P9"/>
      <text:p text:style-name="P5">Wayne asked more to himself</text:p>
      <text:p text:style-name="P5">His pitch began to rise</text:p>
      <text:p text:style-name="P5">In excitement</text:p>
      <text:p text:style-name="P9"/>
      <text:p text:style-name="P5">' You should have seen her face</text:p>
      <text:p text:style-name="P5">' When she recognized me</text:p>
      <text:p text:style-name="P9"/>
      <text:p text:style-name="P5">Wayne cranked the music</text:p>
      <text:p text:style-name="P5">Awake in his own world</text:p>
      <text:p text:style-name="P5">We raced towards Downtown</text:p>
      <text:p text:style-name="P5">v</text:p>
      <text:p text:style-name="P5">v</text:p>
      <text:p text:style-name="P5">v</text:p>
      <text:p text:style-name="P5">On my long trek</text:p>
      <text:p text:style-name="P5">To Sports Authority</text:p>
      <text:p text:style-name="P9"/>
      <text:p text:style-name="P5">I had passed the run-down</text:p>
      <text:p text:style-name="P5">Strip club</text:p>
      <text:p text:style-name="P9"/>
      <text:p text:style-name="P5">We now pulled into</text:p>
      <text:p text:style-name="P9"/>
      <text:p text:style-name="P5">I had wondered what went on</text:p>
      <text:p text:style-name="P5">In such a shit hole</text:p>
      <text:p text:style-name="P9"/>
      <text:p text:style-name="P5">Odd how life</text:p>
      <text:p text:style-name="P5">Answers questions</text:p>
      <text:p text:style-name="P9"/>
      <text:p text:style-name="P5">' Hold this</text:p>
      <text:p text:style-name="P5">Wayne handed me a pamphlet</text:p>
      <text:p text:style-name="P5">Of some schmuck</text:p>
      <text:p text:style-name="P5">Running for Sheriff</text:p>
      <text:p text:style-name="P9"/>
      <text:p text:style-name="P5">' Make sure she sees it</text:p>
      <text:p text:style-name="P5">' She will get the picture</text:p>
      <text:p text:style-name="P5">V</text:p>
      <text:p text:style-name="P5">V</text:p>
      <text:p text:style-name="P5">V</text:p>
      <text:p text:style-name="P5">5pm on a weekday</text:p>
      <text:p text:style-name="P5">My first strip club experience</text:p>
      <text:p text:style-name="P9"/>
      <text:p text:style-name="P5">Blinded by darkness</text:p>
      <text:p text:style-name="P5">We entered into the corridor</text:p>
      <text:p text:style-name="P9"/>
      <text:p text:style-name="P5">A crack-whore</text:p>
      <text:p text:style-name="P5">Immediately approached us</text:p>
      <text:p text:style-name="P9"/>
      <text:p text:style-name="P5">' Hey handsome</text:p>
      <text:p text:style-name="P5">She jeers at Wayne</text:p>
      <text:p text:style-name="P5">' I need a real man</text:p>
      <text:p text:style-name="P5">' To get me off</text:p>
      <text:p text:style-name="P5">She says look'n at me</text:p>
      <text:p text:style-name="P9"/>
      <text:p text:style-name="P5">Bashed by a crack-whore</text:p>
      <text:p text:style-name="P5">Interesting</text:p>
      <text:p text:style-name="P9"><text:soft-page-break/></text:p>
      <text:p text:style-name="P5">' I'm looking for Kristi</text:p>
      <text:p text:style-name="P5">Wayne tells her</text:p>
      <text:p text:style-name="P5">' She is working tonight</text:p>
      <text:p text:style-name="P5">' Right?</text:p>
      <text:p text:style-name="P9"/>
      <text:p text:style-name="P5">' Oh she just left</text:p>
      <text:p text:style-name="P5">The whore said smartly</text:p>
      <text:p text:style-name="P9"/>
      <text:p text:style-name="P5">Signal'n thru some</text:p>
      <text:p text:style-name="P5">pre-planned method</text:p>
      <text:p text:style-name="P9"/>
      <text:p text:style-name="P5">Likely common</text:p>
      <text:p text:style-name="P5">In this business</text:p>
      <text:p text:style-name="P9"/>
      <text:p text:style-name="P5">Wayne left me there</text:p>
      <text:p text:style-name="P5">To rage in the restroom</text:p>
      <text:p text:style-name="P9"/>
      <text:p text:style-name="P5">His carefully crafted scheme</text:p>
      <text:p text:style-name="P5">Thwarted</text:p>
      <text:p text:style-name="P5">By a half-conscious whore</text:p>
      <text:p text:style-name="P9"/>
      <text:p text:style-name="P5">She turned to me</text:p>
      <text:p text:style-name="P5">' No hard feelings, Right?</text:p>
      <text:p text:style-name="P5">V</text:p>
      <text:p text:style-name="P5">V</text:p>
      <text:p text:style-name="P5">V</text:p>
      <text:p text:style-name="P5">' This is just between us</text:p>
      <text:p text:style-name="P5">' Couchsurfers</text:p>
      <text:p text:style-name="P9"/>
      <text:p text:style-name="P5">Wayne informs me</text:p>
      <text:p text:style-name="P5">On the ride home</text:p>
      <text:p text:style-name="P9"/>
      <text:p text:style-name="P5">Their home was classy</text:p>
      <text:p text:style-name="P9"/>
      <text:p text:style-name="P5">I suffered the</text:p>
      <text:p text:style-name="P5">Social sit down with his wife</text:p>
      <text:p text:style-name="P9"/>
      <text:p text:style-name="P5">I avoided them</text:p>
      <text:p text:style-name="P5">As much as possible</text:p>
      <text:p text:style-name="P9"/>
      <text:p text:style-name="P5">Middle-Class</text:p>
      <text:p text:style-name="P5">Behind-the-scenes</text:p>
      <text:p text:style-name="P5">Left me internally upset</text:p>
      <text:p text:style-name="P5">v</text:p>
      <text:p text:style-name="P5">v</text:p>
      <text:p text:style-name="P5">v</text:p>
      <text:p text:style-name="P5">Thermals</text:p>
      <text:p text:style-name="P5">Pajamas</text:p>
      <text:p text:style-name="P5">8 Cotton Tees</text:p>
      <text:p text:style-name="P5">8 Cotton Socks</text:p>
      <text:p text:style-name="P5">Sweater</text:p>
      <text:p text:style-name="P5">Beanie</text:p>
      <text:p text:style-name="P5">Lucky Jeans</text:p>
      <text:p text:style-name="P5">Sleeping Bag</text:p>
      <text:p text:style-name="P5">Sleeping Pad</text:p>
      <text:p text:style-name="P5">Wool Cardigan</text:p>
      <text:p text:style-name="P5">2 pairs of Nike Frees</text:p>
      <text:p text:style-name="P5">Electric Beard trimmer</text:p>
      <text:p text:style-name="P5">Laptop/Charger</text:p>
      <text:p text:style-name="P5">Ereader</text:p>
      <text:p text:style-name="P5">External Harddrive</text:p>
      <text:p text:style-name="P5">4 Bic lighters</text:p>
      <text:p text:style-name="P5">Slingshot &amp; Ammunition</text:p>
      <text:p text:style-name="P5">Cert Peck Knife</text:p>
      <text:p text:style-name="P5">3 packs of Balogne</text:p>
      <text:p text:style-name="P5">4lbs of Rice, Lentils, Beans</text:p>
      <text:p text:style-name="P5">Loaf of Bread</text:p>
      <text:p text:style-name="P5">Poptarts</text:p>
      <text:p text:style-name="P5">Dozen eggs</text:p>
      <text:p text:style-name="P5">Instant Oatmeal</text:p>
      <text:p text:style-name="P5">Hot Chocolate</text:p>
      <text:p text:style-name="P5">3 Cook'n Pans</text:p>
      <text:p text:style-name="P5">Bottle of sleeping pills</text:p>
      <text:p text:style-name="P5">v</text:p>
      <text:p text:style-name="P5">v</text:p>
      <text:p text:style-name="P5">v</text:p>
      <text:p text:style-name="P5">I left their home</text:p>
      <text:p text:style-name="P5">&amp; A thank-you note</text:p>
      <text:p text:style-name="P9"/>
      <text:p text:style-name="P5">To continue my journey</text:p>
      <text:p text:style-name="P9"/>
      <text:p text:style-name="P5">Still a far distance</text:p>
      <text:p text:style-name="P5">From the Appalachian Trailhead</text:p>
      <text:p text:style-name="P9"/>
      <text:p text:style-name="P5">My first time</text:p>
      <text:p text:style-name="P5">Hitchike'n in the States</text:p>
      <text:p text:style-name="P9"/>
      <text:p text:style-name="P5">Most things in life</text:p>
      <text:p text:style-name="P5">Can be accomplished</text:p>
      <text:p text:style-name="P5">Just by try'n</text:p>
      <text:p text:style-name="P5">_</text:p>
      <text:p text:style-name="P9"/>
      <text:p text:style-name="P5">I helped a guy roll his motorcycle</text:p>
      <text:p text:style-name="P5">Up to the gas station</text:p>
      <text:p text:style-name="P9"/>
      <text:p text:style-name="P5">Obviously distraught</text:p>
      <text:p text:style-name="P5">When he admitted</text:p>
      <text:p text:style-name="P5">' I don't have any money</text:p>
      <text:p text:style-name="P5">' To give you</text:p>
      <text:p text:style-name="P9"/>
      <text:p text:style-name="P5">Most people my entire life</text:p>
      <text:p text:style-name="P5">Have assumed me a homeless</text:p>
      <text:p text:style-name="P5">Or a hooker</text:p>
      <text:p text:style-name="P5">V</text:p>
      <text:p text:style-name="P5">V</text:p>
      <text:p text:style-name="P5">v</text:p>
      <text:p text:style-name="P5">40min later a woman</text:p>
      <text:p text:style-name="P5">In a large red truck</text:p>
      <text:p text:style-name="P5">Pulled aside</text:p>
      <text:p text:style-name="P9"/>
      <text:p text:style-name="P5">' You don't look dangerous</text:p>
      <text:p text:style-name="P5">She said out the window</text:p>
      <text:p text:style-name="P9"/>
      <text:p text:style-name="P5">Her downs-syndrome daughter disagreed</text:p>
      <text:p text:style-name="P5">She kept call'n me</text:p>
      <text:p text:style-name="P5">' Bad man</text:p>
      <text:p text:style-name="P9"/>
      <text:p text:style-name="P5">In her day she had hitch'd</text:p>
      <text:p text:style-name="P5">These where her rules:</text:p>
      <text:p text:style-name="P9"/>
      <text:p text:style-name="P5">1 - Never get into a car with more than one person</text:p>
      <text:p text:style-name="P5">2 - Never wear a seat belt</text:p>
      <text:p text:style-name="P5">3 - Keep the door unlocked</text:p>
      <text:p text:style-name="P9"/>
      <text:p text:style-name="P5">She also told me</text:p>
      <text:p text:style-name="P5">To ditch my unrefrigerated balone</text:p>
      <text:p text:style-name="P5">If I ate it I would be poisoned</text:p>
      <text:p text:style-name="P9"/>
      <text:p text:style-name="P5">Our paths overlaid</text:p>
      <text:p text:style-name="P5">For the first half</text:p>
      <text:p text:style-name="P9"/>
      <text:p text:style-name="P5">I thanked her</text:p>
      <text:p text:style-name="P5">Then went on my way</text:p>
      <text:p text:style-name="P5">v</text:p>
      <text:p text:style-name="P5">v</text:p>
      <text:p text:style-name="P5">v</text:p>
      <text:p text:style-name="P5">Ben picked me up</text:p>
      <text:p text:style-name="P5">On his way to the ranch</text:p>
      <text:p text:style-name="P9"/>
      <text:p text:style-name="P5">He decided to take me</text:p>
      <text:p text:style-name="P5">All the way to the trailhead</text:p>
      <text:p text:style-name="P5">Amicola</text:p>
      <text:p text:style-name="P9"/>
      <text:p text:style-name="P5">I'd never heard of Amicola</text:p>
      <text:p text:style-name="P5">But he was sure</text:p>
      <text:p text:style-name="P5">&amp; Didn't pay attention to my suspicion</text:p>
      <text:p text:style-name="P9"/>
      <text:p text:style-name="P5">Maybe it was the rain</text:p>
      <text:p text:style-name="P5">That convinced him</text:p>
      <text:p text:style-name="P5">To be the only one</text:p>
      <text:p text:style-name="P5">After hours</text:p>
      <text:p text:style-name="P5">To pull up aside</text:p>
      <text:p text:style-name="P9"/>
      <text:p text:style-name="P5">But some people</text:p>
      <text:p text:style-name="P5">Will pick you up</text:p>
      <text:p text:style-name="P5">Regardless</text:p>
      <text:p text:style-name="P5">V</text:p>
      <text:p text:style-name="P5">V</text:p>
      <text:p text:style-name="P5">v</text:p>
      <text:p text:style-name="P5">I mostly</text:p>
      <text:p text:style-name="P5">Meet strangers</text:p>
      <text:p text:style-name="P9"/>
      <text:p text:style-name="P5">The bond of a strangers</text:p>
      <text:p text:style-name="P5">Has only ever been of</text:p>
      <text:p text:style-name="P5">Unbroken trust</text:p>
      <text:p text:style-name="P5">v</text:p>
      <text:p text:style-name="P5">v</text:p>
      <text:p text:style-name="P5">v</text:p>
      <text:p text:style-name="P5">Amicola Visitors Center</text:p>
      <text:p text:style-name="P9"/>
      <text:p text:style-name="P5">I signed in</text:p>
      <text:p text:style-name="P5">Pack weight of 58lb</text:p>
      <text:p text:style-name="P9"/>
      <text:p text:style-name="P5"><text:soft-page-break/>They gave me my only map</text:p>
      <text:p text:style-name="P5">A paper route to Springer</text:p>
      <text:p text:style-name="P9"/>
      <text:p text:style-name="P5">Up that intense climb of stairs</text:p>
      <text:p text:style-name="P5">A guy hike'n with his wife advised</text:p>
      <text:p text:style-name="P9"/>
      <text:p text:style-name="P5">' You only need one shirt</text:p>
      <text:p text:style-name="P5">' &amp; One sweater</text:p>
      <text:p text:style-name="P5">V</text:p>
      <text:p text:style-name="P5">V</text:p>
      <text:p text:style-name="P5">v</text:p>
      <text:p text:style-name="P5">After 3mi</text:p>
      <text:p text:style-name="P5">Time to camp</text:p>
      <text:p text:style-name="P9"/>
      <text:p text:style-name="P5">I had arrived to the trail</text:p>
      <text:p text:style-name="P5">After a long journey</text:p>
      <text:p text:style-name="P9"/>
      <text:p text:style-name="P5">The salesman at</text:p>
      <text:p text:style-name="P5">Sports Authority</text:p>
      <text:p text:style-name="P5">Wouldn't let me set up</text:p>
      <text:p text:style-name="P5">The tent to test it</text:p>
      <text:p text:style-name="P9"/>
      <text:p text:style-name="P5">' I assure you</text:p>
      <text:p text:style-name="P5">' The Hiker-Biker II</text:p>
      <text:p text:style-name="P5">' It has room for two</text:p>
      <text:p text:style-name="P9"/>
      <text:p text:style-name="P5">Claustrophobic knots</text:p>
      <text:p text:style-name="P5">Tied my stomach</text:p>
      <text:p text:style-name="P5">As I looked at it</text:p>
      <text:p text:style-name="P9"/>
      <text:p text:style-name="P5">More of a bivy-sack</text:p>
      <text:p text:style-name="P5">Than a tent</text:p>
      <text:p text:style-name="P9"/>
      <text:p text:style-name="P5">I would have to hug my pack</text:p>
      <text:p text:style-name="P5">In order to fit inside</text:p>
      <text:p text:style-name="P5">V</text:p>
      <text:p text:style-name="P5">V</text:p>
      <text:p text:style-name="P5">v</text:p>
      <text:p text:style-name="P5">An Eagle Scout</text:p>
      <text:p text:style-name="P5">I could make a fire</text:p>
      <text:p text:style-name="P5">With only one match</text:p>
      <text:p text:style-name="P9"/>
      <text:p text:style-name="P5">But this wasn't the South</text:p>
      <text:p text:style-name="P5">After 45min</text:p>
      <text:p text:style-name="P5">I conceded defeat</text:p>
      <text:p text:style-name="P5">_</text:p>
      <text:p text:style-name="P9"/>
      <text:p text:style-name="P5">Paranoid from the lady's advice</text:p>
      <text:p text:style-name="P5">I threw all 3 packs of balone</text:p>
      <text:p text:style-name="P9"/>
      <text:p text:style-name="P5">Out in all directions</text:p>
      <text:p text:style-name="P5">From my camp</text:p>
      <text:p text:style-name="P9"/>
      <text:p text:style-name="P5">Think'n it best</text:p>
      <text:p text:style-name="P5">Not to concentrate the smell</text:p>
      <text:p text:style-name="P5">v</text:p>
      <text:p text:style-name="P5">V</text:p>
      <text:p text:style-name="P5">v</text:p>
      <text:p text:style-name="P5">Nothing was left</text:p>
      <text:p text:style-name="P5">For me in my past</text:p>
      <text:p text:style-name="P9"/>
      <text:p text:style-name="P5">I threw away all</text:p>
      <text:p text:style-name="P5">That I didn't take with me</text:p>
      <text:p text:style-name="P5">In my pack</text:p>
      <text:p text:style-name="P5">The night</text:p>
      <text:p text:style-name="P5">Before my flight</text:p>
      <text:p text:style-name="P9"/>
      <text:p text:style-name="P5">A veteran to depression</text:p>
      <text:p text:style-name="P5">I was prepared</text:p>
      <text:p text:style-name="P5">With sleeping pills</text:p>
      <text:p text:style-name="P9"/>
      <text:p text:style-name="P5">To escape</text:p>
      <text:p text:style-name="P5">The sorrowful night</text:p>
      <text:p text:style-name="P5">v</text:p>
      <text:p text:style-name="P5">v</text:p>
      <text:p text:style-name="P5">v</text:p>
      <text:p text:style-name="P5">May 20th</text:p>
      <text:p text:style-name="P5">The morn sang</text:p>
      <text:p text:style-name="P9"/>
      <text:p text:style-name="P5">Beautiful &amp; Bright</text:p>
      <text:p text:style-name="P5">Lush &amp; Vibrant</text:p>
      <text:p text:style-name="P9"/>
      <text:p text:style-name="P5">A good mood</text:p>
      <text:p text:style-name="P5">Was inescapable</text:p>
      <text:p text:style-name="P9"/>
      <text:p text:style-name="P5">The 6mi to the</text:p>
      <text:p text:style-name="P5">Summit of Springer</text:p>
      <text:p text:style-name="P5">Full of heal'n</text:p>
      <text:p text:style-name="P5">V</text:p>
      <text:p text:style-name="P5">V</text:p>
      <text:p text:style-name="P5">V</text:p>
      <text:p text:style-name="P5">I had used the paper map for firestarter</text:p>
      <text:p text:style-name="P5">The most worn paths were the ones I chose</text:p>
      <text:p text:style-name="P9"/>
      <text:p text:style-name="P5">On Springer</text:p>
      <text:p text:style-name="P5">I began build'n a fire</text:p>
      <text:p text:style-name="P9"/>
      <text:p text:style-name="P5">A couple approached me</text:p>
      <text:p text:style-name="P5">With 2 Powerbars</text:p>
      <text:p text:style-name="P9"/>
      <text:p text:style-name="P5">I turned them down</text:p>
      <text:p text:style-name="P5">' I don't need Powerbars</text:p>
      <text:p text:style-name="P5">' I can get this started</text:p>
      <text:p text:style-name="P5">But they insisted</text:p>
      <text:p text:style-name="P9"/>
      <text:p text:style-name="P5">45min later</text:p>
      <text:p text:style-name="P5">I was eat'n Powerbars</text:p>
      <text:p text:style-name="P9"/>
      <text:p text:style-name="P5">In Texas</text:p>
      <text:p text:style-name="P5">A fire past a certain point</text:p>
      <text:p text:style-name="P5">Is a healthy heart</text:p>
      <text:p text:style-name="P9"/>
      <text:p text:style-name="P5">Not so much so here</text:p>
      <text:p text:style-name="P5">I been past that point</text:p>
      <text:p text:style-name="P5">Numerous times</text:p>
      <text:p text:style-name="P5">V</text:p>
      <text:p text:style-name="P5">V</text:p>
      <text:p text:style-name="P5">V</text:p>
      <text:p text:style-name="P5">Two old men around a fire</text:p>
      <text:p text:style-name="P5">Allowed me to boil eggs</text:p>
      <text:p text:style-name="P9"/>
      <text:p text:style-name="P5">I boiled the dozen</text:p>
      <text:p text:style-name="P5">Future fire unlikely</text:p>
      <text:p text:style-name="P9"/>
      <text:p text:style-name="P5">One old man</text:p>
      <text:p text:style-name="P5">Had hiked the trail</text:p>
      <text:p text:style-name="P5">Twenty years ago</text:p>
      <text:p text:style-name="P5">To the day</text:p>
      <text:p text:style-name="P9"/>
      <text:p text:style-name="P5">An adventure he started</text:p>
      <text:p text:style-name="P5">The day after he retired</text:p>
      <text:p text:style-name="P9"/>
      <text:p text:style-name="P5">The first thru hiker</text:p>
      <text:p text:style-name="P5">I met</text:p>
      <text:p text:style-name="P9"/>
      <text:p text:style-name="P5">His advice</text:p>
      <text:p text:style-name="P5">Ditch all the pots</text:p>
      <text:p text:style-name="P5">Cook from a cup</text:p>
      <text:p text:style-name="P5">&amp; Only sleep in shelters</text:p>
      <text:p text:style-name="P5">v</text:p>
      <text:p text:style-name="P5">v</text:p>
      <text:p text:style-name="P5">v</text:p>
      <text:p text:style-name="P5">At the end of the day</text:p>
      <text:p text:style-name="P5">I found a shack</text:p>
      <text:p text:style-name="P5">With someone in it</text:p>
      <text:p text:style-name="P9"/>
      <text:p text:style-name="P5">Rambo II</text:p>
      <text:p text:style-name="P5">Christened After Rambo</text:p>
      <text:p text:style-name="P9"/>
      <text:p text:style-name="P5">The original</text:p>
      <text:p text:style-name="P5">A black guy with a bow</text:p>
      <text:p text:style-name="P5">Play'n around</text:p>
      <text:p text:style-name="P5">Nearly hit someone in their tent</text:p>
      <text:p text:style-name="P5">With an arrow</text:p>
      <text:p text:style-name="P9"/>
      <text:p text:style-name="P5">Needless to say</text:p>
      <text:p text:style-name="P5">Rambo had to leave the trail</text:p>
      <text:p text:style-name="P9"/>
      <text:p text:style-name="P5">Rambo II begged him</text:p>
      <text:p text:style-name="P5">For his food supplies</text:p>
      <text:p text:style-name="P5">&amp; Named himself Rambo II</text:p>
      <text:p text:style-name="P5">In gratitude</text:p>
      <text:p text:style-name="P9"/>
      <text:p text:style-name="P5">Now he sat patch'n his feet</text:p>
      <text:p text:style-name="P5">With duct tape</text:p>
      <text:p text:style-name="P5">V</text:p>
      <text:p text:style-name="P5">V</text:p>
      <text:p text:style-name="P5">V</text:p>
      <text:p text:style-name="P5">Like me he had a slingshot</text:p>
      <text:p text:style-name="P5">Like me he had to hitch in</text:p>
      <text:p text:style-name="P9"/>
      <text:p text:style-name="P5">Unlike me</text:p>
      <text:p text:style-name="P5">Rambo II slept in bushes</text:p>
      <text:p text:style-name="P9"/>
      <text:p text:style-name="P5">He explained</text:p>
      <text:p text:style-name="P5"><text:soft-page-break/>This building was a shelter</text:p>
      <text:p text:style-name="P9"/>
      <text:p text:style-name="P5">Many of which</text:p>
      <text:p text:style-name="P5">Were scattered the entire trail</text:p>
      <text:p text:style-name="P9"/>
      <text:p text:style-name="P5">I gave him some of my ammunition</text:p>
      <text:p text:style-name="P5">He gave me cat can</text:p>
      <text:p text:style-name="P5">&amp; Cube-fuel</text:p>
      <text:p text:style-name="P5">To use as a stove</text:p>
      <text:p text:style-name="P9"/>
      <text:p text:style-name="P5">I don't think Rambo II</text:p>
      <text:p text:style-name="P5">Ever left that shelter</text:p>
      <text:p text:style-name="P5">v</text:p>
      <text:p text:style-name="P5">v</text:p>
      <text:p text:style-name="P5">v</text:p>
      <text:p text:style-name="P5">In the morn I met</text:p>
      <text:p text:style-name="P5">Orange &amp; Juice</text:p>
      <text:p text:style-name="P9"/>
      <text:p text:style-name="P5">A gay couple that came out</text:p>
      <text:p text:style-name="P5">To rough it</text:p>
      <text:p text:style-name="P9"/>
      <text:p text:style-name="P5">Speakers strapped to their pack</text:p>
      <text:p text:style-name="P5">60lbs+ each</text:p>
      <text:p text:style-name="P5">Short Tights &amp; Solar Panel</text:p>
      <text:p text:style-name="P9"/>
      <text:p text:style-name="P5">They asked to borrow a lighter</text:p>
      <text:p text:style-name="P5">I gave them one</text:p>
      <text:p text:style-name="P9"/>
      <text:p text:style-name="P5">I couldn't</text:p>
      <text:p text:style-name="P5">Make use of it</text:p>
      <text:p text:style-name="P9"/>
      <text:p text:style-name="P5">In gratitude</text:p>
      <text:p text:style-name="P5">They offered powwow</text:p>
      <text:p text:style-name="P5">_</text:p>
      <text:p text:style-name="P9"/>
      <text:p text:style-name="P5">Did they know of Nessmuk</text:p>
      <text:p text:style-name="P5">One of the saviors</text:p>
      <text:p text:style-name="P5">Of Bushcraft</text:p>
      <text:p text:style-name="P9"/>
      <text:p text:style-name="P5">Techniques nearly lost</text:p>
      <text:p text:style-name="P5">Of how to settle in the woods</text:p>
      <text:p text:style-name="P9"/>
      <text:p text:style-name="P5">Forced by sexual preference</text:p>
      <text:p text:style-name="P5">To often trample in the woods</text:p>
      <text:p text:style-name="P5">V</text:p>
      <text:p text:style-name="P5">V</text:p>
      <text:p text:style-name="P5">v</text:p>
      <text:p text:style-name="P5">I'd not been high</text:p>
      <text:p text:style-name="P5">For some time</text:p>
      <text:p text:style-name="P9"/>
      <text:p text:style-name="P5">I had been</text:p>
      <text:p text:style-name="P5">In Argentina</text:p>
      <text:p text:style-name="P9"/>
      <text:p text:style-name="P5">Then I had been</text:p>
      <text:p text:style-name="P5">Extremely depressed</text:p>
      <text:p text:style-name="P9"/>
      <text:p text:style-name="P5">For some time</text:p>
      <text:p text:style-name="P5">For many reasons</text:p>
      <text:p text:style-name="P9"/>
      <text:p text:style-name="P5">Tho the morn before</text:p>
      <text:p text:style-name="P5">Assured me with confidence</text:p>
      <text:p text:style-name="P9"/>
      <text:p text:style-name="P5">It was time to have a</text:p>
      <text:p text:style-name="P5">Happy High</text:p>
      <text:p text:style-name="P5">v</text:p>
      <text:p text:style-name="P5">v</text:p>
      <text:p text:style-name="P5">v</text:p>
      <text:p text:style-name="P5">Baptized in Smoke</text:p>
      <text:p text:style-name="P5">Affiliate'n me with</text:p>
      <text:p text:style-name="P9"/>
      <text:p text:style-name="P5">The Order of Adventurers</text:p>
      <text:p text:style-name="P9"/>
      <text:p text:style-name="P5">An Order</text:p>
      <text:p text:style-name="P5">I desperately craved</text:p>
      <text:p text:style-name="P5">Since childhood</text:p>
      <text:p text:style-name="P9"/>
      <text:p text:style-name="P5">Which I sought always</text:p>
      <text:p text:style-name="P5">Tho never found</text:p>
      <text:p text:style-name="P9"/>
      <text:p text:style-name="P5">Yearn'n the wilderness</text:p>
      <text:p text:style-name="P5">Yearn'n the roam</text:p>
      <text:p text:style-name="P9"/>
      <text:p text:style-name="P5">Yearn'n a path</text:p>
      <text:p text:style-name="P5">With no return</text:p>
      <text:p text:style-name="P9"/>
      <text:p text:style-name="P5">Enjoy the present</text:p>
      <text:p text:style-name="P5">The future is an</text:p>
      <text:p text:style-name="P5">Unstable promise</text:p>
      <text:p text:style-name="P5">v</text:p>
      <text:p text:style-name="P5">v</text:p>
      <text:p text:style-name="P5">v</text:p>
      <text:p text:style-name="P5">Torrential rains</text:p>
      <text:p text:style-name="P5">Ran me out my tent</text:p>
      <text:p text:style-name="P9"/>
      <text:p text:style-name="P5">To a table</text:p>
      <text:p text:style-name="P5">Under cover of the shelter</text:p>
      <text:p text:style-name="P9"/>
      <text:p text:style-name="P5">My tent was flooded</text:p>
      <text:p text:style-name="P5">In inches</text:p>
      <text:p text:style-name="P5">V</text:p>
      <text:p text:style-name="P5">V</text:p>
      <text:p text:style-name="P5">v</text:p>
      <text:p text:style-name="P5">Hawk Mtn Shelter occupied:</text:p>
      <text:p text:style-name="P9"/>
      <text:p text:style-name="P5">Bathsalts</text:p>
      <text:p text:style-name="P5">&amp; Dead Horse Beard</text:p>
      <text:p text:style-name="P9"/>
      <text:p text:style-name="P5">Roadwarrior</text:p>
      <text:p text:style-name="P5">&amp; Jonathan</text:p>
      <text:p text:style-name="P9"/>
      <text:p text:style-name="P5">Juice</text:p>
      <text:p text:style-name="P5">&amp; Orange</text:p>
      <text:p text:style-name="P9"/>
      <text:p text:style-name="P5">&amp; Some other ppl</text:p>
      <text:p text:style-name="P5">Which play no parts in this story</text:p>
      <text:p text:style-name="P9"/>
      <text:p text:style-name="P5">Of all</text:p>
      <text:p text:style-name="P5">I was the only one</text:p>
      <text:p text:style-name="P5">Travel'n alone</text:p>
      <text:p text:style-name="P5">v</text:p>
      <text:p text:style-name="P5">v</text:p>
      <text:p text:style-name="P5">v</text:p>
      <text:p text:style-name="P5">Roadwarrior</text:p>
      <text:p text:style-name="P9"/>
      <text:p text:style-name="P5">At over 6ft tall</text:p>
      <text:p text:style-name="P5">His eyes gave a confident</text:p>
      <text:p text:style-name="P5">Gleam of domination</text:p>
      <text:p text:style-name="P9"/>
      <text:p text:style-name="P5">He had to finish</text:p>
      <text:p text:style-name="P5">By a certain date</text:p>
      <text:p text:style-name="P5">Every day of the hike was planned</text:p>
      <text:p text:style-name="P5">v</text:p>
      <text:p text:style-name="P5">v</text:p>
      <text:p text:style-name="P5">v</text:p>
      <text:p text:style-name="P5">As I copied key mileage</text:p>
      <text:p text:style-name="P5">From Roadwarrior's books</text:p>
      <text:p text:style-name="P9"/>
      <text:p text:style-name="P5">I asked</text:p>
      <text:p text:style-name="P5">' What does the word Blazes mean</text:p>
      <text:p text:style-name="P5">' In this book</text:p>
      <text:p text:style-name="P9"/>
      <text:p text:style-name="P5">' Those White Blazes you been following</text:p>
      <text:p text:style-name="P5">' Marked on the trees</text:p>
      <text:p text:style-name="P5">Someone said clearly incredulous</text:p>
      <text:p text:style-name="P9"/>
      <text:p text:style-name="P5">I'd seen marks</text:p>
      <text:p text:style-name="P5">Blue White &amp; Orange</text:p>
      <text:p text:style-name="P9"/>
      <text:p text:style-name="P5">' Amicola is an</text:p>
      <text:p text:style-name="P5">' Approach trail</text:p>
      <text:p text:style-name="P5">' That's why it was blue</text:p>
      <text:p text:style-name="P5">' Only the Appalachian Trail</text:p>
      <text:p text:style-name="P5">' Is White Blazed</text:p>
      <text:p text:style-name="P5">Dead Horse Beard</text:p>
      <text:p text:style-name="P5">Clarified</text:p>
      <text:p text:style-name="P9"/>
      <text:p text:style-name="P5">Everyone looked at me</text:p>
      <text:p text:style-name="P5">Like I was a</text:p>
      <text:p text:style-name="P5">Loon or a Liar</text:p>
      <text:p text:style-name="P5">v</text:p>
      <text:p text:style-name="P5">v</text:p>
      <text:p text:style-name="P5">v</text:p>
      <text:p text:style-name="P5">Orange &amp; Juice</text:p>
      <text:p text:style-name="P5">Bickered nonstop</text:p>
      <text:p text:style-name="P9"/>
      <text:p text:style-name="P5">One asked if I also believed</text:p>
      <text:p text:style-name="P5">That the other was being</text:p>
      <text:p text:style-name="P5">Too Anti-social</text:p>
      <text:p text:style-name="P5">&amp; Should apologize</text:p>
      <text:p text:style-name="P5">For the embarrassment</text:p>
      <text:p text:style-name="P5">It had caused everyone</text:p>
      <text:p text:style-name="P9"/>
      <text:p text:style-name="P5">I felt grateful</text:p>
      <text:p text:style-name="P5">To be alone</text:p>
      <text:p text:style-name="P5">v</text:p>
      <text:p text:style-name="P5">v</text:p>
      <text:p text:style-name="P5"><text:soft-page-break/>v</text:p>
      <text:p text:style-name="P5">Army Rangers were up</text:p>
      <text:p text:style-name="P5">All night train'n</text:p>
      <text:p text:style-name="P5">Throw'n live grenades</text:p>
      <text:p text:style-name="P9"/>
      <text:p text:style-name="P5">Close enough for me</text:p>
      <text:p text:style-name="P5">To be worried</text:p>
      <text:p text:style-name="P9"/>
      <text:p text:style-name="P5">I drank their water</text:p>
      <text:p text:style-name="P5">Makes us even</text:p>
      <text:p text:style-name="P5">v</text:p>
      <text:p text:style-name="P5">v</text:p>
      <text:p text:style-name="P5">v</text:p>
      <text:p text:style-name="P5">Thru hiker</text:p>
      <text:p text:style-name="P9"/>
      <text:p text:style-name="P5">Only those</text:p>
      <text:p text:style-name="P5">Who walk from</text:p>
      <text:p text:style-name="P5">Springer to Kathadin</text:p>
      <text:p text:style-name="P5">In one unbroken path</text:p>
      <text:p text:style-name="P5">_</text:p>
      <text:p text:style-name="P9"/>
      <text:p text:style-name="P5">Section hiker</text:p>
      <text:p text:style-name="P9"/>
      <text:p text:style-name="P5">Anyone that didn't do</text:p>
      <text:p text:style-name="P5">That Thru</text:p>
      <text:p text:style-name="P5">But had hiked</text:p>
      <text:p text:style-name="P5">More than one day</text:p>
      <text:p text:style-name="P5">_</text:p>
      <text:p text:style-name="P9"/>
      <text:p text:style-name="P5">Day hiker</text:p>
      <text:p text:style-name="P5">Those are our prey</text:p>
      <text:p text:style-name="P5">v</text:p>
      <text:p text:style-name="P5">v</text:p>
      <text:p text:style-name="P5">v</text:p>
      <text:p text:style-name="P5">Thru the day</text:p>
      <text:p text:style-name="P5">I lost some things</text:p>
      <text:p text:style-name="P9"/>
      <text:p text:style-name="P5">Mayhap you come across</text:p>
      <text:p text:style-name="P9"/>
      <text:p text:style-name="P5">A few blue pans</text:p>
      <text:p text:style-name="P5">Or 4lbs of</text:p>
      <text:p text:style-name="P5">Lentils &amp; Beans</text:p>
      <text:p text:style-name="P5">v</text:p>
      <text:p text:style-name="P5">v</text:p>
      <text:p text:style-name="P5">v</text:p>
      <text:p text:style-name="P5">Only 10mi in</text:p>
      <text:p text:style-name="P5">At a beautiful clear'n</text:p>
      <text:p text:style-name="P9"/>
      <text:p text:style-name="P5">Lay a shelter</text:p>
      <text:p text:style-name="P5">With a clear spring</text:p>
      <text:p text:style-name="P9"/>
      <text:p text:style-name="P5">DHB &amp; Bathsalts</text:p>
      <text:p text:style-name="P5">Already settled</text:p>
      <text:p text:style-name="P9"/>
      <text:p text:style-name="P5">They asked me</text:p>
      <text:p text:style-name="P5">To stay</text:p>
      <text:p text:style-name="P9"/>
      <text:p text:style-name="P5">It would be rude</text:p>
      <text:p text:style-name="P5">To refuse</text:p>
      <text:p text:style-name="P9"/>
      <text:p text:style-name="P5">I melted in my water bottle</text:p>
      <text:p text:style-name="P5">Try'n to make them Hot Chocolate</text:p>
      <text:p text:style-name="P9"/>
      <text:p text:style-name="P5">I fell asleep after the fire</text:p>
      <text:p text:style-name="P5">Made by DHB</text:p>
      <text:p text:style-name="P9"/>
      <text:p text:style-name="P5">Watch'n Avatar</text:p>
      <text:p text:style-name="P5">The Last Airbender</text:p>
      <text:p text:style-name="P9"/>
      <text:p text:style-name="P5">Find'n time to write</text:p>
      <text:p text:style-name="P5">Was my only struggle</text:p>
      <text:p text:style-name="P5">v</text:p>
      <text:p text:style-name="P5">v</text:p>
      <text:p text:style-name="P5">v</text:p>
      <text:p text:style-name="P5">Food that can be eaten</text:p>
      <text:p text:style-name="P5">Cold or Cooked</text:p>
      <text:p text:style-name="P9"/>
      <text:p text:style-name="P5">Is best to carry</text:p>
      <text:p text:style-name="P5">In the woods</text:p>
      <text:p text:style-name="P9"/>
      <text:p text:style-name="P5">The balance of flavor</text:p>
      <text:p text:style-name="P5">Must also be maintain'd</text:p>
      <text:p text:style-name="P9"/>
      <text:p text:style-name="P5">Too savory</text:p>
      <text:p text:style-name="P5">It will be eaten too quickly</text:p>
      <text:p text:style-name="P9"/>
      <text:p text:style-name="P5">Too wholesome</text:p>
      <text:p text:style-name="P5">You will go malnutritioned</text:p>
      <text:p text:style-name="P5">_</text:p>
      <text:p text:style-name="P9"/>
      <text:p text:style-name="P5">Instant Oatmeal</text:p>
      <text:p text:style-name="P5">The perfect trailfood</text:p>
      <text:p text:style-name="P9"/>
      <text:p text:style-name="P5">Light Compact</text:p>
      <text:p text:style-name="P5">Sugary Nutritional</text:p>
      <text:p text:style-name="P9"/>
      <text:p text:style-name="P5">It can be cooked</text:p>
      <text:p text:style-name="P5">Without fire</text:p>
      <text:p text:style-name="P5">3hr in a water bottle</text:p>
      <text:p text:style-name="P9"/>
      <text:p text:style-name="P5">It can warm you in the morn</text:p>
      <text:p text:style-name="P5">To wake you to a new day</text:p>
      <text:p text:style-name="P9"/>
      <text:p text:style-name="P5">It can be eaten raw</text:p>
      <text:p text:style-name="P5">In intensive bursts</text:p>
      <text:p text:style-name="P5">Needed to carry the day</text:p>
      <text:p text:style-name="P5">v</text:p>
      <text:p text:style-name="P5">v</text:p>
      <text:p text:style-name="P5">v</text:p>
      <text:p text:style-name="P5">I met a day hiker</text:p>
      <text:p text:style-name="P9"/>
      <text:p text:style-name="P5">He wanted to throw a wrench</text:p>
      <text:p text:style-name="P5">Into the mechanics</text:p>
      <text:p text:style-name="P5">That were drive'n him</text:p>
      <text:p text:style-name="P5">Downward</text:p>
      <text:p text:style-name="P9"/>
      <text:p text:style-name="P5">There was no evidence</text:p>
      <text:p text:style-name="P5">Of this on his face</text:p>
      <text:p text:style-name="P5">As he offered powwow</text:p>
      <text:p text:style-name="P9"/>
      <text:p text:style-name="P5">Appalachian Heal'n</text:p>
      <text:p text:style-name="P5">Had cast its smile</text:p>
      <text:p text:style-name="P5">v</text:p>
      <text:p text:style-name="P5">v</text:p>
      <text:p text:style-name="P5">v</text:p>
      <text:p text:style-name="P5">Eat'n lunch</text:p>
      <text:p text:style-name="P5">With Bathsalts &amp; DHB</text:p>
      <text:p text:style-name="P9"/>
      <text:p text:style-name="P5">I discovered on their map</text:p>
      <text:p text:style-name="P9"/>
      <text:p text:style-name="P5">Only Blood Mtn lay between</text:p>
      <text:p text:style-name="P5">Me &amp; my first resupply</text:p>
      <text:p text:style-name="P9"/>
      <text:p text:style-name="P5">The promise of pizza</text:p>
      <text:p text:style-name="P5">Pass'd me over that mtn</text:p>
      <text:p text:style-name="P5">Like it only a small hill</text:p>
      <text:p text:style-name="P5">v</text:p>
      <text:p text:style-name="P5">v</text:p>
      <text:p text:style-name="P5">v</text:p>
      <text:p text:style-name="P5">Tales had been told</text:p>
      <text:p text:style-name="P5">Since I first arrived in Atlanta</text:p>
      <text:p text:style-name="P9"/>
      <text:p text:style-name="P5">About this Pizza</text:p>
      <text:p text:style-name="P9"/>
      <text:p text:style-name="P5">Found at the first stop</text:p>
      <text:p text:style-name="P5">They charge hardly anything</text:p>
      <text:p text:style-name="P9"/>
      <text:p text:style-name="P5">Anything you want</text:p>
      <text:p text:style-name="P5">Piled on top</text:p>
      <text:p text:style-name="P5">Baked hot in the oven</text:p>
      <text:p text:style-name="P5">Specific to your order</text:p>
      <text:p text:style-name="P9"/>
      <text:p text:style-name="P5">I caught the store workers</text:p>
      <text:p text:style-name="P5">As they tried close'n early</text:p>
      <text:p text:style-name="P9"/>
      <text:p text:style-name="P5">' Where do I order pizza</text:p>
      <text:p text:style-name="P9"/>
      <text:p text:style-name="P5">He pointed back behind the rack</text:p>
      <text:p text:style-name="P5">Of candy bars &amp; beef jerky</text:p>
      <text:p text:style-name="P9"/>
      <text:p text:style-name="P5">I looked back confused</text:p>
      <text:p text:style-name="P9"/>
      <text:p text:style-name="P5">' Its in the top door</text:p>
      <text:p text:style-name="P5">( Obviously )</text:p>
      <text:p text:style-name="P9"/>
      <text:p text:style-name="P5">The fabled pizza</text:p>
      <text:p text:style-name="P5">Was a $2 Walmart Pizza</text:p>
      <text:p text:style-name="P5">Quadruple priced</text:p>
      <text:p text:style-name="P5">v</text:p>
      <text:p text:style-name="P5">v</text:p>
      <text:p text:style-name="P5">v</text:p>
      <text:p text:style-name="P5">Roadwarrior looked at me with</text:p>
      <text:p text:style-name="P5">What I could only perceive</text:p>
      <text:p text:style-name="P5">As unpleasantness</text:p>
      <text:p text:style-name="P9"/>
      <text:p text:style-name="P5">He jumped on Jonathan</text:p>
      <text:p text:style-name="P5">For keep'n his pace slow</text:p>
      <text:p text:style-name="P5"><text:soft-page-break/>V</text:p>
      <text:p text:style-name="P5">V</text:p>
      <text:p text:style-name="P5">v</text:p>
      <text:p text:style-name="P5">I decided to help support this hostel</text:p>
      <text:p text:style-name="P5">Reek'n of piss &amp; dust</text:p>
      <text:p text:style-name="P9"/>
      <text:p text:style-name="P5">It made its living</text:p>
      <text:p text:style-name="P5">Only for this trail</text:p>
      <text:p text:style-name="P9"/>
      <text:p text:style-name="P5">How rare to do that</text:p>
      <text:p text:style-name="P5">In the mountains</text:p>
      <text:p text:style-name="P5">_</text:p>
      <text:p text:style-name="P9"/>
      <text:p text:style-name="P5">That night was magical</text:p>
      <text:p text:style-name="P5">That will forever glow</text:p>
      <text:p text:style-name="P9"/>
      <text:p text:style-name="P5">Roadwarrior &amp; Jonathan</text:p>
      <text:p text:style-name="P5">Bathsalts &amp; DBH</text:p>
      <text:p text:style-name="P5">&amp; Some others</text:p>
      <text:p text:style-name="P9"/>
      <text:p text:style-name="P5">All of us rest'n</text:p>
      <text:p text:style-name="P5">After the first days of adventure</text:p>
      <text:p text:style-name="P5">V</text:p>
      <text:p text:style-name="P5">V</text:p>
      <text:p text:style-name="P5">V</text:p>
      <text:p text:style-name="P5">Bathsalts cut off his straps</text:p>
      <text:p text:style-name="P5">To save weight</text:p>
      <text:p text:style-name="P9"/>
      <text:p text:style-name="P5">He used only</text:p>
      <text:p text:style-name="P5">Space blankets for warmth</text:p>
      <text:p text:style-name="P5">His sandals tore into him</text:p>
      <text:p text:style-name="P9"/>
      <text:p text:style-name="P5">I christened him</text:p>
      <text:p text:style-name="P5">Bathsalts</text:p>
      <text:p text:style-name="P9"/>
      <text:p text:style-name="P5">He would douse himself in</text:p>
      <text:p text:style-name="P5">Talcum Powder Regularly</text:p>
      <text:p text:style-name="P9"/>
      <text:p text:style-name="P5">That night he advised me</text:p>
      <text:p text:style-name="P5">To ditch my</text:p>
      <text:p text:style-name="P5">Electronic shaver</text:p>
      <text:p text:style-name="P5">To man beard it</text:p>
      <text:p text:style-name="P9"/>
      <text:p text:style-name="P5">Leave'n Neels Gap</text:p>
      <text:p text:style-name="P5">My pack weight: 24lbs</text:p>
      <text:p text:style-name="P5">v</text:p>
      <text:p text:style-name="P5">v</text:p>
      <text:p text:style-name="P5">v</text:p>
      <text:p text:style-name="P5">Before I left</text:p>
      <text:p text:style-name="P5">I asked the workers</text:p>
      <text:p text:style-name="P5">For advice</text:p>
      <text:p text:style-name="P9"/>
      <text:p text:style-name="P5">They troll'd me</text:p>
      <text:p text:style-name="P9"/>
      <text:p text:style-name="P5">' I started way</text:p>
      <text:p text:style-name="P5">' Earlier than you</text:p>
      <text:p text:style-name="P5">' &amp; I barely made it</text:p>
      <text:p text:style-name="P5">' You won't make it</text:p>
      <text:p text:style-name="P9"/>
      <text:p text:style-name="P5">He was the first</text:p>
      <text:p text:style-name="P5">To put me on that</text:p>
      <text:p text:style-name="P5">Ruthless pace</text:p>
      <text:p text:style-name="P5">Countless would echo</text:p>
      <text:p text:style-name="P9"/>
      <text:p text:style-name="P5">Drive'n me</text:p>
      <text:p text:style-name="P5">Restlessly forward</text:p>
      <text:p text:style-name="P5">v</text:p>
      <text:p text:style-name="P5">v</text:p>
      <text:p text:style-name="P5">v</text:p>
      <text:p text:style-name="P5">The predatory behavior</text:p>
      <text:p text:style-name="P5">Of outfitters is despicable</text:p>
      <text:p text:style-name="P9"/>
      <text:p text:style-name="P5">Convince'n that without 'right' gear</text:p>
      <text:p text:style-name="P5">You wouldn't be able to hike</text:p>
      <text:p text:style-name="P9"/>
      <text:p text:style-name="P5">They rather see you spend</text:p>
      <text:p text:style-name="P5">Your money there</text:p>
      <text:p text:style-name="P5">Or go home defeated</text:p>
      <text:p text:style-name="P5">v</text:p>
      <text:p text:style-name="P5">v</text:p>
      <text:p text:style-name="P5">v</text:p>
      <text:p text:style-name="P5">v</text:p>
      <text:p text:style-name="P5">As I walked out of the gap</text:p>
      <text:p text:style-name="P5">I came upon a weary traveler</text:p>
      <text:p text:style-name="P9"/>
      <text:p text:style-name="P5">The no-longer-white shirt</text:p>
      <text:p text:style-name="P5">Bore testament to his tales</text:p>
      <text:p text:style-name="P9"/>
      <text:p text:style-name="P5">' Came up here from</text:p>
      <text:p text:style-name="P5">' The Florida Trail</text:p>
      <text:p text:style-name="P9"/>
      <text:p text:style-name="P5">' There was always too much water</text:p>
      <text:p text:style-name="P5">' Or not enough</text:p>
      <text:p text:style-name="P9"/>
      <text:p text:style-name="P5">' I once had to filter water</text:p>
      <text:p text:style-name="P5">' From a Rest Stop toilet</text:p>
      <text:p text:style-name="P9"/>
      <text:p text:style-name="P5">We sat upon the ridge</text:p>
      <text:p text:style-name="P5">To cold lunch</text:p>
      <text:p text:style-name="P9"/>
      <text:p text:style-name="P5">' Within a week of live'n in Florida</text:p>
      <text:p text:style-name="P5">' I went into pills</text:p>
      <text:p text:style-name="P5">' It's bad there</text:p>
      <text:p text:style-name="P9"/>
      <text:p text:style-name="P5">' Started shoot'n pills</text:p>
      <text:p text:style-name="P5">' Within a week</text:p>
      <text:p text:style-name="P9"/>
      <text:p text:style-name="P5">' I lost my job</text:p>
      <text:p text:style-name="P5">' As a data analyst</text:p>
      <text:p text:style-name="P5">' Six months later</text:p>
      <text:p text:style-name="P9"/>
      <text:p text:style-name="P5">' I'm out here to</text:p>
      <text:p text:style-name="P5">' Redefine myself</text:p>
      <text:p text:style-name="P9"/>
      <text:p text:style-name="P5">The only Veteran Stealth Camper</text:p>
      <text:p text:style-name="P5">I ever met</text:p>
      <text:p text:style-name="P5">v</text:p>
      <text:p text:style-name="P5">v</text:p>
      <text:p text:style-name="P5">v</text:p>
      <text:p text:style-name="P5">Get'n to the pass</text:p>
      <text:p text:style-name="P5">That would get me to a Walmart</text:p>
      <text:p text:style-name="P9"/>
      <text:p text:style-name="P5">Passed me</text:p>
      <text:p text:style-name="P5">Like a powerful draft</text:p>
      <text:p text:style-name="P9"/>
      <text:p text:style-name="P5">A day hiker offer'd</text:p>
      <text:p text:style-name="P5">To drive me to town</text:p>
      <text:p text:style-name="P9"/>
      <text:p text:style-name="P5">He have'n just arrived</text:p>
      <text:p text:style-name="P5">About to embark</text:p>
      <text:p text:style-name="P5">On this beautiful morn</text:p>
      <text:p text:style-name="P9"/>
      <text:p text:style-name="P5">Who would I be</text:p>
      <text:p text:style-name="P5">If I took that hour</text:p>
      <text:p text:style-name="P5">From a sap</text:p>
      <text:p text:style-name="P9"/>
      <text:p text:style-name="P5">That had to go back</text:p>
      <text:p text:style-name="P5">After he enters</text:p>
      <text:p text:style-name="P5">V</text:p>
      <text:p text:style-name="P5">V</text:p>
      <text:p text:style-name="P5">V</text:p>
      <text:p text:style-name="P5">An elderly man picked me up</text:p>
      <text:p text:style-name="P5">As I walk'd</text:p>
      <text:p text:style-name="P9"/>
      <text:p text:style-name="P5">Down the pass</text:p>
      <text:p text:style-name="P5">Thumb out</text:p>
      <text:p text:style-name="P9"/>
      <text:p text:style-name="P5">His wife &amp; he</text:p>
      <text:p text:style-name="P5">Drove to Alaska every year</text:p>
      <text:p text:style-name="P9"/>
      <text:p text:style-name="P5">Tho not since</text:p>
      <text:p text:style-name="P5">She been gone</text:p>
      <text:p text:style-name="P9"/>
      <text:p text:style-name="P5">Children nor Grandchildren</text:p>
      <text:p text:style-name="P5">Willing to accompany him</text:p>
      <text:p text:style-name="P9"/>
      <text:p text:style-name="P5">He let out</text:p>
      <text:p text:style-name="P5">His lonely tale</text:p>
      <text:p text:style-name="P9"/>
      <text:p text:style-name="P5">Strangers are sometimes</text:p>
      <text:p text:style-name="P5">The safest confidants</text:p>
      <text:p text:style-name="P5">V</text:p>
      <text:p text:style-name="P5">V</text:p>
      <text:p text:style-name="P5">V</text:p>
      <text:p text:style-name="P5">Often I had been that Stranger</text:p>
      <text:p text:style-name="P5">Confident in stride</text:p>
      <text:p text:style-name="P9"/>
      <text:p text:style-name="P5">Those in moments of weakness</text:p>
      <text:p text:style-name="P5">See this &amp; bear their sadness upon me</text:p>
      <text:p text:style-name="P9"/>
      <text:p text:style-name="P5">Dark tales</text:p>
      <text:p text:style-name="P5">In horrific scenes</text:p>
      <text:p text:style-name="P9"/>
      <text:p text:style-name="P5"><text:soft-page-break/>Help'n them bear burdens</text:p>
      <text:p text:style-name="P5">That can never be forgotten</text:p>
      <text:p text:style-name="P9"/>
      <text:p text:style-name="P5">Whether subject to the</text:p>
      <text:p text:style-name="P5">Horrors of poverty in Mexico</text:p>
      <text:p text:style-name="P5">Or here in the States</text:p>
      <text:p text:style-name="P5">v</text:p>
      <text:p text:style-name="P5">v</text:p>
      <text:p text:style-name="P5">v</text:p>
      <text:p text:style-name="P5">Everyone look'd at me</text:p>
      <text:p text:style-name="P5">With disbelief</text:p>
      <text:p text:style-name="P9"/>
      <text:p text:style-name="P5">I stuffed</text:p>
      <text:p text:style-name="P5">$100 worth of $3 goods</text:p>
      <text:p text:style-name="P5">Into my small pack</text:p>
      <text:p text:style-name="P5">On a bench at Walmart</text:p>
      <text:p text:style-name="P9"/>
      <text:p text:style-name="P5">I had to walk 2mi</text:p>
      <text:p text:style-name="P5">Before a truck</text:p>
      <text:p text:style-name="P5">Went into the parking lot</text:p>
      <text:p text:style-name="P5">Enthusiastically honk'n</text:p>
      <text:p text:style-name="P9"/>
      <text:p text:style-name="P5">The omnipresent</text:p>
      <text:p text:style-name="P5">Encouragement of locals</text:p>
      <text:p text:style-name="P9"/>
      <text:p text:style-name="P5">Around where the</text:p>
      <text:p text:style-name="P5">Appalachian bears it course</text:p>
      <text:p text:style-name="P9"/>
      <text:p text:style-name="P5">Is</text:p>
      <text:p text:style-name="P5">Phenomenal &amp; Unparalleled</text:p>
      <text:p text:style-name="P5">v</text:p>
      <text:p text:style-name="P5">v</text:p>
      <text:p text:style-name="P5">v</text:p>
      <text:p text:style-name="P5">At the summit of</text:p>
      <text:p text:style-name="P5">Tray Mtn</text:p>
      <text:p text:style-name="P9"/>
      <text:p text:style-name="P5">The sun wane'n</text:p>
      <text:p text:style-name="P5">At 5pm</text:p>
      <text:p text:style-name="P9"/>
      <text:p text:style-name="P5">A group in kilts</text:p>
      <text:p text:style-name="P5">Informed me</text:p>
      <text:p text:style-name="P9"/>
      <text:p text:style-name="P5">I missed a note</text:p>
      <text:p text:style-name="P5">Bathsalts &amp; DHB wrote</text:p>
      <text:p text:style-name="P9"/>
      <text:p text:style-name="P5">Despite my full pack</text:p>
      <text:p text:style-name="P5">I made the 13mi</text:p>
      <text:p text:style-name="P5">Still to go</text:p>
      <text:p text:style-name="P9"/>
      <text:p text:style-name="P5">Friendship is rare</text:p>
      <text:p text:style-name="P5">I live a lonely life</text:p>
      <text:p text:style-name="P5">v</text:p>
      <text:p text:style-name="P5">v</text:p>
      <text:p text:style-name="P5">v</text:p>
      <text:p text:style-name="P5">Tomorrow</text:p>
      <text:p text:style-name="P5">I would reach North Carolina</text:p>
      <text:p text:style-name="P5">Nothing could change that fact</text:p>
      <text:p text:style-name="P5">v</text:p>
      <text:p text:style-name="P5">v</text:p>
      <text:p text:style-name="P5">v</text:p>
      <text:p text:style-name="P5">At every resupply</text:p>
      <text:p text:style-name="P5">It is because</text:p>
      <text:p text:style-name="P9"/>
      <text:p text:style-name="P5">At the lowest gap in the range</text:p>
      <text:p text:style-name="P5">A road can run thru</text:p>
      <text:p text:style-name="P9"/>
      <text:p text:style-name="P5">Make'n a quick entry to resupply</text:p>
      <text:p text:style-name="P5">But the climb out</text:p>
      <text:p text:style-name="P5">When you are overstuffed</text:p>
      <text:p text:style-name="P5">Is a real muthrfkr</text:p>
      <text:p text:style-name="P9"/>
      <text:p text:style-name="P5">The past days had been</text:p>
      <text:p text:style-name="P5">Many of those gaps</text:p>
      <text:p text:style-name="P9"/>
      <text:p text:style-name="P5">Descend'n down</text:p>
      <text:p text:style-name="P5">' As Knob</text:p>
      <text:p text:style-name="P5">I felt the pain</text:p>
      <text:p text:style-name="P9"/>
      <text:p text:style-name="P5">I could only crawl</text:p>
      <text:p text:style-name="P5">Step by step</text:p>
      <text:p text:style-name="P5">The next miles</text:p>
      <text:p text:style-name="P5">To the water source</text:p>
      <text:p text:style-name="P5">v</text:p>
      <text:p text:style-name="P5">v</text:p>
      <text:p text:style-name="P5">v</text:p>
      <text:p text:style-name="P5">It was a measly water source</text:p>
      <text:p text:style-name="P5">But I managed to do all my wash'n</text:p>
      <text:p text:style-name="P9"/>
      <text:p text:style-name="P5">A skill I perfected</text:p>
      <text:p text:style-name="P5">2 years in Mexico</text:p>
      <text:p text:style-name="P9"/>
      <text:p text:style-name="P5">The Dark Tower</text:p>
      <text:p text:style-name="P5">A needed repose</text:p>
      <text:p text:style-name="P5">From non-fictional adventure</text:p>
      <text:p text:style-name="P9"/>
      <text:p text:style-name="P5">Sleeping pills</text:p>
      <text:p text:style-name="P5">At the ready</text:p>
      <text:p text:style-name="P9"/>
      <text:p text:style-name="P5">Ankle massaged</text:p>
      <text:p text:style-name="P5">Night slowly drap'n</text:p>
      <text:p text:style-name="P5">v</text:p>
      <text:p text:style-name="P5">v</text:p>
      <text:p text:style-name="P5">v</text:p>
      <text:p text:style-name="P5">Wiggles dance'd</text:p>
      <text:p text:style-name="P5">Down the mountain</text:p>
      <text:p text:style-name="P9"/>
      <text:p text:style-name="P5">She come up to my tent</text:p>
      <text:p text:style-name="P5">On the last rays of day</text:p>
      <text:p text:style-name="P5">&amp; Ask'd permission</text:p>
      <text:p text:style-name="P5">To camp with me</text:p>
      <text:p text:style-name="P9"/>
      <text:p text:style-name="P5">Odd to want to camp</text:p>
      <text:p text:style-name="P5">With a stranger</text:p>
      <text:p text:style-name="P5">In the woods</text:p>
      <text:p text:style-name="P9"/>
      <text:p text:style-name="P5">But I allowed it</text:p>
      <text:p text:style-name="P5">v</text:p>
      <text:p text:style-name="P5">v</text:p>
      <text:p text:style-name="P5">v</text:p>
      <text:p text:style-name="P5">Wiggles re-taught me firemake'n</text:p>
      <text:p text:style-name="P5">With simplicity</text:p>
      <text:p text:style-name="P9"/>
      <text:p text:style-name="P5">' Find alot of dry crap</text:p>
      <text:p text:style-name="P5">' Light it in a loose bunch</text:p>
      <text:p text:style-name="P9"/>
      <text:p text:style-name="P5">' If there is no</text:p>
      <text:p text:style-name="P5">' Dry crap to be found</text:p>
      <text:p text:style-name="P5">' Use your stash of Birch Bark</text:p>
      <text:p text:style-name="P9"/>
      <text:p text:style-name="P5">' Birch Bark can be lit wet</text:p>
      <text:p text:style-name="P5">' Always carry it</text:p>
      <text:p text:style-name="P9"/>
      <text:p text:style-name="P5">She was 22</text:p>
      <text:p text:style-name="P5">Thru hiked the year before</text:p>
      <text:p text:style-name="P9"/>
      <text:p text:style-name="P5">' You can always find a way</text:p>
      <text:p text:style-name="P5">' To keep on go'n</text:p>
      <text:p text:style-name="P9"/>
      <text:p text:style-name="P5">I explained</text:p>
      <text:p text:style-name="P5">' I only plan to get to Maine</text:p>
      <text:p text:style-name="P5">' I have no ties to the trail</text:p>
      <text:p text:style-name="P9"/>
      <text:p text:style-name="P5">She smartened me up</text:p>
      <text:p text:style-name="P5">' If you can do</text:p>
      <text:p text:style-name="P5">' Katahdin in October</text:p>
      <text:p text:style-name="P5">' You can do anything</text:p>
      <text:p text:style-name="P9"/>
      <text:p text:style-name="P5">' Always Remember</text:p>
      <text:p text:style-name="P5">' Don't ever leave</text:p>
      <text:p text:style-name="P5">' Your pack high</text:p>
      <text:p text:style-name="P9"/>
      <text:p text:style-name="P5">We gather'd wood together</text:p>
      <text:p text:style-name="P5">Into the night</text:p>
      <text:p text:style-name="P9"/>
      <text:p text:style-name="P5">Forest warped by fire</text:p>
      <text:p text:style-name="P5">Into prance'n shadows</text:p>
      <text:p text:style-name="P5">v</text:p>
      <text:p text:style-name="P5">v</text:p>
      <text:p text:style-name="P5">v</text:p>
      <text:p text:style-name="P5">Later I discovered</text:p>
      <text:p text:style-name="P5">Our meeting</text:p>
      <text:p text:style-name="P5">Was not chance</text:p>
      <text:p text:style-name="P9"/>
      <text:p text:style-name="P5">Bathsalts &amp; DHB</text:p>
      <text:p text:style-name="P5">Who eventually passed me</text:p>
      <text:p text:style-name="P9"/>
      <text:p text:style-name="P5">Met her &amp; told her</text:p>
      <text:p text:style-name="P5">To stay with me</text:p>
      <text:p text:style-name="P9"/>
      <text:p text:style-name="P5">She smoked out a homeless</text:p>
      <text:p text:style-name="P5">Because he said</text:p>
      <text:p text:style-name="P5">He was a hiker</text:p>
      <text:p text:style-name="P9"/>
      <text:p text:style-name="P5">Consequently</text:p>
      <text:p text:style-name="P5">She was freaked out</text:p>
      <text:p text:style-name="P5">v</text:p>
      <text:p text:style-name="P5">v</text:p>
      <text:p text:style-name="P5"><text:soft-page-break/>v</text:p>
      <text:p text:style-name="P5">The night had been</text:p>
      <text:p text:style-name="P5">Full of heal'n</text:p>
      <text:p text:style-name="P5">As magic moments happen</text:p>
      <text:p text:style-name="P9"/>
      <text:p text:style-name="P5">My ankle was fine</text:p>
      <text:p text:style-name="P5">I crossed over into</text:p>
      <text:p text:style-name="P5">North Carolina</text:p>
      <text:p text:style-name="P5">In the early morn</text:p>
      <text:p text:style-name="P9"/>
      <text:p text:style-name="P5">My first state boundary</text:p>
      <text:p text:style-name="P5">Simply a carve'n</text:p>
      <text:p text:style-name="P9"/>
      <text:p text:style-name="P5">GA / NC</text:p>
      <text:p text:style-name="P5">On 6in wood</text:p>
      <text:p text:style-name="P5">v</text:p>
      <text:p text:style-name="P5">v</text:p>
      <text:p text:style-name="P5">v</text:p>
      <text:p text:style-name="P5">Georgia</text:p>
      <text:p text:style-name="P5">Lush with clear</text:p>
      <text:p text:style-name="P5">Mountain springs</text:p>
      <text:p text:style-name="P9"/>
      <text:p text:style-name="P5">Visions of pure greens</text:p>
      <text:p text:style-name="P5">Dew that uplifted</text:p>
      <text:p text:style-name="P5">All in a Glitter</text:p>
      <text:p text:style-name="P9"/>
      <text:p text:style-name="P5">Mossy rocks proved</text:p>
      <text:p text:style-name="P5">Dominion</text:p>
      <text:p text:style-name="P5">Of life over all</text:p>
      <text:p text:style-name="P5">v</text:p>
      <text:p text:style-name="P5">v</text:p>
      <text:p text:style-name="P5">v</text:p>
      <text:p text:style-name="P5">Kimsey Creek</text:p>
      <text:p text:style-name="P5">A splendid dip</text:p>
      <text:p text:style-name="P9"/>
      <text:p text:style-name="P5">After potatoe cheese surprise</text:p>
      <text:p text:style-name="P5">Reeses for Desert</text:p>
      <text:p text:style-name="P9"/>
      <text:p text:style-name="P5">A sweet simple memory</text:p>
      <text:p text:style-name="P5">v</text:p>
      <text:p text:style-name="P5">v</text:p>
      <text:p text:style-name="P5">v</text:p>
      <text:p text:style-name="P5">Springs</text:p>
      <text:p text:style-name="P9"/>
      <text:p text:style-name="P5">Small streams of water</text:p>
      <text:p text:style-name="P5">Come'n directly from the Mountainside</text:p>
      <text:p text:style-name="P5">_</text:p>
      <text:p text:style-name="P9"/>
      <text:p text:style-name="P5">Creeks</text:p>
      <text:p text:style-name="P9"/>
      <text:p text:style-name="P5">Collections of Springs</text:p>
      <text:p text:style-name="P5">Larger &amp; Flow'n</text:p>
      <text:p text:style-name="P9"/>
      <text:p text:style-name="P5">With fish that nibble on you</text:p>
      <text:p text:style-name="P5">As you soak</text:p>
      <text:p text:style-name="P5">_</text:p>
      <text:p text:style-name="P9"/>
      <text:p text:style-name="P5">Rivers</text:p>
      <text:p text:style-name="P9"/>
      <text:p text:style-name="P5">Collections of Creeks</text:p>
      <text:p text:style-name="P5">Massive &amp; unfortunate</text:p>
      <text:p text:style-name="P5">To drink from</text:p>
      <text:p text:style-name="P9"/>
      <text:p text:style-name="P5">Always fun</text:p>
      <text:p text:style-name="P5">To jump into</text:p>
      <text:p text:style-name="P5">v</text:p>
      <text:p text:style-name="P5">v</text:p>
      <text:p text:style-name="P5">v</text:p>
      <text:p text:style-name="P5">Stand'n Indian Mtn</text:p>
      <text:p text:style-name="P5">Mystical in late May</text:p>
      <text:p text:style-name="P9"/>
      <text:p text:style-name="P5">Float'n on</text:p>
      <text:p text:style-name="P5">Nike Frees</text:p>
      <text:p text:style-name="P9"/>
      <text:p text:style-name="P5">Up elevation enshrouded</text:p>
      <text:p text:style-name="P5">By the intimate</text:p>
      <text:p text:style-name="P5">Fog of clouds</text:p>
      <text:p text:style-name="P9"/>
      <text:p text:style-name="P5">Brilliant colors</text:p>
      <text:p text:style-name="P5">Lit by pierce'n sunbeams</text:p>
      <text:p text:style-name="P9"/>
      <text:p text:style-name="P5">Spring in all its</text:p>
      <text:p text:style-name="P5">Provocative aromas</text:p>
      <text:p text:style-name="P9"/>
      <text:p text:style-name="P5">Enormous dark grey boulders</text:p>
      <text:p text:style-name="P5">Bound together the scenery</text:p>
      <text:p text:style-name="P5">v</text:p>
      <text:p text:style-name="P5">v</text:p>
      <text:p text:style-name="P5">v</text:p>
      <text:p text:style-name="P5">Bathsalts &amp; I read together</text:p>
      <text:p text:style-name="P5">At a waterfall</text:p>
      <text:p text:style-name="P9"/>
      <text:p text:style-name="P5">I stayed a bit longer</text:p>
      <text:p text:style-name="P9"/>
      <text:p text:style-name="P5">Come'n thru the gap</text:p>
      <text:p text:style-name="P5">I discovered</text:p>
      <text:p text:style-name="P5">Some of those Memorial Day brats</text:p>
      <text:p text:style-name="P5">Threw away the majority of</text:p>
      <text:p text:style-name="P5">Two 24-pack of soda</text:p>
      <text:p text:style-name="P5">&amp; Reeses candy</text:p>
      <text:p text:style-name="P9"/>
      <text:p text:style-name="P5">There was a bag for trash</text:p>
      <text:p text:style-name="P5">Oddly apart from the discarded sodas</text:p>
      <text:p text:style-name="P9"/>
      <text:p text:style-name="P5">Very conveniently placed</text:p>
      <text:p text:style-name="P5">Near the Reeses</text:p>
      <text:p text:style-name="P5">To discard the wrappers</text:p>
      <text:p text:style-name="P9"/>
      <text:p text:style-name="P5">Life is sometimes</text:p>
      <text:p text:style-name="P5">Odd like that</text:p>
      <text:p text:style-name="P5">_</text:p>
      <text:p text:style-name="P9"/>
      <text:p text:style-name="P5">I didn't know if</text:p>
      <text:p text:style-name="P5">DHB &amp; Bathsalts</text:p>
      <text:p text:style-name="P5">Found this repository</text:p>
      <text:p text:style-name="P9"/>
      <text:p text:style-name="P5">So I hauled up</text:p>
      <text:p text:style-name="P5">As many as I could</text:p>
      <text:p text:style-name="P9"/>
      <text:p text:style-name="P5">This wasn't</text:p>
      <text:p text:style-name="P5">Go'n to waste</text:p>
      <text:p text:style-name="P5">V</text:p>
      <text:p text:style-name="P5">V</text:p>
      <text:p text:style-name="P5">v</text:p>
      <text:p text:style-name="P5">I meet up with the homeless</text:p>
      <text:p text:style-name="P5">That creep'd out Wiggles</text:p>
      <text:p text:style-name="P9"/>
      <text:p text:style-name="P5">He told me</text:p>
      <text:p text:style-name="P5">' Cats taste like tuna</text:p>
      <text:p text:style-name="P9"/>
      <text:p text:style-name="P5">I gave him some food</text:p>
      <text:p text:style-name="P5">V</text:p>
      <text:p text:style-name="P5">V</text:p>
      <text:p text:style-name="P5">v</text:p>
      <text:p text:style-name="P5">Caught up</text:p>
      <text:p text:style-name="P5">To my friends at camp</text:p>
      <text:p text:style-name="P9"/>
      <text:p text:style-name="P5">I told them my amazing find</text:p>
      <text:p text:style-name="P5">&amp; Dropped down</text:p>
      <text:p text:style-name="P5">All the cokes</text:p>
      <text:p text:style-name="P9"/>
      <text:p text:style-name="P5">DHB was exasperated</text:p>
      <text:p text:style-name="P5">But Bathsalts was game</text:p>
      <text:p text:style-name="P9"/>
      <text:p text:style-name="P5">DHB explained</text:p>
      <text:p text:style-name="P5">' This was Trail Angel Food</text:p>
      <text:p text:style-name="P5">' We should be respectful</text:p>
      <text:p text:style-name="P9"/>
      <text:p text:style-name="P5">He didn't believe</text:p>
      <text:p text:style-name="P5">I was ignorant of the</text:p>
      <text:p text:style-name="P5">Existence of Trail Angels</text:p>
      <text:p text:style-name="P9"/>
      <text:p text:style-name="P5">The idea that strangers</text:p>
      <text:p text:style-name="P5">Leave food out</text:p>
      <text:p text:style-name="P9"/>
      <text:p text:style-name="P5">Which other strangers</text:p>
      <text:p text:style-name="P5">Eat naively</text:p>
      <text:p text:style-name="P9"/>
      <text:p text:style-name="P5">Seems ludicrous for anyone with</text:p>
      <text:p text:style-name="P5">Preschool street smarts</text:p>
      <text:p text:style-name="P9"/>
      <text:p text:style-name="P5">I laid sodas like</text:p>
      <text:p text:style-name="P5">Easter Eggs</text:p>
      <text:p text:style-name="P9"/>
      <text:p text:style-name="P5">Thru the ridge</text:p>
      <text:p text:style-name="P5">On my way out in the morn</text:p>
      <text:p text:style-name="P5">v</text:p>
      <text:p text:style-name="P5">v</text:p>
      <text:p text:style-name="P5">v</text:p>
      <text:p text:style-name="P5">There are few things spookier</text:p>
      <text:p text:style-name="P5">Than the sound of water</text:p>
      <text:p text:style-name="P9"/>
      <text:p text:style-name="P5">When you are alone</text:p>
      <text:p text:style-name="P5">In the woods</text:p>
      <text:p text:style-name="P9"/>
      <text:p text:style-name="P5"><text:soft-page-break/>Water is best drought</text:p>
      <text:p text:style-name="P5">From the source</text:p>
      <text:p text:style-name="P5">Before the end of day</text:p>
      <text:p text:style-name="P9"/>
      <text:p text:style-name="P5">Before sight</text:p>
      <text:p text:style-name="P5">Is replaced by sounds</text:p>
      <text:p text:style-name="P9"/>
      <text:p text:style-name="P5">Before knowledge</text:p>
      <text:p text:style-name="P5">Is replaced with assumptions</text:p>
      <text:p text:style-name="P9"/>
      <text:p text:style-name="P5">Plops &amp; Trickles</text:p>
      <text:p text:style-name="P5">Drips &amp; Flows</text:p>
      <text:p text:style-name="P9"/>
      <text:p text:style-name="P5">Become vocalized</text:p>
      <text:p text:style-name="P5">In overtones of sadness</text:p>
      <text:p text:style-name="P9"/>
      <text:p text:style-name="P5">Remember'n its wild past</text:p>
      <text:p text:style-name="P5">Formely held sacred</text:p>
      <text:p text:style-name="P5">As a shrine of life</text:p>
      <text:p text:style-name="P9"/>
      <text:p text:style-name="P5">By respectful</text:p>
      <text:p text:style-name="P5">Beasts of the forest</text:p>
      <text:p text:style-name="P5">v</text:p>
      <text:p text:style-name="P5">v</text:p>
      <text:p text:style-name="P5">v</text:p>
      <text:p text:style-name="P5">Albert Mountain</text:p>
      <text:p text:style-name="P5">Marked 100mi</text:p>
      <text:p text:style-name="P9"/>
      <text:p text:style-name="P5">The trail</text:p>
      <text:p text:style-name="P5">Still under 5%</text:p>
      <text:p text:style-name="P9"/>
      <text:p text:style-name="P5">Numbers at that point</text:p>
      <text:p text:style-name="P5">Become irrational</text:p>
      <text:p text:style-name="P9"/>
      <text:p text:style-name="P5">Redefined by circumstance</text:p>
      <text:p text:style-name="P9"/>
      <text:p text:style-name="P5">To disrupt normal</text:p>
      <text:p text:style-name="P5">Algebraic computation</text:p>
      <text:p text:style-name="P5">Upon omnipotent planes</text:p>
      <text:p text:style-name="P9"/>
      <text:p text:style-name="P5">Prove'n by proofs</text:p>
      <text:p text:style-name="P5">The limitless</text:p>
      <text:p text:style-name="P9"/>
      <text:p text:style-name="P5">Each day</text:p>
      <text:p text:style-name="P5">A Derivative of the Infinite</text:p>
      <text:p text:style-name="P9"/>
      <text:p text:style-name="P5">A sine in rhythmn</text:p>
      <text:p text:style-name="P5">Orchestrated by the</text:p>
      <text:p text:style-name="P5">Calculus of primal Nature</text:p>
      <text:p text:style-name="P5">v</text:p>
      <text:p text:style-name="P5">v</text:p>
      <text:p text:style-name="P5">v</text:p>
      <text:p text:style-name="P5">At Cold Springs Shelter</text:p>
      <text:p text:style-name="P5">I rummaged as I always did</text:p>
      <text:p text:style-name="P5">Look'n for food</text:p>
      <text:p text:style-name="P9"/>
      <text:p text:style-name="P5">In the firepit I found</text:p>
      <text:p text:style-name="P5">4 Cliffbars &amp; 6 Nature bars</text:p>
      <text:p text:style-name="P9"/>
      <text:p text:style-name="P5">Customarily</text:p>
      <text:p text:style-name="P5">I shared my score</text:p>
      <text:p text:style-name="P5">With my comrades</text:p>
      <text:p text:style-name="P5">_</text:p>
      <text:p text:style-name="P9"/>
      <text:p text:style-name="P5">I have not met any</text:p>
      <text:p text:style-name="P5">As frugal as myself</text:p>
      <text:p text:style-name="P5">That could continue</text:p>
      <text:p text:style-name="P9"/>
      <text:p text:style-name="P5">Tho with my hustle'n</text:p>
      <text:p text:style-name="P5">I could always score</text:p>
      <text:p text:style-name="P5">Enough to share with others</text:p>
      <text:p text:style-name="P5">v</text:p>
      <text:p text:style-name="P5">v</text:p>
      <text:p text:style-name="P5">v</text:p>
      <text:p text:style-name="P5">On Wayah</text:p>
      <text:p text:style-name="P5">Basalts noted</text:p>
      <text:p text:style-name="P5">Dead Horse Beard</text:p>
      <text:p text:style-name="P9"/>
      <text:p text:style-name="P5">Climbed with the</text:p>
      <text:p text:style-name="P5">Stubbornness of a Beard</text:p>
      <text:p text:style-name="P5">That continues to grow</text:p>
      <text:p text:style-name="P5">On a Horse</text:p>
      <text:p text:style-name="P5">Dispite it being Dead</text:p>
      <text:p text:style-name="P9"/>
      <text:p text:style-name="P5">Hence DHB was christened</text:p>
      <text:p text:style-name="P5">v</text:p>
      <text:p text:style-name="P5">v</text:p>
      <text:p text:style-name="P5">v</text:p>
      <text:p text:style-name="P5">I nearly stepped on</text:p>
      <text:p text:style-name="P5">The first</text:p>
      <text:p text:style-name="P5">Rattlesnake I encountered</text:p>
      <text:p text:style-name="P9"/>
      <text:p text:style-name="P5">I killed the beast</text:p>
      <text:p text:style-name="P5">With one shot</text:p>
      <text:p text:style-name="P9"/>
      <text:p text:style-name="P5">Its soul-less body</text:p>
      <text:p text:style-name="P5">Continued on</text:p>
      <text:p text:style-name="P9"/>
      <text:p text:style-name="P5">My next shot missed</text:p>
      <text:p text:style-name="P5">As it crawled</text:p>
      <text:p text:style-name="P5">Thru the thicket</text:p>
      <text:p text:style-name="P9"/>
      <text:p text:style-name="P5">To stop dead</text:p>
      <text:p text:style-name="P5">Under a branch</text:p>
      <text:p text:style-name="P9"/>
      <text:p text:style-name="P5">I hit it with another shot</text:p>
      <text:p text:style-name="P5">Just to be sure</text:p>
      <text:p text:style-name="P9"/>
      <text:p text:style-name="P5">Thus I was christened</text:p>
      <text:p text:style-name="P5">3Shot The Rattlesnake Eater</text:p>
      <text:p text:style-name="P9"/>
      <text:p text:style-name="P5">By Trail &amp; Error</text:p>
      <text:p text:style-name="P5">I learned to prepare meat</text:p>
      <text:p text:style-name="P9"/>
      <text:p text:style-name="P5">My story follow'd</text:p>
      <text:p text:style-name="P5">Ahead of me</text:p>
      <text:p text:style-name="P9"/>
      <text:p text:style-name="P5">As only stories can</text:p>
      <text:p text:style-name="P5">For more than 1000mi</text:p>
      <text:p text:style-name="P5">v</text:p>
      <text:p text:style-name="P5">v</text:p>
      <text:p text:style-name="P5">v</text:p>
      <text:p text:style-name="P5">All night it rained</text:p>
      <text:p text:style-name="P5">7am Came up</text:p>
      <text:p text:style-name="P5">With this 20yr old</text:p>
      <text:p text:style-name="P5">Come'n over the crest</text:p>
      <text:p text:style-name="P9"/>
      <text:p text:style-name="P5">Dickie shorts</text:p>
      <text:p text:style-name="P5">Cotton tee</text:p>
      <text:p text:style-name="P5">Chuck Taylors</text:p>
      <text:p text:style-name="P5">No light</text:p>
      <text:p text:style-name="P9"/>
      <text:p text:style-name="P5">Silently</text:p>
      <text:p text:style-name="P5">He continued thru</text:p>
      <text:p text:style-name="P5">v</text:p>
      <text:p text:style-name="P5">v</text:p>
      <text:p text:style-name="P5">v</text:p>
      <text:p text:style-name="P5">6mi to the</text:p>
      <text:p text:style-name="P5">Nantahala Outdoor Center</text:p>
      <text:p text:style-name="P9"/>
      <text:p text:style-name="P5">Walk'n from a hot meal</text:p>
      <text:p text:style-name="P5">The Hiker Burger</text:p>
      <text:p text:style-name="P9"/>
      <text:p text:style-name="P5">Someone called out</text:p>
      <text:p text:style-name="P5">' You hike'n the trail?</text:p>
      <text:p text:style-name="P9"/>
      <text:p text:style-name="P5">Then threw me a</text:p>
      <text:p text:style-name="P5">Mountain Dew</text:p>
      <text:p text:style-name="P9"/>
      <text:p text:style-name="P5">I don't know</text:p>
      <text:p text:style-name="P5">If it was that can</text:p>
      <text:p text:style-name="P5">Or the new Leki trek'n poles</text:p>
      <text:p text:style-name="P9"/>
      <text:p text:style-name="P5">Past 6pm</text:p>
      <text:p text:style-name="P5">Bathsalts &amp; DHB</text:p>
      <text:p text:style-name="P5">Not pressed for time</text:p>
      <text:p text:style-name="P9"/>
      <text:p text:style-name="P5">I decided I could not linger</text:p>
      <text:p text:style-name="P5">Alone I continued</text:p>
      <text:p text:style-name="P5">V</text:p>
      <text:p text:style-name="P5">V</text:p>
      <text:p text:style-name="P5">v</text:p>
      <text:p text:style-name="P5">Up that climb North</text:p>
      <text:p text:style-name="P5">All dark woods &amp; storm</text:p>
      <text:p text:style-name="P9"/>
      <text:p text:style-name="P5">Thunder &amp; Tree Crash</text:p>
      <text:p text:style-name="P9"/>
      <text:p text:style-name="P5">Storm</text:p>
      <text:p text:style-name="P5">In definite torrent</text:p>
      <text:p text:style-name="P9"/>
      <text:p text:style-name="P5">Dark forests</text:p>
      <text:p text:style-name="P5">Glazed by water</text:p>
      <text:p text:style-name="P5">In nightly glows</text:p>
      <text:p text:style-name="P9"/>
      <text:p text:style-name="P5">Up those</text:p>
      <text:p text:style-name="P5">Twisted &amp; Mangled Paths</text:p>
      <text:p text:style-name="P5">Only need'n to be</text:p>
      <text:p text:style-name="P5"><text:soft-page-break/>Narrow enough for one</text:p>
      <text:p text:style-name="P9"/>
      <text:p text:style-name="P5">A majestic sky invoked</text:p>
      <text:p text:style-name="P5">Super Natural Powers</text:p>
      <text:p text:style-name="P5">Upon this ancient mountain top</text:p>
      <text:p text:style-name="P9"/>
      <text:p text:style-name="P5">Have'n long since</text:p>
      <text:p text:style-name="P5">Come into intimate</text:p>
      <text:p text:style-name="P5">Cohabitiation with</text:p>
      <text:p text:style-name="P5">The Mound &amp; Vegitation</text:p>
      <text:p text:style-name="P9"/>
      <text:p text:style-name="P5">Pop'n open its eyes</text:p>
      <text:p text:style-name="P5">As Thunder Struck Lightn'n</text:p>
      <text:p text:style-name="P9"/>
      <text:p text:style-name="P5">Woods vocalize'n wind</text:p>
      <text:p text:style-name="P5">Into hallow'd chants</text:p>
      <text:p text:style-name="P9"/>
      <text:p text:style-name="P5">In prophecies await'n</text:p>
      <text:p text:style-name="P5">Their times return</text:p>
      <text:p text:style-name="P5">V</text:p>
      <text:p text:style-name="P5">V</text:p>
      <text:p text:style-name="P5">V</text:p>
      <text:p text:style-name="P5">At NOC outfitter</text:p>
      <text:p text:style-name="P5">I purchased my first</text:p>
      <text:p text:style-name="P5">Water treatment</text:p>
      <text:p text:style-name="P9"/>
      <text:p text:style-name="P5">Aquamira</text:p>
      <text:p text:style-name="P5">A product I swear by</text:p>
      <text:p text:style-name="P9"/>
      <text:p text:style-name="P5">The tick of the minute</text:p>
      <text:p text:style-name="P5">Meant cash out of my pocket</text:p>
      <text:p text:style-name="P9"/>
      <text:p text:style-name="P5">Most I met</text:p>
      <text:p text:style-name="P5">Tried to prepare me for failure</text:p>
      <text:p text:style-name="P9"/>
      <text:p text:style-name="P5">But like everything</text:p>
      <text:p text:style-name="P5">I met it in the stubbornness</text:p>
      <text:p text:style-name="P5">Of arrogance</text:p>
      <text:p text:style-name="P9"/>
      <text:p text:style-name="P5">A childhood trait</text:p>
      <text:p text:style-name="P5">V</text:p>
      <text:p text:style-name="P5">V</text:p>
      <text:p text:style-name="P5">v</text:p>
      <text:p text:style-name="P5">Definite goal</text:p>
      <text:p text:style-name="P5">In mind</text:p>
      <text:p text:style-name="P9"/>
      <text:p text:style-name="P5">Pack under</text:p>
      <text:p text:style-name="P5">20lbs base weight</text:p>
      <text:p text:style-name="P9"/>
      <text:p text:style-name="P5">There was no bridge</text:p>
      <text:p text:style-name="P5">To return to my past</text:p>
      <text:p text:style-name="P9"/>
      <text:p text:style-name="P5">All laid in waste</text:p>
      <text:p text:style-name="P9"/>
      <text:p text:style-name="P5">A new future must be forged</text:p>
      <text:p text:style-name="P5">If there ever was to be one</text:p>
      <text:p text:style-name="P9"/>
      <text:p text:style-name="P5">Till I reach tomorrow</text:p>
      <text:p text:style-name="P5">&amp; Write down what all happened</text:p>
      <text:p text:style-name="P5">Whether it be about</text:p>
      <text:p text:style-name="P9"/>
      <text:p text:style-name="P5">The brilliance</text:p>
      <text:p text:style-name="P5">Of color</text:p>
      <text:p text:style-name="P5">Off a Box Turtle shell</text:p>
      <text:p text:style-name="P5">Slowly make'n his way</text:p>
      <text:p text:style-name="P5">Down the mountain</text:p>
      <text:p text:style-name="P9"/>
      <text:p text:style-name="P5">Or the greasy slyness</text:p>
      <text:p text:style-name="P5">That seeps off the</text:p>
      <text:p text:style-name="P5">Black scales</text:p>
      <text:p text:style-name="P5">Of a nested snake</text:p>
      <text:p text:style-name="P5">In the hollow</text:p>
      <text:p text:style-name="P5">Of a tree trunk</text:p>
      <text:p text:style-name="P5">V</text:p>
      <text:p text:style-name="P5">V</text:p>
      <text:p text:style-name="P5">v</text:p>
      <text:p text:style-name="P5">Of all things</text:p>
      <text:p text:style-name="P5">I was happiest</text:p>
      <text:p text:style-name="P5">I ditched</text:p>
      <text:p text:style-name="P5">My cotton socks</text:p>
      <text:p text:style-name="P5">For wool socks</text:p>
      <text:p text:style-name="P5">At that outfitter</text:p>
      <text:p text:style-name="P5">V</text:p>
      <text:p text:style-name="P5">V</text:p>
      <text:p text:style-name="P5">V</text:p>
      <text:p text:style-name="P5">Tunes</text:p>
      <text:p text:style-name="P9"/>
      <text:p text:style-name="P5">Prepare'n for the military</text:p>
      <text:p text:style-name="P5">He pushed forward in train'n</text:p>
      <text:p text:style-name="P9"/>
      <text:p text:style-name="P5">Travel'n this path</text:p>
      <text:p text:style-name="P5">With a full-size guitar</text:p>
      <text:p text:style-name="P9"/>
      <text:p text:style-name="P5">A considerable feat</text:p>
      <text:p text:style-name="P5">On treacherous paths</text:p>
      <text:p text:style-name="P9"/>
      <text:p text:style-name="P5">Concerned about</text:p>
      <text:p text:style-name="P5">His grandpa's soul</text:p>
      <text:p text:style-name="P9"/>
      <text:p text:style-name="P5">I tried to comfort him</text:p>
      <text:p text:style-name="P5">With a few passages</text:p>
      <text:p text:style-name="P5">From the Bible</text:p>
      <text:p text:style-name="P9"/>
      <text:p text:style-name="P5">That gave record</text:p>
      <text:p text:style-name="P5">God would be merciful</text:p>
      <text:p text:style-name="P5">V</text:p>
      <text:p text:style-name="P5">V</text:p>
      <text:p text:style-name="P5">V</text:p>
      <text:p text:style-name="P5">Day hikers mean food</text:p>
      <text:p text:style-name="P9"/>
      <text:p text:style-name="P5">When I see</text:p>
      <text:p text:style-name="P5">Their luxurious camp spread</text:p>
      <text:p text:style-name="P5">&amp; I peruse for anything</text:p>
      <text:p text:style-name="P5">Left discarded by others</text:p>
      <text:p text:style-name="P9"/>
      <text:p text:style-name="P5">They usually offer me</text:p>
      <text:p text:style-name="P5">A bit to eat</text:p>
      <text:p text:style-name="P9"/>
      <text:p text:style-name="P5">Today's group presented</text:p>
      <text:p text:style-name="P5">6 Nature's Way</text:p>
      <text:p text:style-name="P9"/>
      <text:p text:style-name="P5">I thank'd them for my</text:p>
      <text:p text:style-name="P5">Preemptive Birthday Present</text:p>
      <text:p text:style-name="P5">V</text:p>
      <text:p text:style-name="P5">V</text:p>
      <text:p text:style-name="P5">v</text:p>
      <text:p text:style-name="P5">Jacobs Ladder</text:p>
      <text:p text:style-name="P5">Never wanted to end</text:p>
      <text:p text:style-name="P9"/>
      <text:p text:style-name="P5">The elevation</text:p>
      <text:p text:style-name="P5">Warp'd with greed</text:p>
      <text:p text:style-name="P5">Sticky as molasses</text:p>
      <text:p text:style-name="P5">It's soil grip'd you</text:p>
      <text:p text:style-name="P5">To toil</text:p>
      <text:p text:style-name="P9"/>
      <text:p text:style-name="P5">Up &amp; Up</text:p>
      <text:p text:style-name="P5">Right or Left</text:p>
      <text:p text:style-name="P9"/>
      <text:p text:style-name="P5">In reluctance only</text:p>
      <text:p text:style-name="P5">The route issued</text:p>
      <text:p text:style-name="P5">A downward path</text:p>
      <text:p text:style-name="P5">V</text:p>
      <text:p text:style-name="P5">V</text:p>
      <text:p text:style-name="P5">V</text:p>
      <text:p text:style-name="P5">Fontana Dam</text:p>
      <text:p text:style-name="P9"/>
      <text:p text:style-name="P5">Kind to hikers</text:p>
      <text:p text:style-name="P5">I spend most of my time</text:p>
      <text:p text:style-name="P5">Alone</text:p>
      <text:p text:style-name="P9"/>
      <text:p text:style-name="P5">I cherish those times</text:p>
      <text:p text:style-name="P5">Celebrate'n the goods of Civilization</text:p>
      <text:p text:style-name="P9"/>
      <text:p text:style-name="P5">Again Roadwarrior was dumbstruck</text:p>
      <text:p text:style-name="P5">Johnathan gave me his pizza</text:p>
      <text:p text:style-name="P5">To add insult to injury</text:p>
      <text:p text:style-name="P5">_</text:p>
      <text:p text:style-name="P9"/>
      <text:p text:style-name="P5">I could only spend</text:p>
      <text:p text:style-name="P5">Part of the day there</text:p>
      <text:p text:style-name="P9"/>
      <text:p text:style-name="P5">Most of it</text:p>
      <text:p text:style-name="P5">Consumed by kindess</text:p>
      <text:p text:style-name="P9"/>
      <text:p text:style-name="P5">A noob motorcyclist</text:p>
      <text:p text:style-name="P5">Lost all his things</text:p>
      <text:p text:style-name="P5">Take'n down the</text:p>
      <text:p text:style-name="P5">Dragon's Trail</text:p>
      <text:p text:style-name="P9"/>
      <text:p text:style-name="P5">I found his Ipad</text:p>
      <text:p text:style-name="P5">In the grass</text:p>
      <text:p text:style-name="P5">Next to the road</text:p>
      <text:p text:style-name="P9"/>
      <text:p text:style-name="P5">Fate's offer'n</text:p>
      <text:p text:style-name="P5">To bless me with a</text:p>
      <text:p text:style-name="P5">Birthday present</text:p>
      <text:p text:style-name="P9"><text:soft-page-break/></text:p>
      <text:p text:style-name="P5">I cashed the gift in</text:p>
      <text:p text:style-name="P5">For good karma</text:p>
      <text:p text:style-name="P9"/>
      <text:p text:style-name="P5">The Fontana Dam Staff</text:p>
      <text:p text:style-name="P5">Tracked the noob down</text:p>
      <text:p text:style-name="P9"/>
      <text:p text:style-name="P5">Hopefully to continue</text:p>
      <text:p text:style-name="P5">On his journey unthwarted</text:p>
      <text:p text:style-name="P5">V</text:p>
      <text:p text:style-name="P5">V</text:p>
      <text:p text:style-name="P5">V</text:p>
      <text:p text:style-name="P5">Others in the</text:p>
      <text:p text:style-name="P5">Great Smoky Mountains</text:p>
      <text:p text:style-name="P5">Were mad at me</text:p>
      <text:p text:style-name="P9"/>
      <text:p text:style-name="P5">I cheerily ate</text:p>
      <text:p text:style-name="P5">Pizza pulled out of my pack</text:p>
      <text:p text:style-name="P9"/>
      <text:p text:style-name="P5">Fill'n the air with</text:p>
      <text:p text:style-name="P5">Cheesey Italian Aroma</text:p>
      <text:p text:style-name="P9"/>
      <text:p text:style-name="P5">Which I smartly preserved</text:p>
      <text:p text:style-name="P5">For this birthday dinner</text:p>
      <text:p text:style-name="P9"/>
      <text:p text:style-name="P5">Deep in the</text:p>
      <text:p text:style-name="P5">Great Smoky Mountains</text:p>
      <text:p text:style-name="P9"/>
      <text:p text:style-name="P5">A range</text:p>
      <text:p text:style-name="P5">Notorious for its</text:p>
      <text:p text:style-name="P5">Aggressive Black Bears</text:p>
      <text:p text:style-name="P5">V</text:p>
      <text:p text:style-name="P5">V</text:p>
      <text:p text:style-name="P5">V</text:p>
      <text:p text:style-name="P5">Ghost</text:p>
      <text:p text:style-name="P9"/>
      <text:p text:style-name="P5">3am he climb'd</text:p>
      <text:p text:style-name="P5">Into the shelter</text:p>
      <text:p text:style-name="P5">Amidst the Cold Front</text:p>
      <text:p text:style-name="P9"/>
      <text:p text:style-name="P5">The kid in</text:p>
      <text:p text:style-name="P5">Chuck Taylors</text:p>
      <text:p text:style-name="P5">Id seen before NOC</text:p>
      <text:p text:style-name="P9"/>
      <text:p text:style-name="P5">I came upon him later</text:p>
      <text:p text:style-name="P5">The next day</text:p>
      <text:p text:style-name="P9"/>
      <text:p text:style-name="P5">He nibble'd on mushrooms</text:p>
      <text:p text:style-name="P5">That he had pick'd</text:p>
      <text:p text:style-name="P9"/>
      <text:p text:style-name="P5">He instructed</text:p>
      <text:p text:style-name="P5">' If it tastes nutty</text:p>
      <text:p text:style-name="P5">' Then you know its edible</text:p>
      <text:p text:style-name="P9"/>
      <text:p text:style-name="P5">' Very Wise</text:p>
      <text:p text:style-name="P5">I agreed</text:p>
      <text:p text:style-name="P9"/>
      <text:p text:style-name="P5">He explained</text:p>
      <text:p text:style-name="P5">' My mother doesn't like me</text:p>
      <text:p text:style-name="P5">' I have no where else to go</text:p>
      <text:p text:style-name="P9"/>
      <text:p text:style-name="P5">I ask'd why he arrived</text:p>
      <text:p text:style-name="P5">So late last night</text:p>
      <text:p text:style-name="P9"/>
      <text:p text:style-name="P5">' I hike at night</text:p>
      <text:p text:style-name="P5">' I don't even need a light</text:p>
      <text:p text:style-name="P5">' I feel the earth</text:p>
      <text:p text:style-name="P5">' Under my soles</text:p>
      <text:p text:style-name="P9"/>
      <text:p text:style-name="P5">Truly wise words</text:p>
      <text:p text:style-name="P5">From one so young</text:p>
      <text:p text:style-name="P5">V</text:p>
      <text:p text:style-name="P5">V</text:p>
      <text:p text:style-name="P5">V</text:p>
      <text:p text:style-name="P5">The Great Smokey Mountains</text:p>
      <text:p text:style-name="P9"/>
      <text:p text:style-name="P5">Expanses of</text:p>
      <text:p text:style-name="P5">Clustered Dark Forests</text:p>
      <text:p text:style-name="P5">Bramble Berry Thickets</text:p>
      <text:p text:style-name="P5">Razer Edge Ridges</text:p>
      <text:p text:style-name="P9"/>
      <text:p text:style-name="P5">Enveloped inside fog</text:p>
      <text:p text:style-name="P5">As if ascend'n</text:p>
      <text:p text:style-name="P5">You reach a place</text:p>
      <text:p text:style-name="P5">For no mortal man</text:p>
      <text:p text:style-name="P9"/>
      <text:p text:style-name="P5">Above time</text:p>
      <text:p text:style-name="P5">Complete in nature</text:p>
      <text:p text:style-name="P9"/>
      <text:p text:style-name="P5">Its moon bright</text:p>
      <text:p text:style-name="P5">Wish'n Welcome &amp; Saftey</text:p>
      <text:p text:style-name="P5">In wakeful motherly assurance</text:p>
      <text:p text:style-name="P9"/>
      <text:p text:style-name="P5">Upon those who</text:p>
      <text:p text:style-name="P5">Continue</text:p>
      <text:p text:style-name="P5">V</text:p>
      <text:p text:style-name="P5">V</text:p>
      <text:p text:style-name="P5">V</text:p>
      <text:p text:style-name="P5">At a beautiful site</text:p>
      <text:p text:style-name="P5">Twix two creeks cross</text:p>
      <text:p text:style-name="P9"/>
      <text:p text:style-name="P5">I settled for the night</text:p>
      <text:p text:style-name="P9"/>
      <text:p text:style-name="P5">The rains after midnight</text:p>
      <text:p text:style-name="P5">Left me the hard choice</text:p>
      <text:p text:style-name="P9"/>
      <text:p text:style-name="P5">Try sleep'n soak'd</text:p>
      <text:p text:style-name="P9"/>
      <text:p text:style-name="P5">Or continue to the shelter</text:p>
      <text:p text:style-name="P5">7mi away</text:p>
      <text:p text:style-name="P5">30mi in one day</text:p>
      <text:p text:style-name="P5">There to sleep dry</text:p>
      <text:p text:style-name="P5">V</text:p>
      <text:p text:style-name="P5">V</text:p>
      <text:p text:style-name="P5">V</text:p>
      <text:p text:style-name="P5">I decided</text:p>
      <text:p text:style-name="P5">The only rest would be ahead</text:p>
      <text:p text:style-name="P9"/>
      <text:p text:style-name="P5">As soon as I packed</text:p>
      <text:p text:style-name="P5">My headlight flickered</text:p>
      <text:p text:style-name="P5">Then went out</text:p>
      <text:p text:style-name="P9"/>
      <text:p text:style-name="P5">Stand'n there shock'd</text:p>
      <text:p text:style-name="P5">Clutch'n the Hiker Biker II</text:p>
      <text:p text:style-name="P9"/>
      <text:p text:style-name="P5">Ghost's words</text:p>
      <text:p text:style-name="P5">Came to mind</text:p>
      <text:p text:style-name="P9"/>
      <text:p text:style-name="P5">This was the true trial</text:p>
      <text:p text:style-name="P5">Happenstance lined</text:p>
      <text:p text:style-name="P5">To forge me a man</text:p>
      <text:p text:style-name="P5">V</text:p>
      <text:p text:style-name="P5">V</text:p>
      <text:p text:style-name="P5">v</text:p>
      <text:p text:style-name="P5">Tight paths</text:p>
      <text:p text:style-name="P5">Thru dense wood</text:p>
      <text:p text:style-name="P9"/>
      <text:p text:style-name="P5">Trail only marked</text:p>
      <text:p text:style-name="P5">By the light flicker'n</text:p>
      <text:p text:style-name="P9"/>
      <text:p text:style-name="P5">Whenever Elune bore her face</text:p>
      <text:p text:style-name="P5">Upon puddles</text:p>
      <text:p text:style-name="P5">Left by imprints of trail</text:p>
      <text:p text:style-name="P9"/>
      <text:p text:style-name="P5">Hours in</text:p>
      <text:p text:style-name="P5">Misery of rain</text:p>
      <text:p text:style-name="P9"/>
      <text:p text:style-name="P5">Too miserable</text:p>
      <text:p text:style-name="P5">To take off my pack</text:p>
      <text:p text:style-name="P5">&amp; Stash my tent</text:p>
      <text:p text:style-name="P5">Swollen with water</text:p>
      <text:p text:style-name="P5">In my arms all night</text:p>
      <text:p text:style-name="P9"/>
      <text:p text:style-name="P5">Hours in the</text:p>
      <text:p text:style-name="P5">Eerie deep night fog</text:p>
      <text:p text:style-name="P9"/>
      <text:p text:style-name="P5">Amoung dark ferns</text:p>
      <text:p text:style-name="P5">&amp; Celestial canopy</text:p>
      <text:p text:style-name="P9"/>
      <text:p text:style-name="P5">At times crawl'n</text:p>
      <text:p text:style-name="P5">At times circl'n</text:p>
      <text:p text:style-name="P9"/>
      <text:p text:style-name="P5">Always just hope'n</text:p>
      <text:p text:style-name="P5">To see that geometric shape</text:p>
      <text:p text:style-name="P5">Of manmade shelter</text:p>
      <text:p text:style-name="P9"/>
      <text:p text:style-name="P5">Harshly outlined from the scenery</text:p>
      <text:p text:style-name="P9"/>
      <text:p text:style-name="P5">I had no map</text:p>
      <text:p text:style-name="P5">Only the promise</text:p>
      <text:p text:style-name="P5">Of that one sign</text:p>
      <text:p text:style-name="P5">Before my earlier camp</text:p>
      <text:p text:style-name="P9"/>
      <text:p text:style-name="P5">The Weak Haze of Morn</text:p>
      <text:p text:style-name="P5">Broke the void of night</text:p>
      <text:p text:style-name="P9"/>
      <text:p text:style-name="P5">Finally a sign bore witness</text:p>
      <text:p text:style-name="P5"><text:soft-page-break/>The next shelter</text:p>
      <text:p text:style-name="P5">8mi ahead</text:p>
      <text:p text:style-name="P9"/>
      <text:p text:style-name="P5">In the night</text:p>
      <text:p text:style-name="P5">I missed the shelter</text:p>
      <text:p text:style-name="P9"/>
      <text:p text:style-name="P5">I set up the tent</text:p>
      <text:p text:style-name="P5">That I in misery carried</text:p>
      <text:p text:style-name="P9"/>
      <text:p text:style-name="P5">Sleep'n dank</text:p>
      <text:p text:style-name="P5">As 6am hit</text:p>
      <text:p text:style-name="P9"/>
      <text:p text:style-name="P5">Only to rise</text:p>
      <text:p text:style-name="P5">In the late morn</text:p>
      <text:p text:style-name="P5">&amp; See 50 yards away</text:p>
      <text:p text:style-name="P9"/>
      <text:p text:style-name="P5">The shelter</text:p>
      <text:p text:style-name="P5">I had so hopefully sought</text:p>
      <text:p text:style-name="P5">V</text:p>
      <text:p text:style-name="P5">V</text:p>
      <text:p text:style-name="P5">V</text:p>
      <text:p text:style-name="P5">Hot Springs</text:p>
      <text:p text:style-name="P5">The first trail town</text:p>
      <text:p text:style-name="P9"/>
      <text:p text:style-name="P5">The break of wood into Community</text:p>
      <text:p text:style-name="P5">Coarsness smoothed out into Society</text:p>
      <text:p text:style-name="P9"/>
      <text:p text:style-name="P5">Its neat pathways</text:p>
      <text:p text:style-name="P5">&amp; Goods To Go</text:p>
      <text:p text:style-name="P9"/>
      <text:p text:style-name="P5">Its connectivity &amp; curiosity</text:p>
      <text:p text:style-name="P9"/>
      <text:p text:style-name="P5">To break to wonderlands</text:p>
      <text:p text:style-name="P5">Makes me always</text:p>
      <text:p text:style-name="P5">Trot the last miles</text:p>
      <text:p text:style-name="P5">V</text:p>
      <text:p text:style-name="P5">V</text:p>
      <text:p text:style-name="P5">V</text:p>
      <text:p text:style-name="P5">Sit'n at the computer</text:p>
      <text:p text:style-name="P5">In the Outfitter</text:p>
      <text:p text:style-name="P9"/>
      <text:p text:style-name="P5">Finally contact'n people</text:p>
      <text:p text:style-name="P5">Who had no way of contact'n me</text:p>
      <text:p text:style-name="P9"/>
      <text:p text:style-name="P5">Roadwarrior passed by &amp; recognized me</text:p>
      <text:p text:style-name="P5">Stop'd to gape stoopified</text:p>
      <text:p text:style-name="P9"/>
      <text:p text:style-name="P5">He arrived last night</text:p>
      <text:p text:style-name="P9"/>
      <text:p text:style-name="P5">I was leave'n after 2hr</text:p>
      <text:p text:style-name="P5">He decided</text:p>
      <text:p text:style-name="P5">He would move as well</text:p>
      <text:p text:style-name="P9"/>
      <text:p text:style-name="P5">I purchased an Elevation Map</text:p>
      <text:p text:style-name="P5">Now we were on more</text:p>
      <text:p text:style-name="P5">Even grounds</text:p>
      <text:p text:style-name="P5">V</text:p>
      <text:p text:style-name="P5">V</text:p>
      <text:p text:style-name="P5">V</text:p>
      <text:p text:style-name="P5">There are dry areas</text:p>
      <text:p text:style-name="P5">Where ants make home</text:p>
      <text:p text:style-name="P9"/>
      <text:p text:style-name="P5">These are conditions</text:p>
      <text:p text:style-name="P5">Where they thrive</text:p>
      <text:p text:style-name="P9"/>
      <text:p text:style-name="P5">Barren &amp; Flat</text:p>
      <text:p text:style-name="P9"/>
      <text:p text:style-name="P5">Unfortunate traps for</text:p>
      <text:p text:style-name="P5">Unwary settlers</text:p>
      <text:p text:style-name="P9"/>
      <text:p text:style-name="P5">Large &amp; Red</text:p>
      <text:p text:style-name="P9"/>
      <text:p text:style-name="P5">Ants fight in unison</text:p>
      <text:p text:style-name="P5">&amp; I never show mercy to thugs</text:p>
      <text:p text:style-name="P5">V</text:p>
      <text:p text:style-name="P5">V</text:p>
      <text:p text:style-name="P5">V</text:p>
      <text:p text:style-name="P5">Ecosystems repeated</text:p>
      <text:p text:style-name="P5">Each with individual flair</text:p>
      <text:p text:style-name="P9"/>
      <text:p text:style-name="P5">That sets them</text:p>
      <text:p text:style-name="P5">Unique in the universe</text:p>
      <text:p text:style-name="P9"/>
      <text:p text:style-name="P5">Grove of Mountain</text:p>
      <text:p text:style-name="P5">Meadow of Valley</text:p>
      <text:p text:style-name="P5">Passage of Water</text:p>
      <text:p text:style-name="P9"/>
      <text:p text:style-name="P5">All fine rest'n places</text:p>
      <text:p text:style-name="P5">For any soul</text:p>
      <text:p text:style-name="P5">Await'n Eternity</text:p>
      <text:p text:style-name="P5">V</text:p>
      <text:p text:style-name="P5">V</text:p>
      <text:p text:style-name="P5">V</text:p>
      <text:p text:style-name="P5">The trail binds</text:p>
      <text:p text:style-name="P5">The Destiny of strangers</text:p>
      <text:p text:style-name="P9"/>
      <text:p text:style-name="P5">The unlikely</text:p>
      <text:p text:style-name="P5">Is commonplace here</text:p>
      <text:p text:style-name="P9"/>
      <text:p text:style-name="P5">People intersect miraculously</text:p>
      <text:p text:style-name="P9"/>
      <text:p text:style-name="P5">Today HillyBilly ate lunch</text:p>
      <text:p text:style-name="P5">With Day hikers</text:p>
      <text:p text:style-name="P9"/>
      <text:p text:style-name="P5">He met last year</text:p>
      <text:p text:style-name="P5">At the same spot</text:p>
      <text:p text:style-name="P5">On the same day</text:p>
      <text:p text:style-name="P5">V</text:p>
      <text:p text:style-name="P5">V</text:p>
      <text:p text:style-name="P5">V</text:p>
      <text:p text:style-name="P5">HillyBilly warned me</text:p>
      <text:p text:style-name="P9"/>
      <text:p text:style-name="P5">Taste'n mushrooms</text:p>
      <text:p text:style-name="P5">To determine if it</text:p>
      <text:p text:style-name="P5">' Tastes Nutty</text:p>
      <text:p text:style-name="P5">Is a sure way</text:p>
      <text:p text:style-name="P5">To be poisoned</text:p>
      <text:p text:style-name="P5">V</text:p>
      <text:p text:style-name="P5">V</text:p>
      <text:p text:style-name="P5">v</text:p>
      <text:p text:style-name="P5">The Tennessee Mountains</text:p>
      <text:p text:style-name="P5">Retain a Southern Spirit</text:p>
      <text:p text:style-name="P9"/>
      <text:p text:style-name="P5">It is one</text:p>
      <text:p text:style-name="P5">Wild &amp; Harsh</text:p>
      <text:p text:style-name="P9"/>
      <text:p text:style-name="P5">Yet without</text:p>
      <text:p text:style-name="P5">Treachery or lies</text:p>
      <text:p text:style-name="P5">V</text:p>
      <text:p text:style-name="P5">V</text:p>
      <text:p text:style-name="P5">V</text:p>
      <text:p text:style-name="P5">The Overmountain Shelter</text:p>
      <text:p text:style-name="P5">A Red Barn</text:p>
      <text:p text:style-name="P9"/>
      <text:p text:style-name="P5">Alone on a mountainside</text:p>
      <text:p text:style-name="P5">Overlook'n a misty</text:p>
      <text:p text:style-name="P5">Valley of forest</text:p>
      <text:p text:style-name="P9"/>
      <text:p text:style-name="P5">Mice scurried thru the night</text:p>
      <text:p text:style-name="P5">With no care of concern</text:p>
      <text:p text:style-name="P5">Where they stepped</text:p>
      <text:p text:style-name="P5">V</text:p>
      <text:p text:style-name="P5">V</text:p>
      <text:p text:style-name="P5">V</text:p>
      <text:p text:style-name="P5">I fear</text:p>
      <text:p text:style-name="P5">Little in life</text:p>
      <text:p text:style-name="P9"/>
      <text:p text:style-name="P5">I fear even</text:p>
      <text:p text:style-name="P5">Only a little water</text:p>
      <text:p text:style-name="P9"/>
      <text:p text:style-name="P5">Whether to my ankles</text:p>
      <text:p text:style-name="P5">Or too far to see</text:p>
      <text:p text:style-name="P9"/>
      <text:p text:style-name="P5">Tentacles</text:p>
      <text:p text:style-name="P5">Slimey-Scaled</text:p>
      <text:p text:style-name="P5">Anonymous-biters</text:p>
      <text:p text:style-name="P9"/>
      <text:p text:style-name="P5">What monster could consider</text:p>
      <text:p text:style-name="P5">Dank <text:s/>darkened ecosystems</text:p>
      <text:p text:style-name="P5">A feed'n ground</text:p>
      <text:p text:style-name="P5">_</text:p>
      <text:p text:style-name="P9"/>
      <text:p text:style-name="P5">Alone at Laurel Falls</text:p>
      <text:p text:style-name="P5">Hot &amp; Tired</text:p>
      <text:p text:style-name="P9"/>
      <text:p text:style-name="P5">I waded towards the falls</text:p>
      <text:p text:style-name="P5">Then there see'n</text:p>
      <text:p text:style-name="P5">A small snake in the water</text:p>
      <text:p text:style-name="P9"/>
      <text:p text:style-name="P5">Decided only a small douse</text:p>
      <text:p text:style-name="P5">Would be necessary</text:p>
      <text:p text:style-name="P5">V</text:p>
      <text:p text:style-name="P5">V</text:p>
      <text:p text:style-name="P5">V</text:p>
      <text:p text:style-name="P5">Ghost</text:p>
      <text:p text:style-name="P9"><text:soft-page-break/></text:p>
      <text:p text:style-name="P5">I learned was an alcoholic</text:p>
      <text:p text:style-name="P9"/>
      <text:p text:style-name="P5">He only walked nights</text:p>
      <text:p text:style-name="P5">Because then he could be</text:p>
      <text:p text:style-name="P5">Smashed in peace</text:p>
      <text:p text:style-name="P9"/>
      <text:p text:style-name="P5">A rare honor</text:p>
      <text:p text:style-name="P5">To learn from</text:p>
      <text:p text:style-name="P5">Drunken Masters</text:p>
      <text:p text:style-name="P5">V</text:p>
      <text:p text:style-name="P5">V</text:p>
      <text:p text:style-name="P5">v</text:p>
      <text:p text:style-name="P5">Pond Flats</text:p>
      <text:p text:style-name="P5">This 1700ft climb</text:p>
      <text:p text:style-name="P9"/>
      <text:p text:style-name="P5">Commonly considered</text:p>
      <text:p text:style-name="P5">The most pointless</text:p>
      <text:p text:style-name="P5">Part of the trail</text:p>
      <text:p text:style-name="P9"/>
      <text:p text:style-name="P5">It was only later I learned</text:p>
      <text:p text:style-name="P5">You could walk 15min around</text:p>
      <text:p text:style-name="P5">_</text:p>
      <text:p text:style-name="P9"/>
      <text:p text:style-name="P5">Sometimes it's best</text:p>
      <text:p text:style-name="P5">To stick to the path</text:p>
      <text:p text:style-name="P9"/>
      <text:p text:style-name="P5">For reasons</text:p>
      <text:p text:style-name="P5">That pay off later</text:p>
      <text:p text:style-name="P9"/>
      <text:p text:style-name="P5">Other times</text:p>
      <text:p text:style-name="P5">It is only ignorance that</text:p>
      <text:p text:style-name="P5">Keeps you on the</text:p>
      <text:p text:style-name="P5">Straight &amp; Narrow</text:p>
      <text:p text:style-name="P5">V</text:p>
      <text:p text:style-name="P5">V</text:p>
      <text:p text:style-name="P5">V</text:p>
      <text:p text:style-name="P5">Watuga</text:p>
      <text:p text:style-name="P5">Built near a town</text:p>
      <text:p text:style-name="P5">That lays at the bottom</text:p>
      <text:p text:style-name="P5">Of its manmade lake</text:p>
      <text:p text:style-name="P9"/>
      <text:p text:style-name="P5">Two hoodlums &amp; I</text:p>
      <text:p text:style-name="P5">Met at the rope swing</text:p>
      <text:p text:style-name="P9"/>
      <text:p text:style-name="P5">They got me a contact</text:p>
      <text:p text:style-name="P5">To get my own supply</text:p>
      <text:p text:style-name="P9"/>
      <text:p text:style-name="P5">High</text:p>
      <text:p text:style-name="P5">I spent my only afternoon</text:p>
      <text:p text:style-name="P5">Dehydrated on the trail</text:p>
      <text:p text:style-name="P9"/>
      <text:p text:style-name="P5">Till I went to camp</text:p>
      <text:p text:style-name="P5">Far below</text:p>
      <text:p text:style-name="P9"/>
      <text:p text:style-name="P5">To the only</text:p>
      <text:p text:style-name="P5">Acceptable water source</text:p>
      <text:p text:style-name="P9"/>
      <text:p text:style-name="P5">Alone</text:p>
      <text:p text:style-name="P5">In those depths</text:p>
      <text:p text:style-name="P9"/>
      <text:p text:style-name="P5">Large dark things</text:p>
      <text:p text:style-name="P5">Prowl'd curiously</text:p>
      <text:p text:style-name="P5">Near my tent</text:p>
      <text:p text:style-name="P5">V</text:p>
      <text:p text:style-name="P5">V</text:p>
      <text:p text:style-name="P5">V</text:p>
      <text:p text:style-name="P5">The story of my christen'n</text:p>
      <text:p text:style-name="P5">Came before me</text:p>
      <text:p text:style-name="P9"/>
      <text:p text:style-name="P5">Tho I knew there was no one</text:p>
      <text:p text:style-name="P5">More than a day ahead of me</text:p>
      <text:p text:style-name="P9"/>
      <text:p text:style-name="P5">Some would finish my story</text:p>
      <text:p text:style-name="P5">Before I could tell it</text:p>
      <text:p text:style-name="P9"/>
      <text:p text:style-name="P5">All would consider me</text:p>
      <text:p text:style-name="P5">With reservations</text:p>
      <text:p text:style-name="P5">V</text:p>
      <text:p text:style-name="P5">V</text:p>
      <text:p text:style-name="P5">V</text:p>
      <text:p text:style-name="P5">Zero Day</text:p>
      <text:p text:style-name="P5">Day alloted to Repose</text:p>
      <text:p text:style-name="P9"/>
      <text:p text:style-name="P5">An incredible day</text:p>
      <text:p text:style-name="P5">For one weary</text:p>
      <text:p text:style-name="P9"/>
      <text:p text:style-name="P5">To those on budget</text:p>
      <text:p text:style-name="P5">My fund'n only my tax refund</text:p>
      <text:p text:style-name="P9"/>
      <text:p text:style-name="P5">Each tick of time</text:p>
      <text:p text:style-name="P5">A grain of worry upon my</text:p>
      <text:p text:style-name="P5">Mission &amp; Budget</text:p>
      <text:p text:style-name="P5">v</text:p>
      <text:p text:style-name="P5">v</text:p>
      <text:p text:style-name="P5">v</text:p>
      <text:p text:style-name="P5">A teacher off for summer</text:p>
      <text:p text:style-name="P5">A crazed man Provisions</text:p>
      <text:p text:style-name="P5">&amp; I prepared lunch</text:p>
      <text:p text:style-name="P9"/>
      <text:p text:style-name="P5">I decided the season</text:p>
      <text:p text:style-name="P5">Was ideal for firemake'n</text:p>
      <text:p text:style-name="P9"/>
      <text:p text:style-name="P5">The teacher traded me</text:p>
      <text:p text:style-name="P5">8 Snickers</text:p>
      <text:p text:style-name="P5">For my cook'n fuel</text:p>
      <text:p text:style-name="P9"/>
      <text:p text:style-name="P5">I took the bold challenge</text:p>
      <text:p text:style-name="P5">Cook'n from fires only</text:p>
      <text:p text:style-name="P9"/>
      <text:p text:style-name="P5">Naturally clean'n</text:p>
      <text:p text:style-name="P5">Litter from the ground</text:p>
      <text:p text:style-name="P5">v</text:p>
      <text:p text:style-name="P5">v</text:p>
      <text:p text:style-name="P5">v</text:p>
      <text:p text:style-name="P5">In Damascus</text:p>
      <text:p text:style-name="P5">A community fat</text:p>
      <text:p text:style-name="P9"/>
      <text:p text:style-name="P5">On the traffic</text:p>
      <text:p text:style-name="P5">Of the trail</text:p>
      <text:p text:style-name="P9"/>
      <text:p text:style-name="P5">They had a nice library</text:p>
      <text:p text:style-name="P5">The most important location</text:p>
      <text:p text:style-name="P5">For any traveler</text:p>
      <text:p text:style-name="P9"/>
      <text:p text:style-name="P5">Wander'n the streets</text:p>
      <text:p text:style-name="P5">Look'n for something</text:p>
      <text:p text:style-name="P5">Cheap to eat</text:p>
      <text:p text:style-name="P9"/>
      <text:p text:style-name="P5">Roadwarrior &amp; I</text:p>
      <text:p text:style-name="P5">Crossed paths</text:p>
      <text:p text:style-name="P9"/>
      <text:p text:style-name="P5">The third episode</text:p>
      <text:p text:style-name="P5">Of his complete</text:p>
      <text:p text:style-name="P5">Bewilderment</text:p>
      <text:p text:style-name="P9"/>
      <text:p text:style-name="P5">The third zero day</text:p>
      <text:p text:style-name="P5">Ruined by my face</text:p>
      <text:p text:style-name="P9"/>
      <text:p text:style-name="P5">I was sleep'n in a bush either way</text:p>
      <text:p text:style-name="P5">Might as well be in the isolated mountains</text:p>
      <text:p text:style-name="P9"/>
      <text:p text:style-name="P5">He declined</text:p>
      <text:p text:style-name="P5">To pass the night with me</text:p>
      <text:p text:style-name="P5">Tho I had a blaze of bonfire</text:p>
      <text:p text:style-name="P9"/>
      <text:p text:style-name="P5">He hadn't had time</text:p>
      <text:p text:style-name="P5">To make a single fire</text:p>
      <text:p text:style-name="P5">v</text:p>
      <text:p text:style-name="P5">v</text:p>
      <text:p text:style-name="P5">v</text:p>
      <text:p text:style-name="P5">I know the fear</text:p>
      <text:p text:style-name="P5">Of mountain travel</text:p>
      <text:p text:style-name="P9"/>
      <text:p text:style-name="P5">Under Elune</text:p>
      <text:p text:style-name="P5">Bright in deep night</text:p>
      <text:p text:style-name="P9"/>
      <text:p text:style-name="P5">Alone</text:p>
      <text:p text:style-name="P5">Hear'n the distant chant'n</text:p>
      <text:p text:style-name="P5">Of fanatics</text:p>
      <text:p text:style-name="P5">In religious embodiment</text:p>
      <text:p text:style-name="P9"/>
      <text:p text:style-name="P5">Dense fog</text:p>
      <text:p text:style-name="P5">Confirmed late tranquility</text:p>
      <text:p text:style-name="P5">Yet echoes</text:p>
      <text:p text:style-name="P5">Arouse'd many fears</text:p>
      <text:p text:style-name="P5">v</text:p>
      <text:p text:style-name="P5">v</text:p>
      <text:p text:style-name="P5">v</text:p>
      <text:p text:style-name="P5">500mi</text:p>
      <text:p text:style-name="P5">In less than a month</text:p>
      <text:p text:style-name="P9"/>
      <text:p text:style-name="P5">Celebrate'n at Wise</text:p>
      <text:p text:style-name="P5">Write'n for hours</text:p>
      <text:p text:style-name="P9"/>
      <text:p text:style-name="P5">I accomplished a true feat</text:p>
      <text:p text:style-name="P5"><text:soft-page-break/>The day was mine</text:p>
      <text:p text:style-name="P5">v</text:p>
      <text:p text:style-name="P5">v</text:p>
      <text:p text:style-name="P5">v</text:p>
      <text:p text:style-name="P5">Fire a temporary maiden</text:p>
      <text:p text:style-name="P5">Demand'n more &amp; more</text:p>
      <text:p text:style-name="P9"/>
      <text:p text:style-name="P5">Return'n cherished</text:p>
      <text:p text:style-name="P5">Expressions of passion</text:p>
      <text:p text:style-name="P9"/>
      <text:p text:style-name="P5">Like ancient</text:p>
      <text:p text:style-name="P5">Sirens of the Sea</text:p>
      <text:p text:style-name="P9"/>
      <text:p text:style-name="P5">From devoted service</text:p>
      <text:p text:style-name="P5">She returns</text:p>
      <text:p text:style-name="P5">Warmth &amp; Bombasticity</text:p>
      <text:p text:style-name="P9"/>
      <text:p text:style-name="P5">Know'n to neglect</text:p>
      <text:p text:style-name="P5">Would turn cold</text:p>
      <text:p text:style-name="P9"/>
      <text:p text:style-name="P5">That blind'n blaze of</text:p>
      <text:p text:style-name="P5">Heat from her heart</text:p>
      <text:p text:style-name="P5">v</text:p>
      <text:p text:style-name="P5">v</text:p>
      <text:p text:style-name="P5">v</text:p>
      <text:p text:style-name="P5">What is best</text:p>
      <text:p text:style-name="P5">To be cooked against</text:p>
      <text:p text:style-name="P5">The roast of fire?</text:p>
      <text:p text:style-name="P9"/>
      <text:p text:style-name="P5">Pepperoni</text:p>
      <text:p text:style-name="P9"/>
      <text:p text:style-name="P5">Sliced thick as steak</text:p>
      <text:p text:style-name="P5">Spear'd upon a twig</text:p>
      <text:p text:style-name="P9"/>
      <text:p text:style-name="P5">Crisp against the</text:p>
      <text:p text:style-name="P5">Heat of blaze</text:p>
      <text:p text:style-name="P9"/>
      <text:p text:style-name="P5">It's warm juices</text:p>
      <text:p text:style-name="P5">Sing savory songs</text:p>
      <text:p text:style-name="P5">In sizzel'n slurs</text:p>
      <text:p text:style-name="P9"/>
      <text:p text:style-name="P5">Taste'n you find</text:p>
      <text:p text:style-name="P5">That tho most food</text:p>
      <text:p text:style-name="P5">Be hampered by outdoors</text:p>
      <text:p text:style-name="P9"/>
      <text:p text:style-name="P5">This meat</text:p>
      <text:p text:style-name="P5">Is only ever brought</text:p>
      <text:p text:style-name="P5">To its height here</text:p>
      <text:p text:style-name="P5">v</text:p>
      <text:p text:style-name="P5">v</text:p>
      <text:p text:style-name="P5">v</text:p>
      <text:p text:style-name="P5">Of all places</text:p>
      <text:p text:style-name="P5">A fire-monger</text:p>
      <text:p text:style-name="P5">As I</text:p>
      <text:p text:style-name="P5">Prefers the discard'd lot</text:p>
      <text:p text:style-name="P9"/>
      <text:p text:style-name="P5">Wild &amp; Untame Grounds</text:p>
      <text:p text:style-name="P5">Found tucked away</text:p>
      <text:p text:style-name="P9"/>
      <text:p text:style-name="P5">At one such place</text:p>
      <text:p text:style-name="P5">I sizzeled pepperoni</text:p>
      <text:p text:style-name="P9"/>
      <text:p text:style-name="P5">Smoke'n a joint</text:p>
      <text:p text:style-name="P5">All set up for the night</text:p>
      <text:p text:style-name="P9"/>
      <text:p text:style-name="P5">Past midnight</text:p>
      <text:p text:style-name="P5">Write'n by blaze</text:p>
      <text:p text:style-name="P9"/>
      <text:p text:style-name="P5">Went to service</text:p>
      <text:p text:style-name="P5">My temporary maiden</text:p>
      <text:p text:style-name="P9"/>
      <text:p text:style-name="P5">Gather'n wood in the dark</text:p>
      <text:p text:style-name="P5">I noticed the stumps</text:p>
      <text:p text:style-name="P5">Fell'd &amp; rot'd trees</text:p>
      <text:p text:style-name="P9"/>
      <text:p text:style-name="P5">Shred from bears</text:p>
      <text:p text:style-name="P5">Feed'n on grubs</text:p>
      <text:p text:style-name="P5">Nest'd in the rotten wood</text:p>
      <text:p text:style-name="P9"/>
      <text:p text:style-name="P5">I then understood</text:p>
      <text:p text:style-name="P5">Why years</text:p>
      <text:p text:style-name="P5">Had covered this ground</text:p>
      <text:p text:style-name="P5">V</text:p>
      <text:p text:style-name="P5">V</text:p>
      <text:p text:style-name="P5">V</text:p>
      <text:p text:style-name="P5">Hikers use logs</text:p>
      <text:p text:style-name="P5">Left in shelters</text:p>
      <text:p text:style-name="P5">To stay in touch</text:p>
      <text:p text:style-name="P9"/>
      <text:p text:style-name="P5">I had only ever traveled with</text:p>
      <text:p text:style-name="P5">DHB &amp; Bathsalts</text:p>
      <text:p text:style-name="P5">Separated since NOC</text:p>
      <text:p text:style-name="P9"/>
      <text:p text:style-name="P5">I didn't find much use for logs</text:p>
      <text:p text:style-name="P5">Until the day I was run'n out of water</text:p>
      <text:p text:style-name="P9"/>
      <text:p text:style-name="P5">One log foretold</text:p>
      <text:p text:style-name="P5">Of more drought ahead</text:p>
      <text:p text:style-name="P9"/>
      <text:p text:style-name="P5">I spent 2 hours boil'n water</text:p>
      <text:p text:style-name="P5">Out in a dry grove</text:p>
      <text:p text:style-name="P9"/>
      <text:p text:style-name="P5">Water drawn from a puddle</text:p>
      <text:p text:style-name="P5">Posted a warn'n of Parasites</text:p>
      <text:p text:style-name="P9"/>
      <text:p text:style-name="P5">The microscopic</text:p>
      <text:p text:style-name="P5">Were not microscopic</text:p>
      <text:p text:style-name="P5">Red &amp; squirm'n</text:p>
      <text:p text:style-name="P9"/>
      <text:p text:style-name="P5">2mi later</text:p>
      <text:p text:style-name="P5">I found a perfectly clear water source</text:p>
      <text:p text:style-name="P9"/>
      <text:p text:style-name="P5">I decided to stay away from logs</text:p>
      <text:p text:style-name="P5">v</text:p>
      <text:p text:style-name="P5">v</text:p>
      <text:p text:style-name="P5">v</text:p>
      <text:p text:style-name="P5">Shout out to Marion</text:p>
      <text:p text:style-name="P5">Tho large</text:p>
      <text:p text:style-name="P5">Kind to the hikers</text:p>
      <text:p text:style-name="P9"/>
      <text:p text:style-name="P5">Care not driven by greed</text:p>
      <text:p text:style-name="P5">Of what little hikers have</text:p>
      <text:p text:style-name="P9"/>
      <text:p text:style-name="P5">They host a shuttle</text:p>
      <text:p text:style-name="P5">For hiker's to enter town</text:p>
      <text:p text:style-name="P9"/>
      <text:p text:style-name="P5">The driver offered her Applesauce</text:p>
      <text:p text:style-name="P9"/>
      <text:p text:style-name="P5">Their library staff are</text:p>
      <text:p text:style-name="P5">Friendly &amp; Considerate</text:p>
      <text:p text:style-name="P5">v</text:p>
      <text:p text:style-name="P5">v</text:p>
      <text:p text:style-name="P5">v</text:p>
      <text:p text:style-name="P5">Thanks for the cokes</text:p>
      <text:p text:style-name="P5">Left on US 52</text:p>
      <text:p text:style-name="P9"/>
      <text:p text:style-name="P5">Only the most devout</text:p>
      <text:p text:style-name="P5">Have faith in hikers</text:p>
      <text:p text:style-name="P5">Late as now on the trail</text:p>
      <text:p text:style-name="P5">v</text:p>
      <text:p text:style-name="P5">v</text:p>
      <text:p text:style-name="P5">v</text:p>
      <text:p text:style-name="P5">True Brit offered shelter</text:p>
      <text:p text:style-name="P5">At his dojo nearby</text:p>
      <text:p text:style-name="P9"/>
      <text:p text:style-name="P5">The place supported most hikers</text:p>
      <text:p text:style-name="P5">Pass'n thru</text:p>
      <text:p text:style-name="P9"/>
      <text:p text:style-name="P5">Unaccustomed to the delight</text:p>
      <text:p text:style-name="P5">Of other hikers</text:p>
      <text:p text:style-name="P9"/>
      <text:p text:style-name="P5">I became terribly drunk</text:p>
      <text:p text:style-name="P9"/>
      <text:p text:style-name="P5">Beware the bite of</text:p>
      <text:p text:style-name="P5">Four Lokos</text:p>
      <text:p text:style-name="P9"/>
      <text:p text:style-name="P5">Mary's calm haze settles</text:p>
      <text:p text:style-name="P5">Even a those hang-overs</text:p>
      <text:p text:style-name="P9"/>
      <text:p text:style-name="P5">I enjoyed my first zero</text:p>
      <text:p text:style-name="P5">v</text:p>
      <text:p text:style-name="P5">v</text:p>
      <text:p text:style-name="P5">v</text:p>
      <text:p text:style-name="P5">At Symmns Gap</text:p>
      <text:p text:style-name="P5">Mile 641</text:p>
      <text:p text:style-name="P9"/>
      <text:p text:style-name="P5">In the haze</text:p>
      <text:p text:style-name="P5">Of the last of my weed</text:p>
      <text:p text:style-name="P9"/>
      <text:p text:style-name="P5">High up</text:p>
      <text:p text:style-name="P5">Its lonely tree</text:p>
      <text:p text:style-name="P9"/>
      <text:p text:style-name="P5">Solemn of mind</text:p>
      <text:p text:style-name="P5">Know'n my path</text:p>
      <text:p text:style-name="P5">Much farther than</text:p>
      <text:p text:style-name="P9"><text:soft-page-break/></text:p>
      <text:p text:style-name="P5">The distant &amp; abstract scapes</text:p>
      <text:p text:style-name="P5">Paint'd in broad colors</text:p>
      <text:p text:style-name="P5">Ocre Steel &amp; Kush</text:p>
      <text:p text:style-name="P5">V</text:p>
      <text:p text:style-name="P5">V</text:p>
      <text:p text:style-name="P5">v</text:p>
      <text:p text:style-name="P5">Anything Goes Burrito</text:p>
      <text:p text:style-name="P9"/>
      <text:p text:style-name="P5">Boil'd Carrots &amp; Onion</text:p>
      <text:p text:style-name="P5">Instant Potato</text:p>
      <text:p text:style-name="P5">Roasted Pepperoni</text:p>
      <text:p text:style-name="P5">Melted Extra Sharp Cheddar</text:p>
      <text:p text:style-name="P5">On a Tortilla</text:p>
      <text:p text:style-name="P5">Cooked over embers</text:p>
      <text:p text:style-name="P5">_</text:p>
      <text:p text:style-name="P9"/>
      <text:p text:style-name="P5">I had developed an entire</text:p>
      <text:p text:style-name="P5">Collection of pack recipes</text:p>
      <text:p text:style-name="P9"/>
      <text:p text:style-name="P5">Genius spiced my meals</text:p>
      <text:p text:style-name="P9"/>
      <text:p text:style-name="P5">People center around the</text:p>
      <text:p text:style-name="P5">Main course</text:p>
      <text:p text:style-name="P9"/>
      <text:p text:style-name="P5">I center on what bonds</text:p>
      <text:p text:style-name="P5">The elements together</text:p>
      <text:p text:style-name="P5">v</text:p>
      <text:p text:style-name="P5">v</text:p>
      <text:p text:style-name="P5">v</text:p>
      <text:p text:style-name="P5">June 29th</text:p>
      <text:p text:style-name="P5">Hot &amp; Desperate</text:p>
      <text:p text:style-name="P9"/>
      <text:p text:style-name="P5">Shred'd the sleeves</text:p>
      <text:p text:style-name="P5">From my shirt</text:p>
      <text:p text:style-name="P5">The first hour</text:p>
      <text:p text:style-name="P9"/>
      <text:p text:style-name="P5">In the next hour</text:p>
      <text:p text:style-name="P5">I shave'd</text:p>
      <text:p text:style-name="P5">My considerable growth</text:p>
      <text:p text:style-name="P9"/>
      <text:p text:style-name="P5">By dull blade</text:p>
      <text:p text:style-name="P5">In a small puddle</text:p>
      <text:p text:style-name="P5">Fed by slow trickles</text:p>
      <text:p text:style-name="P9"/>
      <text:p text:style-name="P5">Heat unbearable</text:p>
      <text:p text:style-name="P5">No cover of shade</text:p>
      <text:p text:style-name="P5">_</text:p>
      <text:p text:style-name="P9"/>
      <text:p text:style-name="P5">Thank you</text:p>
      <text:p text:style-name="P5">Special K</text:p>
      <text:p text:style-name="P5">You are an angel</text:p>
      <text:p text:style-name="P9"/>
      <text:p text:style-name="P5">To be surprised after a</text:p>
      <text:p text:style-name="P5">Stubbornly steep climb</text:p>
      <text:p text:style-name="P9"/>
      <text:p text:style-name="P5">With cold drink</text:p>
      <text:p text:style-name="P5">&amp; Savory treats</text:p>
      <text:p text:style-name="P5">V</text:p>
      <text:p text:style-name="P5">V</text:p>
      <text:p text:style-name="P5">v</text:p>
      <text:p text:style-name="P5">Down a road</text:p>
      <text:p text:style-name="P5">Typical of classic rural Virgina</text:p>
      <text:p text:style-name="P9"/>
      <text:p text:style-name="P5">I knocked upon</text:p>
      <text:p text:style-name="P5">The first house</text:p>
      <text:p text:style-name="P9"/>
      <text:p text:style-name="P5">An elderly lady</text:p>
      <text:p text:style-name="P5">Lent me her phone</text:p>
      <text:p text:style-name="P5">Tho terrified of my presence</text:p>
      <text:p text:style-name="P5">_</text:p>
      <text:p text:style-name="P9"/>
      <text:p text:style-name="P5">I'd met some people</text:p>
      <text:p text:style-name="P5">Who like others</text:p>
      <text:p text:style-name="P5">Took pictures of me</text:p>
      <text:p text:style-name="P5">As I fed upon their treats</text:p>
      <text:p text:style-name="P9"/>
      <text:p text:style-name="P5">In the manner of one</text:p>
      <text:p text:style-name="P5">Who is grateful</text:p>
      <text:p text:style-name="P5">To photograph wild beasts</text:p>
      <text:p text:style-name="P9"/>
      <text:p text:style-name="P5">Always driven to feed</text:p>
      <text:p text:style-name="P5">To be sure it is</text:p>
      <text:p text:style-name="P5">Preoccupied</text:p>
      <text:p text:style-name="P9"/>
      <text:p text:style-name="P5">They enthusiastically</text:p>
      <text:p text:style-name="P5">Offered to host me</text:p>
      <text:p text:style-name="P5">When I got to this point</text:p>
      <text:p text:style-name="P5">Tho now they bailed</text:p>
      <text:p text:style-name="P5">_</text:p>
      <text:p text:style-name="P9"/>
      <text:p text:style-name="P5">The elderly woman</text:p>
      <text:p text:style-name="P5">Told me of a pavillion</text:p>
      <text:p text:style-name="P5">Where I could stay</text:p>
      <text:p text:style-name="P5">A bad storm was ahead</text:p>
      <text:p text:style-name="P5">She warned</text:p>
      <text:p text:style-name="P9"/>
      <text:p text:style-name="P5">I assured her</text:p>
      <text:p text:style-name="P5">A storm is no challenge</text:p>
      <text:p text:style-name="P5">V</text:p>
      <text:p text:style-name="P5">V</text:p>
      <text:p text:style-name="P5">v</text:p>
      <text:p text:style-name="P5">When the storm hit</text:p>
      <text:p text:style-name="P5">Trees fell like rain</text:p>
      <text:p text:style-name="P9"/>
      <text:p text:style-name="P5">The crash</text:p>
      <text:p text:style-name="P5">A boom above thunder</text:p>
      <text:p text:style-name="P9"/>
      <text:p text:style-name="P5">Around one large felled tree</text:p>
      <text:p text:style-name="P5">A Day Hiker came round</text:p>
      <text:p text:style-name="P9"/>
      <text:p text:style-name="P5">In his hysteria</text:p>
      <text:p text:style-name="P5">He began to follow me</text:p>
      <text:p text:style-name="P9"/>
      <text:p text:style-name="P5">Back round</text:p>
      <text:p text:style-name="P5">Up the mountain</text:p>
      <text:p text:style-name="P9"/>
      <text:p text:style-name="P5">I eventually</text:p>
      <text:p text:style-name="P5">Had to stop &amp; tell him</text:p>
      <text:p text:style-name="P9"/>
      <text:p text:style-name="P5">' Turn around</text:p>
      <text:p text:style-name="P5">' You go'n the wrong way</text:p>
      <text:p text:style-name="P9"/>
      <text:p text:style-name="P5">His car was that way</text:p>
      <text:p text:style-name="P5">His home in that direction</text:p>
      <text:p text:style-name="P5">_</text:p>
      <text:p text:style-name="P9"/>
      <text:p text:style-name="P5">Reduced to crawl'n</text:p>
      <text:p text:style-name="P5">As dark was upon me</text:p>
      <text:p text:style-name="P9"/>
      <text:p text:style-name="P5">The Clash &amp; Bash</text:p>
      <text:p text:style-name="P5">Of tree fall</text:p>
      <text:p text:style-name="P9"/>
      <text:p text:style-name="P5">Palpable</text:p>
      <text:p text:style-name="P5">Tremors from the trees</text:p>
      <text:p text:style-name="P9"/>
      <text:p text:style-name="P5">Past the ridge</text:p>
      <text:p text:style-name="P5">Upon a perch of rock</text:p>
      <text:p text:style-name="P9"/>
      <text:p text:style-name="P5">An odd beast crouch'd</text:p>
      <text:p text:style-name="P9"/>
      <text:p text:style-name="P5">Not a deer</text:p>
      <text:p text:style-name="P5">Not only by form</text:p>
      <text:p text:style-name="P5">But also by the way</text:p>
      <text:p text:style-name="P5">The eyes caught light</text:p>
      <text:p text:style-name="P9"/>
      <text:p text:style-name="P5">Focused upon me</text:p>
      <text:p text:style-name="P5">Amazed I summit'd</text:p>
      <text:p text:style-name="P5">Despite the storm</text:p>
      <text:p text:style-name="P9"/>
      <text:p text:style-name="P5">Its perched position</text:p>
      <text:p text:style-name="P5">Permit'n lengthy</text:p>
      <text:p text:style-name="P5">Consideration of me</text:p>
      <text:p text:style-name="P5">V</text:p>
      <text:p text:style-name="P5">V</text:p>
      <text:p text:style-name="P5">v</text:p>
      <text:p text:style-name="P5">Up the mountain 8:30pm</text:p>
      <text:p text:style-name="P5">Black Monstrous Clouds</text:p>
      <text:p text:style-name="P5">Invaded across the sky</text:p>
      <text:p text:style-name="P9"/>
      <text:p text:style-name="P5">As if on the wings of Boreas</text:p>
      <text:p text:style-name="P5">With the power of gods</text:p>
      <text:p text:style-name="P5">It brought rainless blasts</text:p>
      <text:p text:style-name="P9"/>
      <text:p text:style-name="P5">Rip'n tree from root</text:p>
      <text:p text:style-name="P5">Fell'n them in torrents</text:p>
      <text:p text:style-name="P9"/>
      <text:p text:style-name="P5">A day hiker</text:p>
      <text:p text:style-name="P5">Head'n Down &amp; Out</text:p>
      <text:p text:style-name="P9"/>
      <text:p text:style-name="P5">In madness of terror</text:p>
      <text:p text:style-name="P5">While descend'n around</text:p>
      <text:p text:style-name="P5">A fallen tree</text:p>
      <text:p text:style-name="P5">Turn'd to follow me</text:p>
      <text:p text:style-name="P5">Into the woods</text:p>
      <text:p text:style-name="P9"/>
      <text:p text:style-name="P5">I eventually had to stop</text:p>
      <text:p text:style-name="P5"><text:soft-page-break/>&amp; Assure the man that</text:p>
      <text:p text:style-name="P9"/>
      <text:p text:style-name="P5">He needed to go the other direction</text:p>
      <text:p text:style-name="P5">To his car</text:p>
      <text:p text:style-name="P5">Away from this wilderness</text:p>
      <text:p text:style-name="P9"/>
      <text:p text:style-name="P5">He reluctantly complied</text:p>
      <text:p text:style-name="P5">_</text:p>
      <text:p text:style-name="P9"/>
      <text:p text:style-name="P5">Not 30 yards</text:p>
      <text:p text:style-name="P5">Between felled trees</text:p>
      <text:p text:style-name="P9"/>
      <text:p text:style-name="P5">Soon I was reduced</text:p>
      <text:p text:style-name="P5">To crawl'n on my</text:p>
      <text:p text:style-name="P5">Hand's &amp; knees</text:p>
      <text:p text:style-name="P9"/>
      <text:p text:style-name="P5">Search'n for path</text:p>
      <text:p text:style-name="P9"/>
      <text:p text:style-name="P5">All pitch'd black</text:p>
      <text:p text:style-name="P5">The earth itself rattle'n</text:p>
      <text:p text:style-name="P5">A madness worthy of legend</text:p>
      <text:p text:style-name="P9"/>
      <text:p text:style-name="P5">Despite the dark</text:p>
      <text:p text:style-name="P5">I did not get lost</text:p>
      <text:p text:style-name="P5">Use'n no light</text:p>
      <text:p text:style-name="P9"/>
      <text:p text:style-name="P5">Maybe that storm shook me</text:p>
      <text:p text:style-name="P5">Also to depths of madness</text:p>
      <text:p text:style-name="P9"/>
      <text:p text:style-name="P5">I saw a beast perch'd</text:p>
      <text:p text:style-name="P5">The glitter of his eyes</text:p>
      <text:p text:style-name="P5">Not that of deer</text:p>
      <text:p text:style-name="P9"/>
      <text:p text:style-name="P5">It perch'd as sure as a</text:p>
      <text:p text:style-name="P5">Mountain Lion</text:p>
      <text:p text:style-name="P5">It's form that distinct shape</text:p>
      <text:p text:style-name="P9"/>
      <text:p text:style-name="P5">I slowly made my way by</text:p>
      <text:p text:style-name="P5">Give'n it wide berth</text:p>
      <text:p text:style-name="P9"/>
      <text:p text:style-name="P5">Its attention on me</text:p>
      <text:p text:style-name="P5">Of bewilderment that</text:p>
      <text:p text:style-name="P5">I summit'd despite the storm</text:p>
      <text:p text:style-name="P5">V</text:p>
      <text:p text:style-name="P5">V</text:p>
      <text:p text:style-name="P5">V</text:p>
      <text:p text:style-name="P5">At the shelter</text:p>
      <text:p text:style-name="P5">Thankful for protection</text:p>
      <text:p text:style-name="P5">I met FrieghtTrain</text:p>
      <text:p text:style-name="P9"/>
      <text:p text:style-name="P5">I slept tuck'd up</text:p>
      <text:p text:style-name="P5">Avoid'n the prick of the hornet's</text:p>
      <text:p text:style-name="P5">Whose nest 2ft above my head</text:p>
      <text:p text:style-name="P5">v</text:p>
      <text:p text:style-name="P5">v</text:p>
      <text:p text:style-name="P5">v</text:p>
      <text:p text:style-name="P5">The storm fell'd</text:p>
      <text:p text:style-name="P5">20% of the trees</text:p>
      <text:p text:style-name="P9"/>
      <text:p text:style-name="P5">A storm unique</text:p>
      <text:p text:style-name="P5">In recorded history</text:p>
      <text:p text:style-name="P9"/>
      <text:p text:style-name="P5">Despite the blockade</text:p>
      <text:p text:style-name="P5">I continued 25mi days</text:p>
      <text:p text:style-name="P9"/>
      <text:p text:style-name="P5">Despite Climb'n &amp; Trip'n</text:p>
      <text:p text:style-name="P5">Over Branch &amp; Tangle</text:p>
      <text:p text:style-name="P5">_</text:p>
      <text:p text:style-name="P9"/>
      <text:p text:style-name="P5">There were plenty of creeks</text:p>
      <text:p text:style-name="P5">To dip into</text:p>
      <text:p text:style-name="P9"/>
      <text:p text:style-name="P5">Nothing more pleasant</text:p>
      <text:p text:style-name="P5">Than a watery glaze</text:p>
      <text:p text:style-name="P5">Accented by Midsummer's Breeze</text:p>
      <text:p text:style-name="P5">v</text:p>
      <text:p text:style-name="P5">v</text:p>
      <text:p text:style-name="P5">v</text:p>
      <text:p text:style-name="P5">Virginia Blues</text:p>
      <text:p text:style-name="P5">Hit in a haunt'n way</text:p>
      <text:p text:style-name="P9"/>
      <text:p text:style-name="P5">What great &amp; necessary need</text:p>
      <text:p text:style-name="P5">It is to see another</text:p>
      <text:p text:style-name="P5">Human being</text:p>
      <text:p text:style-name="P9"/>
      <text:p text:style-name="P5">Days without sight</text:p>
      <text:p text:style-name="P5">Puts me in a panic</text:p>
      <text:p text:style-name="P9"/>
      <text:p text:style-name="P5">Upon those barren</text:p>
      <text:p text:style-name="P5">Ridges Gaps or Valleys</text:p>
      <text:p text:style-name="P9"/>
      <text:p text:style-name="P5">In the deep belly of Virginia</text:p>
      <text:p text:style-name="P5">v</text:p>
      <text:p text:style-name="P5">v</text:p>
      <text:p text:style-name="P5">v</text:p>
      <text:p text:style-name="P5">Of my experiences</text:p>
      <text:p text:style-name="P5">The wilderness I cherish most</text:p>
      <text:p text:style-name="P9"/>
      <text:p text:style-name="P5">Tho in times of storytell'n</text:p>
      <text:p text:style-name="P9"/>
      <text:p text:style-name="P5">It is the personalities</text:p>
      <text:p text:style-name="P5">Of those I meet</text:p>
      <text:p text:style-name="P9"/>
      <text:p text:style-name="P5">That give my story character</text:p>
      <text:p text:style-name="P5">V</text:p>
      <text:p text:style-name="P5">V</text:p>
      <text:p text:style-name="P5">V</text:p>
      <text:p text:style-name="P5">The Virginia Summer Sun</text:p>
      <text:p text:style-name="P5">Whose feverish ridges</text:p>
      <text:p text:style-name="P5">A lash of swelter</text:p>
      <text:p text:style-name="P5">Upon my back</text:p>
      <text:p text:style-name="P5">_</text:p>
      <text:p text:style-name="P9"/>
      <text:p text:style-name="P5">Over-exhaustion</text:p>
      <text:p text:style-name="P5">Always hits me</text:p>
      <text:p text:style-name="P5">With the flag of</text:p>
      <text:p text:style-name="P5">Over-dramatics</text:p>
      <text:p text:style-name="P9"/>
      <text:p text:style-name="P5">All is woes &amp; wails</text:p>
      <text:p text:style-name="P5">Until I catch my banter</text:p>
      <text:p text:style-name="P5">&amp; Settle to rest</text:p>
      <text:p text:style-name="P5">Wake'n to a bright new day</text:p>
      <text:p text:style-name="P5">v</text:p>
      <text:p text:style-name="P5">v</text:p>
      <text:p text:style-name="P5">v</text:p>
      <text:p text:style-name="P5">The trail too deep</text:p>
      <text:p text:style-name="P5">The season too harsh</text:p>
      <text:p text:style-name="P9"/>
      <text:p text:style-name="P5">Alone &amp; Over-exhausted</text:p>
      <text:p text:style-name="P5">I made my way</text:p>
      <text:p text:style-name="P5">Over fallen trees</text:p>
      <text:p text:style-name="P9"/>
      <text:p text:style-name="P5">I came across a couple</text:p>
      <text:p text:style-name="P5">On the trail</text:p>
      <text:p text:style-name="P9"/>
      <text:p text:style-name="P5">They were also</text:p>
      <text:p text:style-name="P5">Headed to the restaurant</text:p>
      <text:p text:style-name="P9"/>
      <text:p text:style-name="P5">A fabled buffet</text:p>
      <text:p text:style-name="P5">Which would cost me</text:p>
      <text:p text:style-name="P5">The last of all I had</text:p>
      <text:p text:style-name="P9"/>
      <text:p text:style-name="P5">Many warned me</text:p>
      <text:p text:style-name="P5">To not skip this stop</text:p>
      <text:p text:style-name="P5">_</text:p>
      <text:p text:style-name="P9"/>
      <text:p text:style-name="P5">There we discovered</text:p>
      <text:p text:style-name="P5">The storm knocked out the power</text:p>
      <text:p text:style-name="P5">It was closed</text:p>
      <text:p text:style-name="P9"/>
      <text:p text:style-name="P5">Feel'n very relieved</text:p>
      <text:p text:style-name="P5">From the stress of wallet</text:p>
      <text:p text:style-name="P9"/>
      <text:p text:style-name="P5">I asked them</text:p>
      <text:p text:style-name="P5">For a ride to</text:p>
      <text:p text:style-name="P5">Whatever city they were go'n</text:p>
      <text:p text:style-name="P9"/>
      <text:p text:style-name="P5">I desperately needed</text:p>
      <text:p text:style-name="P5">Lekki Trek'n Tips</text:p>
      <text:p text:style-name="P5">Mine were worn to the rod</text:p>
      <text:p text:style-name="P9"/>
      <text:p text:style-name="P5">Drop'd at the outfitter in</text:p>
      <text:p text:style-name="P5">Downtown Roanoke</text:p>
      <text:p text:style-name="P9"/>
      <text:p text:style-name="P5">The girl work'n</text:p>
      <text:p text:style-name="P5">Gave me free Lekki replacements</text:p>
      <text:p text:style-name="P9"/>
      <text:p text:style-name="P5">Her friend came by</text:p>
      <text:p text:style-name="P5">One of a set</text:p>
      <text:p text:style-name="P5">Of Identical Twins</text:p>
      <text:p text:style-name="P9"/>
      <text:p text:style-name="P5">He invited me outside</text:p>
      <text:p text:style-name="P5">To bash some melons for breakfast</text:p>
      <text:p text:style-name="P5">Which seemed too odd to decline</text:p>
      <text:p text:style-name="P5">_</text:p>
      <text:p text:style-name="P9"/>
      <text:p text:style-name="P5"><text:soft-page-break/>We roam'd the city</text:p>
      <text:p text:style-name="P9"/>
      <text:p text:style-name="P5">A local stray</text:p>
      <text:p text:style-name="P5">Pack'n up with a wild animal</text:p>
      <text:p text:style-name="P9"/>
      <text:p text:style-name="P5">Just come in that morn</text:p>
      <text:p text:style-name="P5">From its wilderness</text:p>
      <text:p text:style-name="P5">V</text:p>
      <text:p text:style-name="P5">V</text:p>
      <text:p text:style-name="P5">v</text:p>
      <text:p text:style-name="P5">Greg invited to a party</text:p>
      <text:p text:style-name="P5">At a millionaire's Lake House</text:p>
      <text:p text:style-name="P9"/>
      <text:p text:style-name="P5">In the smallest car</text:p>
      <text:p text:style-name="P5">That fits on the road</text:p>
      <text:p text:style-name="P9"/>
      <text:p text:style-name="P5">One Two</text:p>
      <text:p text:style-name="P5">Three Four Five Six</text:p>
      <text:p text:style-name="P5">Seven of us fit</text:p>
      <text:p text:style-name="P9"/>
      <text:p text:style-name="P5">Me in in the trunk</text:p>
      <text:p text:style-name="P5">Of the tiny hatchback</text:p>
      <text:p text:style-name="P5">V</text:p>
      <text:p text:style-name="P5">V</text:p>
      <text:p text:style-name="P5">v</text:p>
      <text:p text:style-name="P5">B-Rad</text:p>
      <text:p text:style-name="P9"/>
      <text:p text:style-name="P5">The twin's</text:p>
      <text:p text:style-name="P5">Scooter mechanic</text:p>
      <text:p text:style-name="P9"/>
      <text:p text:style-name="P5">Juked the rich kid</text:p>
      <text:p text:style-name="P5">Into the bill for the buffet</text:p>
      <text:p text:style-name="P9"/>
      <text:p text:style-name="P5">We had fun &amp; got wrqd</text:p>
      <text:p text:style-name="P5">People may have came or went</text:p>
      <text:p text:style-name="P9"/>
      <text:p text:style-name="P5">Bunch of guys</text:p>
      <text:p text:style-name="P5">Dive'n into the lake</text:p>
      <text:p text:style-name="P9"/>
      <text:p text:style-name="P5">Filmed in</text:p>
      <text:p text:style-name="P5">What About Bob</text:p>
      <text:p text:style-name="P9"/>
      <text:p text:style-name="P5">Drunk Stoned &amp; Free</text:p>
      <text:p text:style-name="P5">In Virginia Spirit</text:p>
      <text:p text:style-name="P5">v</text:p>
      <text:p text:style-name="P5">v</text:p>
      <text:p text:style-name="P5">v</text:p>
      <text:p text:style-name="P5">At B-Rads</text:p>
      <text:p text:style-name="P9"/>
      <text:p text:style-name="P5">The destruction from the storm</text:p>
      <text:p text:style-name="P5">Left the city with sparse power</text:p>
      <text:p text:style-name="P9"/>
      <text:p text:style-name="P5">B-Rad traded</text:p>
      <text:p text:style-name="P5">Bud for internet</text:p>
      <text:p text:style-name="P9"/>
      <text:p text:style-name="P5">He hustled one of his friends</text:p>
      <text:p text:style-name="P5">Into buy'n the fine steaks</text:p>
      <text:p text:style-name="P5">He cooked for us to eat</text:p>
      <text:p text:style-name="P9"/>
      <text:p text:style-name="P5">B-Rad's friends</text:p>
      <text:p text:style-name="P5">Are only temporary associates</text:p>
      <text:p text:style-name="P5">_</text:p>
      <text:p text:style-name="P9"/>
      <text:p text:style-name="P5">B-Rad got wild</text:p>
      <text:p text:style-name="P5">The trail was call'n me back</text:p>
      <text:p text:style-name="P9"/>
      <text:p text:style-name="P5">I gave my adios</text:p>
      <text:p text:style-name="P5">Then walked into the</text:p>
      <text:p text:style-name="P5">Roanoke Midnight</text:p>
      <text:p text:style-name="P5">v</text:p>
      <text:p text:style-name="P5">v</text:p>
      <text:p text:style-name="P5">v</text:p>
      <text:p text:style-name="P5">Cities are shady</text:p>
      <text:p text:style-name="P5">Past midnight</text:p>
      <text:p text:style-name="P9"/>
      <text:p text:style-name="P5">On the outskirts of downtown</text:p>
      <text:p text:style-name="P5">I walked listen'n to</text:p>
      <text:p text:style-name="P5">Die Antwoord</text:p>
      <text:p text:style-name="P9"/>
      <text:p text:style-name="P5">Someone called me out from behind</text:p>
      <text:p text:style-name="P5">Took out my earbuds &amp; turn'd around</text:p>
      <text:p text:style-name="P9"/>
      <text:p text:style-name="P5">A large man</text:p>
      <text:p text:style-name="P5">Face full of tats</text:p>
      <text:p text:style-name="P9"/>
      <text:p text:style-name="P5">Charged towards me</text:p>
      <text:p text:style-name="P5">In a hurry</text:p>
      <text:p text:style-name="P9"/>
      <text:p text:style-name="P5">I froze like a fawn</text:p>
      <text:p text:style-name="P5">Know'n I was already dead</text:p>
      <text:p text:style-name="P9"/>
      <text:p text:style-name="P5">Relief hit his face</text:p>
      <text:p text:style-name="P5">As we meet</text:p>
      <text:p text:style-name="P9"/>
      <text:p text:style-name="P5">' Hey I'm travel'n too</text:p>
      <text:p text:style-name="P5">' You want to stay with me</text:p>
      <text:p text:style-name="P5">' My camp is up that hill</text:p>
      <text:p text:style-name="P9"/>
      <text:p text:style-name="P5">I didn't have</text:p>
      <text:p text:style-name="P5">Anywhere else to go</text:p>
      <text:p text:style-name="P9"/>
      <text:p text:style-name="P5">Tho I kept my knife</text:p>
      <text:p text:style-name="P5">At ready</text:p>
      <text:p text:style-name="P5">V</text:p>
      <text:p text:style-name="P5">V</text:p>
      <text:p text:style-name="P5">v</text:p>
      <text:p text:style-name="P5">The strength of my little</text:p>
      <text:p text:style-name="P5">CRT Peck</text:p>
      <text:p text:style-name="P9"/>
      <text:p text:style-name="P5">It is easily hidden</text:p>
      <text:p text:style-name="P5">In the palms</text:p>
      <text:p text:style-name="P5">V</text:p>
      <text:p text:style-name="P5">V</text:p>
      <text:p text:style-name="P5">V</text:p>
      <text:p text:style-name="P5">Zach &amp; I</text:p>
      <text:p text:style-name="P5">Rest'n upon the grassy hill</text:p>
      <text:p text:style-name="P5">Against our packs</text:p>
      <text:p text:style-name="P5">Over-look'n Downtown</text:p>
      <text:p text:style-name="P9"/>
      <text:p text:style-name="P5">Nights on the street</text:p>
      <text:p text:style-name="P5">Are times of wakefulness</text:p>
      <text:p text:style-name="P9"/>
      <text:p text:style-name="P5">Under the Sun</text:p>
      <text:p text:style-name="P5">Sleep is much safer</text:p>
      <text:p text:style-name="P9"/>
      <text:p text:style-name="P5">The moon spent</text:p>
      <text:p text:style-name="P5">Brag'n &amp; Boast'n</text:p>
      <text:p text:style-name="P5">As men do in polite manners</text:p>
      <text:p text:style-name="P9"/>
      <text:p text:style-name="P5">' Once a crackhead tried to</text:p>
      <text:p text:style-name="P5">' Rape my girlfriend</text:p>
      <text:p text:style-name="P5">' I beat him to death</text:p>
      <text:p text:style-name="P5">' With a iron pipe</text:p>
      <text:p text:style-name="P9"/>
      <text:p text:style-name="P5">He won with that story</text:p>
      <text:p text:style-name="P5">v</text:p>
      <text:p text:style-name="P5">v</text:p>
      <text:p text:style-name="P5">v</text:p>
      <text:p text:style-name="P5">B-Rad had been</text:p>
      <text:p text:style-name="P5">A good host to me</text:p>
      <text:p text:style-name="P9"/>
      <text:p text:style-name="P5">Even if he was a bit scum</text:p>
      <text:p text:style-name="P5">In the way of those</text:p>
      <text:p text:style-name="P5">Who only seek self-interest</text:p>
      <text:p text:style-name="P9"/>
      <text:p text:style-name="P5">Zach &amp; I</text:p>
      <text:p text:style-name="P5">Had plans to adventure</text:p>
      <text:p text:style-name="P5">But I first had to repay</text:p>
      <text:p text:style-name="P5">Kindness recieved</text:p>
      <text:p text:style-name="P9"/>
      <text:p text:style-name="P5">B-Rad had too many dishes</text:p>
      <text:p text:style-name="P5">Dirty for too many weeks</text:p>
      <text:p text:style-name="P9"/>
      <text:p text:style-name="P5">I helped clean them</text:p>
      <text:p text:style-name="P5">Appreciate'n the bewilderment</text:p>
      <text:p text:style-name="P5">Of one unaccustomed to gratitude</text:p>
      <text:p text:style-name="P9"/>
      <text:p text:style-name="P5">B-Rads step-father</text:p>
      <text:p text:style-name="P5">Plan'd to come by</text:p>
      <text:p text:style-name="P9"/>
      <text:p text:style-name="P5">B-Rad</text:p>
      <text:p text:style-name="P5">Due for a check up</text:p>
      <text:p text:style-name="P9"/>
      <text:p text:style-name="P5">Himself almost old</text:p>
      <text:p text:style-name="P5">Childish in his pleas for support</text:p>
      <text:p text:style-name="P9"/>
      <text:p text:style-name="P5">Tho not lack'n a child's keenness</text:p>
      <text:p text:style-name="P5">That freed him from the various</text:p>
      <text:p text:style-name="P5">Preplaced logical traps</text:p>
      <text:p text:style-name="P5">_</text:p>
      <text:p text:style-name="P9"/>
      <text:p text:style-name="P5">One scheme</text:p>
      <text:p text:style-name="P5">A confirmed Ace</text:p>
      <text:p text:style-name="P9"/>
      <text:p text:style-name="P5">In conspire'n with the neighbor</text:p>
      <text:p text:style-name="P5">The patron accused him of</text:p>
      <text:p text:style-name="P5"><text:soft-page-break/>Smoke'n weed on the porch</text:p>
      <text:p text:style-name="P5">Have'n been seen that morn</text:p>
      <text:p text:style-name="P9"/>
      <text:p text:style-name="P5">' Did you see me smoke?</text:p>
      <text:p text:style-name="P5">B-Rad asked me</text:p>
      <text:p text:style-name="P9"/>
      <text:p text:style-name="P5">Under such circumstance</text:p>
      <text:p text:style-name="P5">I had no choice</text:p>
      <text:p text:style-name="P9"/>
      <text:p text:style-name="P5">Unable to call me a liar</text:p>
      <text:p text:style-name="P5">The patron was groundless</text:p>
      <text:p text:style-name="P9"/>
      <text:p text:style-name="P5">In such cleverness</text:p>
      <text:p text:style-name="P5">Did he weasel out</text:p>
      <text:p text:style-name="P5">Of any requirement for rebuke</text:p>
      <text:p text:style-name="P9"/>
      <text:p text:style-name="P5">B-Rad hustled me a ride</text:p>
      <text:p text:style-name="P5">The 30min drive</text:p>
      <text:p text:style-name="P5">Back to the trail</text:p>
      <text:p text:style-name="P5">I couldn't say no</text:p>
      <text:p text:style-name="P9"/>
      <text:p text:style-name="P5">I asked if we could stop</text:p>
      <text:p text:style-name="P5">&amp; Get Zach</text:p>
      <text:p text:style-name="P9"/>
      <text:p text:style-name="P5">But the patron</text:p>
      <text:p text:style-name="P5">Advised me against</text:p>
      <text:p text:style-name="P5">That companionship</text:p>
      <text:p text:style-name="P9"/>
      <text:p text:style-name="P5">' In all likelihood</text:p>
      <text:p text:style-name="P5">' Someone like that</text:p>
      <text:p text:style-name="P5">Forgot about any friendship</text:p>
      <text:p text:style-name="P5">In the booze of a new day</text:p>
      <text:p text:style-name="P5">v</text:p>
      <text:p text:style-name="P5">v</text:p>
      <text:p text:style-name="P5">v</text:p>
      <text:p text:style-name="P5">Back at the trail</text:p>
      <text:p text:style-name="P5">Post powwow with strangers</text:p>
      <text:p text:style-name="P9"/>
      <text:p text:style-name="P5">I decide to hitch back</text:p>
      <text:p text:style-name="P5">To Zach</text:p>
      <text:p text:style-name="P9"/>
      <text:p text:style-name="P5">40mi later</text:p>
      <text:p text:style-name="P5">I discovered him gone</text:p>
      <text:p text:style-name="P9"/>
      <text:p text:style-name="P5">At camp</text:p>
      <text:p text:style-name="P5">I discover'd only a note</text:p>
      <text:p text:style-name="P9"/>
      <text:p text:style-name="P5">Written from the sign</text:p>
      <text:p text:style-name="P5">He used to hitch</text:p>
      <text:p text:style-name="P5">In broad black Sharpie</text:p>
      <text:p text:style-name="P9"/>
      <text:p text:style-name="P5">Have'n taken the</text:p>
      <text:p text:style-name="P5">Considerable risk</text:p>
      <text:p text:style-name="P5">Stop'n the driver</text:p>
      <text:p text:style-name="P5">Leave'n the vehicle</text:p>
      <text:p text:style-name="P5">To leave me it</text:p>
      <text:p text:style-name="P9"/>
      <text:p text:style-name="P5">' I got a ride</text:p>
      <text:p text:style-name="P5">' Maybe we'll meet</text:p>
      <text:p text:style-name="P5">' Further up the interstate</text:p>
      <text:p text:style-name="P5">v</text:p>
      <text:p text:style-name="P5">v</text:p>
      <text:p text:style-name="P5">v</text:p>
      <text:p text:style-name="P5">Get'n back to the trail</text:p>
      <text:p text:style-name="P5">Again</text:p>
      <text:p text:style-name="P5">Was a real muthrfkr</text:p>
      <text:p text:style-name="P9"/>
      <text:p text:style-name="P5">A black lady at the</text:p>
      <text:p text:style-name="P5">Boys &amp; Girls Club</text:p>
      <text:p text:style-name="P5">Scowled a man into</text:p>
      <text:p text:style-name="P5">Give'n me a ride</text:p>
      <text:p text:style-name="P5">Out of the danger</text:p>
      <text:p text:style-name="P5">Of that hood</text:p>
      <text:p text:style-name="P5">v</text:p>
      <text:p text:style-name="P5">v</text:p>
      <text:p text:style-name="P5">v</text:p>
      <text:p text:style-name="P5">Daleville had a shelter</text:p>
      <text:p text:style-name="P5">For those suffer'n</text:p>
      <text:p text:style-name="P5">From that storm</text:p>
      <text:p text:style-name="P9"/>
      <text:p text:style-name="P5">They fed me &amp; gave me a place to rest</text:p>
      <text:p text:style-name="P9"/>
      <text:p text:style-name="P5">The next day</text:p>
      <text:p text:style-name="P5">Pass'n two hikers</text:p>
      <text:p text:style-name="P9"/>
      <text:p text:style-name="P5">I learn in their pack</text:p>
      <text:p text:style-name="P5">Listed my only friends</text:p>
      <text:p text:style-name="P5">Bathsalts &amp; DHB</text:p>
      <text:p text:style-name="P5">V</text:p>
      <text:p text:style-name="P5">V</text:p>
      <text:p text:style-name="P5">V</text:p>
      <text:p text:style-name="P5">At Pizza Hut</text:p>
      <text:p text:style-name="P5">Reunion with the two</text:p>
      <text:p text:style-name="P9"/>
      <text:p text:style-name="P5">How grateful I was</text:p>
      <text:p text:style-name="P5">To have friends again</text:p>
      <text:p text:style-name="P5">After those hundreds of miles</text:p>
      <text:p text:style-name="P5">_</text:p>
      <text:p text:style-name="P9"/>
      <text:p text:style-name="P5">The Bathsalt Gang</text:p>
      <text:p text:style-name="P9"/>
      <text:p text:style-name="P5">Bathsalt</text:p>
      <text:p text:style-name="P5">DHB</text:p>
      <text:p text:style-name="P5">Hambre</text:p>
      <text:p text:style-name="P5">Flick</text:p>
      <text:p text:style-name="P5">Hotpants</text:p>
      <text:p text:style-name="P5">Bible Belt</text:p>
      <text:p text:style-name="P9"/>
      <text:p text:style-name="P5">Feature'n 3Shot</text:p>
      <text:p text:style-name="P5">V</text:p>
      <text:p text:style-name="P5">V</text:p>
      <text:p text:style-name="P5">v</text:p>
      <text:p text:style-name="P5">Everyone was stay'n at the</text:p>
      <text:p text:style-name="P5">HoJo Inn</text:p>
      <text:p text:style-name="P9"/>
      <text:p text:style-name="P5">That place had all the drama of a crack town</text:p>
      <text:p text:style-name="P5">Stuffed under one roof</text:p>
      <text:p text:style-name="P9"/>
      <text:p text:style-name="P5">Naturally</text:p>
      <text:p text:style-name="P5">I found myself in the middle</text:p>
      <text:p text:style-name="P5">Of that nights scandal</text:p>
      <text:p text:style-name="P5">V</text:p>
      <text:p text:style-name="P5">V</text:p>
      <text:p text:style-name="P5">V</text:p>
      <text:p text:style-name="P5">Only DHB &amp; Bathsalts</text:p>
      <text:p text:style-name="P5">Would know if that time alone</text:p>
      <text:p text:style-name="P9"/>
      <text:p text:style-name="P5">Tipped the bucket</text:p>
      <text:p text:style-name="P5">Did in the done</text:p>
      <text:p text:style-name="P9"/>
      <text:p text:style-name="P5">I had to go crazy eventually</text:p>
      <text:p text:style-name="P5">( If not previously )</text:p>
      <text:p text:style-name="P5">V</text:p>
      <text:p text:style-name="P5">V</text:p>
      <text:p text:style-name="P5">v</text:p>
      <text:p text:style-name="P5">I guard Pop Tarts</text:p>
      <text:p text:style-name="P5">With my life</text:p>
      <text:p text:style-name="P9"/>
      <text:p text:style-name="P5">My pack</text:p>
      <text:p text:style-name="P5">My mate</text:p>
      <text:p text:style-name="P9"/>
      <text:p text:style-name="P5">Forced to cuddle together</text:p>
      <text:p text:style-name="P5">Night After Night</text:p>
      <text:p text:style-name="P5">Food &amp; All</text:p>
      <text:p text:style-name="P9"/>
      <text:p text:style-name="P5">If I lost my supplies</text:p>
      <text:p text:style-name="P5">To some animal</text:p>
      <text:p text:style-name="P5">My hope was done</text:p>
      <text:p text:style-name="P9"/>
      <text:p text:style-name="P5">If my quantum theory</text:p>
      <text:p text:style-name="P5">Is true</text:p>
      <text:p text:style-name="P9"/>
      <text:p text:style-name="P5">Then many of my Me</text:p>
      <text:p text:style-name="P5">Must have fallen</text:p>
      <text:p text:style-name="P5">Victim to hungry murderers</text:p>
      <text:p text:style-name="P5">V</text:p>
      <text:p text:style-name="P5">V</text:p>
      <text:p text:style-name="P5">V</text:p>
      <text:p text:style-name="P5">Never thought</text:p>
      <text:p text:style-name="P5">A gay could be</text:p>
      <text:p text:style-name="P5">More manly than me</text:p>
      <text:p text:style-name="P9"/>
      <text:p text:style-name="P5">The first of us</text:p>
      <text:p text:style-name="P5">To drop balls</text:p>
      <text:p text:style-name="P5">&amp; Jump into the James</text:p>
      <text:p text:style-name="P9"/>
      <text:p text:style-name="P5">The first of us</text:p>
      <text:p text:style-name="P5">To take that</text:p>
      <text:p text:style-name="P5">Narrow 25ft+ Sloped Dive</text:p>
      <text:p text:style-name="P5">Tween Darkened Masses</text:p>
      <text:p text:style-name="P5">Into a hole</text:p>
      <text:p text:style-name="P5">6ft in diameter</text:p>
      <text:p text:style-name="P9"/>
      <text:p text:style-name="P5">A feat I accomplished</text:p>
      <text:p text:style-name="P5">Only despite much fright</text:p>
      <text:p text:style-name="P9"><text:soft-page-break/></text:p>
      <text:p text:style-name="P5">A lady drove up</text:p>
      <text:p text:style-name="P5">To the drunk crowd</text:p>
      <text:p text:style-name="P5">Curse'n us as we wait'd</text:p>
      <text:p text:style-name="P5">For our turn to leap</text:p>
      <text:p text:style-name="P9"/>
      <text:p text:style-name="P5">Some kid died just recently</text:p>
      <text:p text:style-name="P9"/>
      <text:p text:style-name="P5">' He died cause he was drunk</text:p>
      <text:p text:style-name="P5">' And fucked up</text:p>
      <text:p text:style-name="P5">One reprimanded the lady</text:p>
      <text:p text:style-name="P9"/>
      <text:p text:style-name="P5">I didn't correct him that</text:p>
      <text:p text:style-name="P5">They were also all drunk</text:p>
      <text:p text:style-name="P5">V</text:p>
      <text:p text:style-name="P5">V</text:p>
      <text:p text:style-name="P5">V</text:p>
      <text:p text:style-name="P5">Settle'n doesn't happen</text:p>
      <text:p text:style-name="P5">Until 2min in sack</text:p>
      <text:p text:style-name="P9"/>
      <text:p text:style-name="P5">Much to be done</text:p>
      <text:p text:style-name="P5">Before then</text:p>
      <text:p text:style-name="P9"/>
      <text:p text:style-name="P5">The last act</text:p>
      <text:p text:style-name="P5">To climb in</text:p>
      <text:p text:style-name="P9"/>
      <text:p text:style-name="P5">&amp; Settle still</text:p>
      <text:p text:style-name="P5">To a days repose</text:p>
      <text:p text:style-name="P9"/>
      <text:p text:style-name="P5">First it is one</text:p>
      <text:p text:style-name="P5">Than many</text:p>
      <text:p text:style-name="P5">Itches all around</text:p>
      <text:p text:style-name="P9"/>
      <text:p text:style-name="P5">Prod'n you</text:p>
      <text:p text:style-name="P5">Out into the night</text:p>
      <text:p text:style-name="P5">To new grounds</text:p>
      <text:p text:style-name="P5">Less popular</text:p>
      <text:p text:style-name="P5">_</text:p>
      <text:p text:style-name="P9"/>
      <text:p text:style-name="P5">Noseeums</text:p>
      <text:p text:style-name="P5">I curse your kind</text:p>
      <text:p text:style-name="P9"/>
      <text:p text:style-name="P5">Humanity is go'n</text:p>
      <text:p text:style-name="P5">To one day destroy you</text:p>
      <text:p text:style-name="P5">V</text:p>
      <text:p text:style-name="P5">V</text:p>
      <text:p text:style-name="P5">V</text:p>
      <text:p text:style-name="P5">Callus on the</text:p>
      <text:p text:style-name="P5">Adventurer heel</text:p>
      <text:p text:style-name="P9"/>
      <text:p text:style-name="P5">Is a favorite snack</text:p>
      <text:p text:style-name="P5">For baby fish</text:p>
      <text:p text:style-name="P9"/>
      <text:p text:style-name="P5">Take'n advantage</text:p>
      <text:p text:style-name="P5">At the local soak</text:p>
      <text:p text:style-name="P5">V</text:p>
      <text:p text:style-name="P5">V</text:p>
      <text:p text:style-name="P5">v</text:p>
      <text:p text:style-name="P5">The James River</text:p>
      <text:p text:style-name="P9"/>
      <text:p text:style-name="P5">That bridge proudly built</text:p>
      <text:p text:style-name="P5">Locals &amp; strangers together</text:p>
      <text:p text:style-name="P5">Jump'n off</text:p>
      <text:p text:style-name="P9"/>
      <text:p text:style-name="P5">I do not know much about King James</text:p>
      <text:p text:style-name="P5">Is the joy of this river</text:p>
      <text:p text:style-name="P5">Symbolic of his life</text:p>
      <text:p text:style-name="P9"/>
      <text:p text:style-name="P5">Do he deserve</text:p>
      <text:p text:style-name="P5">Such Legacy</text:p>
      <text:p text:style-name="P5">V</text:p>
      <text:p text:style-name="P5">V</text:p>
      <text:p text:style-name="P5">V</text:p>
      <text:p text:style-name="P5">New MP3 player</text:p>
      <text:p text:style-name="P5">Ship'n to Buena Vista</text:p>
      <text:p text:style-name="P9"/>
      <text:p text:style-name="P5">It wouldn't arrive</text:p>
      <text:p text:style-name="P5">Till the next day</text:p>
      <text:p text:style-name="P9"/>
      <text:p text:style-name="P5">An oddly Mormon town</text:p>
      <text:p text:style-name="P5">It crumbled in decay</text:p>
      <text:p text:style-name="P9"/>
      <text:p text:style-name="P5">At the tables</text:p>
      <text:p text:style-name="P5">Of its public pavilion</text:p>
      <text:p text:style-name="P5">The cops came by</text:p>
      <text:p text:style-name="P9"/>
      <text:p text:style-name="P5">Despite the thunderstorm</text:p>
      <text:p text:style-name="P5">They kick'd me out</text:p>
      <text:p text:style-name="P9"/>
      <text:p text:style-name="P5">Forced to hitch past midnight</text:p>
      <text:p text:style-name="P9"/>
      <text:p text:style-name="P5">A kid in a Jeep</text:p>
      <text:p text:style-name="P5">Gave me a ride</text:p>
      <text:p text:style-name="P5">To the mountain pass</text:p>
      <text:p text:style-name="P5">_</text:p>
      <text:p text:style-name="P9"/>
      <text:p text:style-name="P5">It was late</text:p>
      <text:p text:style-name="P5">The moon wasn't out</text:p>
      <text:p text:style-name="P9"/>
      <text:p text:style-name="P5">Near the ridge</text:p>
      <text:p text:style-name="P5">I decided upon a rest</text:p>
      <text:p text:style-name="P5">It be'n around 3:30am</text:p>
      <text:p text:style-name="P9"/>
      <text:p text:style-name="P5">I heard the presence</text:p>
      <text:p text:style-name="P5">Of a large animal behind me</text:p>
      <text:p text:style-name="P9"/>
      <text:p text:style-name="P5">I picked up a rock</text:p>
      <text:p text:style-name="P5">Threw it in that direction</text:p>
      <text:p text:style-name="P9"/>
      <text:p text:style-name="P5">After a few moments</text:p>
      <text:p text:style-name="P5">A rock came fly'n back</text:p>
      <text:p text:style-name="P9"/>
      <text:p text:style-name="P5">Freaked to hell</text:p>
      <text:p text:style-name="P5">I got my stuff</text:p>
      <text:p text:style-name="P5">&amp; Hiked as fast as I could</text:p>
      <text:p text:style-name="P9"/>
      <text:p text:style-name="P5">A few miles later</text:p>
      <text:p text:style-name="P5">At a shelter</text:p>
      <text:p text:style-name="P5">.5mi off the trail</text:p>
      <text:p text:style-name="P9"/>
      <text:p text:style-name="P5">The log was sparse</text:p>
      <text:p text:style-name="P5">FrieghtTrain stop'd here during lunch</text:p>
      <text:p text:style-name="P5">But left soon because it was</text:p>
      <text:p text:style-name="P5">' too creepy</text:p>
      <text:p text:style-name="P9"/>
      <text:p text:style-name="P5">It was a common adjective</text:p>
      <text:p text:style-name="P5">Used in the log</text:p>
      <text:p text:style-name="P9"/>
      <text:p text:style-name="P5">The quaint shelter</text:p>
      <text:p text:style-name="P5">In a clear'n</text:p>
      <text:p text:style-name="P5">Of dark woods</text:p>
      <text:p text:style-name="P5">With small creek</text:p>
      <text:p text:style-name="P5">Flow'n thru</text:p>
      <text:p text:style-name="P9"/>
      <text:p text:style-name="P5">That is kinda creepy</text:p>
      <text:p text:style-name="P5">I reasoned</text:p>
      <text:p text:style-name="P5">_</text:p>
      <text:p text:style-name="P9"/>
      <text:p text:style-name="P5">Days later</text:p>
      <text:p text:style-name="P5">I discovered</text:p>
      <text:p text:style-name="P9"/>
      <text:p text:style-name="P5">That was the shelter</text:p>
      <text:p text:style-name="P5">That FBI signs warned of</text:p>
      <text:p text:style-name="P9"/>
      <text:p text:style-name="P5">Posted the past</text:p>
      <text:p text:style-name="P5">50mi on the trail</text:p>
      <text:p text:style-name="P9"/>
      <text:p text:style-name="P5">Last year a lone hiker</text:p>
      <text:p text:style-name="P5">Spent time in town</text:p>
      <text:p text:style-name="P9"/>
      <text:p text:style-name="P5">Found dead behind that shelter</text:p>
      <text:p text:style-name="P5">Killed with a knife</text:p>
      <text:p text:style-name="P5">Buried in a shallow grave</text:p>
      <text:p text:style-name="P9"/>
      <text:p text:style-name="P5">I never read adversements</text:p>
      <text:p text:style-name="P5">v</text:p>
      <text:p text:style-name="P5">v</text:p>
      <text:p text:style-name="P5">v</text:p>
      <text:p text:style-name="P5">Day circled in temperature</text:p>
      <text:p text:style-name="P5">Path circled in grade</text:p>
      <text:p text:style-name="P5">Landscape circled in fauna</text:p>
      <text:p text:style-name="P9"/>
      <text:p text:style-name="P5">Each blissful in simplicity</text:p>
      <text:p text:style-name="P9"/>
      <text:p text:style-name="P5">Able to easily distinguish</text:p>
      <text:p text:style-name="P5">What made each special</text:p>
      <text:p text:style-name="P5">v</text:p>
      <text:p text:style-name="P5">v</text:p>
      <text:p text:style-name="P5">v</text:p>
      <text:p text:style-name="P5">The call of the trail</text:p>
      <text:p text:style-name="P9"/>
      <text:p text:style-name="P5">A kingdom all my own</text:p>
      <text:p text:style-name="P5">A land all alone</text:p>
      <text:p text:style-name="P9"/>
      <text:p text:style-name="P5">The shade of the wilderness</text:p>
      <text:p text:style-name="P5"><text:soft-page-break/>The respite of the springs</text:p>
      <text:p text:style-name="P9"/>
      <text:p text:style-name="P5">Mayhap the luck of a powwow</text:p>
      <text:p text:style-name="P5">Overlay a rhythm to this path</text:p>
      <text:p text:style-name="P9"/>
      <text:p text:style-name="P5">Master of this environment</text:p>
      <text:p text:style-name="P5">Able under any circumstance</text:p>
      <text:p text:style-name="P9"/>
      <text:p text:style-name="P5">Peaceful without a past</text:p>
      <text:p text:style-name="P5">Peaceful with no future</text:p>
      <text:p text:style-name="P5">v</text:p>
      <text:p text:style-name="P5">v</text:p>
      <text:p text:style-name="P5">v</text:p>
      <text:p text:style-name="P5">Waynesboro</text:p>
      <text:p text:style-name="P5">Degraded by drug-use</text:p>
      <text:p text:style-name="P9"/>
      <text:p text:style-name="P5">Arrive'n as</text:p>
      <text:p text:style-name="P5">The Bathsalt Gang</text:p>
      <text:p text:style-name="P5">Feature'n FreightTrain</text:p>
      <text:p text:style-name="P9"/>
      <text:p text:style-name="P5">After a Chinese Buffet</text:p>
      <text:p text:style-name="P9"/>
      <text:p text:style-name="P5">They headed into the hotel</text:p>
      <text:p text:style-name="P5">I headed into the night</text:p>
      <text:p text:style-name="P5">V</text:p>
      <text:p text:style-name="P5">V</text:p>
      <text:p text:style-name="P5">v</text:p>
      <text:p text:style-name="P5">First to find weed</text:p>
      <text:p text:style-name="P5">Then find somewhere to sleep</text:p>
      <text:p text:style-name="P9"/>
      <text:p text:style-name="P5">Get'n weed off the streets</text:p>
      <text:p text:style-name="P5">Is truly a tricky task</text:p>
      <text:p text:style-name="P9"/>
      <text:p text:style-name="P5">At Krogers Grocer</text:p>
      <text:p text:style-name="P5">I happened upon a disheveled man</text:p>
      <text:p text:style-name="P9"/>
      <text:p text:style-name="P5">Wild hair</text:p>
      <text:p text:style-name="P5">Wild eyes</text:p>
      <text:p text:style-name="P9"/>
      <text:p text:style-name="P5">He said he could get me some</text:p>
      <text:p text:style-name="P5">Drunk he dropped the 40oz</text:p>
      <text:p text:style-name="P9"/>
      <text:p text:style-name="P5">The security guard kicked us out</text:p>
      <text:p text:style-name="P5">His friend was wait'n for him out in the car</text:p>
      <text:p text:style-name="P9"/>
      <text:p text:style-name="P5">Hella mad he came back empty-handed</text:p>
      <text:p text:style-name="P5">Himself already ban'd</text:p>
      <text:p text:style-name="P5">V</text:p>
      <text:p text:style-name="P5">V</text:p>
      <text:p text:style-name="P5">V</text:p>
      <text:p text:style-name="P5">At Patrick's</text:p>
      <text:p text:style-name="P9"/>
      <text:p text:style-name="P5">His family</text:p>
      <text:p text:style-name="P5">Outside by the firepit</text:p>
      <text:p text:style-name="P9"/>
      <text:p text:style-name="P5">' This is a AT hiker</text:p>
      <text:p text:style-name="P5">' He want's to buy weed</text:p>
      <text:p text:style-name="P9"/>
      <text:p text:style-name="P5">We took off in his Subaru</text:p>
      <text:p text:style-name="P9"/>
      <text:p text:style-name="P5">The benefit of the storm</text:p>
      <text:p text:style-name="P5">Is firewood was abuntant</text:p>
      <text:p text:style-name="P5">Of a tree's best cuts</text:p>
      <text:p text:style-name="P5">_</text:p>
      <text:p text:style-name="P9"/>
      <text:p text:style-name="P5">Patrick had a 4yr old</text:p>
      <text:p text:style-name="P5">&amp; Two step children</text:p>
      <text:p text:style-name="P5">9 &amp; 14</text:p>
      <text:p text:style-name="P9"/>
      <text:p text:style-name="P5">&amp; A crazed wife</text:p>
      <text:p text:style-name="P9"/>
      <text:p text:style-name="P5">Abuse was apparent</text:p>
      <text:p text:style-name="P5">The BBQ never touched</text:p>
      <text:p text:style-name="P5">By the hungry family</text:p>
      <text:p text:style-name="P9"/>
      <text:p text:style-name="P5">He never got around</text:p>
      <text:p text:style-name="P5">To take'n first bite</text:p>
      <text:p text:style-name="P9"/>
      <text:p text:style-name="P5">The 14 yr old girl ask'd</text:p>
      <text:p text:style-name="P5">What she should do with it</text:p>
      <text:p text:style-name="P9"/>
      <text:p text:style-name="P5">Patrick ordered her</text:p>
      <text:p text:style-name="P5">To compost it</text:p>
      <text:p text:style-name="P9"/>
      <text:p text:style-name="P5">She then asked him</text:p>
      <text:p text:style-name="P5">To turn the music up in the car</text:p>
      <text:p text:style-name="P9"/>
      <text:p text:style-name="P5">This was the time of night</text:p>
      <text:p text:style-name="P5">Patrick let loose</text:p>
      <text:p text:style-name="P9"/>
      <text:p text:style-name="P5">Loud &amp; Detailed</text:p>
      <text:p text:style-name="P5">Of Sex &amp; Suicide</text:p>
      <text:p text:style-name="P9"/>
      <text:p text:style-name="P5">Police recently called on him</text:p>
      <text:p text:style-name="P5">Because of his attempts to kill himself</text:p>
      <text:p text:style-name="P9"/>
      <text:p text:style-name="P5">Wayne</text:p>
      <text:p text:style-name="P5">The friend that drove him earlier</text:p>
      <text:p text:style-name="P9"/>
      <text:p text:style-name="P5">Came over &amp; laugh'd on</text:p>
      <text:p text:style-name="P5">How they trained their wives</text:p>
      <text:p text:style-name="P9"/>
      <text:p text:style-name="P5">Wayne's wife came over</text:p>
      <text:p text:style-name="P5">Arm in a sling</text:p>
      <text:p text:style-name="P9"/>
      <text:p text:style-name="P5">Wayne took half of her pain pill</text:p>
      <text:p text:style-name="P9"/>
      <text:p text:style-name="P5">Patrick's wife Tera</text:p>
      <text:p text:style-name="P5">Returned as ordered</text:p>
      <text:p text:style-name="P9"/>
      <text:p text:style-name="P5">Arms full of appliance cords</text:p>
      <text:p text:style-name="P5">Cut to burn the copper</text:p>
      <text:p text:style-name="P9"/>
      <text:p text:style-name="P5">Which when burnt</text:p>
      <text:p text:style-name="P5">Emit beautify arrays of color</text:p>
      <text:p text:style-name="P9"/>
      <text:p text:style-name="P5">Past 3am</text:p>
      <text:p text:style-name="P5">The dealer came buy</text:p>
      <text:p text:style-name="P9"/>
      <text:p text:style-name="P5">I got my 1/8</text:p>
      <text:p text:style-name="P5">They were preoccupied with meth</text:p>
      <text:p text:style-name="P9"/>
      <text:p text:style-name="P5">I bailed into the night</text:p>
      <text:p text:style-name="P5">Filthy with memories</text:p>
      <text:p text:style-name="P9"/>
      <text:p text:style-name="P5">Swollen with pity</text:p>
      <text:p text:style-name="P5">For the children</text:p>
      <text:p text:style-name="P9"/>
      <text:p text:style-name="P5">Subjected under</text:p>
      <text:p text:style-name="P5">Unbound dementia</text:p>
      <text:p text:style-name="P5">v</text:p>
      <text:p text:style-name="P5">v</text:p>
      <text:p text:style-name="P5">v</text:p>
      <text:p text:style-name="P5">In the morn I ate breakfast</text:p>
      <text:p text:style-name="P5">At the Quality Inn</text:p>
      <text:p text:style-name="P5">With the Bathsalt Gang</text:p>
      <text:p text:style-name="P9"/>
      <text:p text:style-name="P5">Raid'n Inns for breakfast</text:p>
      <text:p text:style-name="P5">Was an easy trick</text:p>
      <text:p text:style-name="P9"/>
      <text:p text:style-name="P5">If you woke early</text:p>
      <text:p text:style-name="P5">To get first dibs</text:p>
      <text:p text:style-name="P5">_</text:p>
      <text:p text:style-name="P9"/>
      <text:p text:style-name="P5">At a Laundry Mat</text:p>
      <text:p text:style-name="P5">Butt-naked under my poncho</text:p>
      <text:p text:style-name="P9"/>
      <text:p text:style-name="P5">A homeless came up to converse</text:p>
      <text:p text:style-name="P9"/>
      <text:p text:style-name="P5">' Man I had the worse night</text:p>
      <text:p text:style-name="P5">' I slept in a porta-potty</text:p>
      <text:p text:style-name="P5">' Some guy around 6am</text:p>
      <text:p text:style-name="P5">' Burst in 'n tripped over me</text:p>
      <text:p text:style-name="P5">' Try'n to take a shit</text:p>
      <text:p text:style-name="P9"/>
      <text:p text:style-name="P5">I gave him the rest of the breakfast</text:p>
      <text:p text:style-name="P5">From Quality Inn</text:p>
      <text:p text:style-name="P9"/>
      <text:p text:style-name="P5">Then I returned there</text:p>
      <text:p text:style-name="P5">For Last Call</text:p>
      <text:p text:style-name="P5">v</text:p>
      <text:p text:style-name="P5">v</text:p>
      <text:p text:style-name="P5">v</text:p>
      <text:p text:style-name="P5">Shenandoahs</text:p>
      <text:p text:style-name="P5">Roll'n easily</text:p>
      <text:p text:style-name="P9"/>
      <text:p text:style-name="P5">Clouds descended</text:p>
      <text:p text:style-name="P5">To proximity</text:p>
      <text:p text:style-name="P9"/>
      <text:p text:style-name="P5">Peace of Tranquility</text:p>
      <text:p text:style-name="P5">Saturates the grounds</text:p>
      <text:p text:style-name="P9"/>
      <text:p text:style-name="P5">Black snakes &amp; bunnies</text:p>
      <text:p text:style-name="P5"><text:soft-page-break/>Tourists &amp; food</text:p>
      <text:p text:style-name="P5">Dry scapes &amp; gush'n spouts</text:p>
      <text:p text:style-name="P5">v</text:p>
      <text:p text:style-name="P5">v</text:p>
      <text:p text:style-name="P5">v</text:p>
      <text:p text:style-name="P5">Hombre gave me my first</text:p>
      <text:p text:style-name="P5">Mountain House</text:p>
      <text:p text:style-name="P9"/>
      <text:p text:style-name="P5">An expensive dehydrated meal</text:p>
      <text:p text:style-name="P5">I am clumsy</text:p>
      <text:p text:style-name="P5">I had to eat it off the ground</text:p>
      <text:p text:style-name="P9"/>
      <text:p text:style-name="P5">FreightTrain &amp; I powwow</text:p>
      <text:p text:style-name="P5">As his birthday gift</text:p>
      <text:p text:style-name="P9"/>
      <text:p text:style-name="P5">I ended up chase'n a rabbit</text:p>
      <text:p text:style-name="P5">Thru hidden pathways</text:p>
      <text:p text:style-name="P5">Thru the bramble</text:p>
      <text:p text:style-name="P5">V</text:p>
      <text:p text:style-name="P5">V</text:p>
      <text:p text:style-name="P5">v</text:p>
      <text:p text:style-name="P5">Past 3:30am</text:p>
      <text:p text:style-name="P5">When I caught up</text:p>
      <text:p text:style-name="P5">To the Bathsalt Gang</text:p>
      <text:p text:style-name="P9"/>
      <text:p text:style-name="P5">8am</text:p>
      <text:p text:style-name="P5">We picked up camp &amp; moved</text:p>
      <text:p text:style-name="P5">Miserable but enjoy'n company</text:p>
      <text:p text:style-name="P5">I trailed sleepily behind Hambre</text:p>
      <text:p text:style-name="P9"/>
      <text:p text:style-name="P5">After 3mi we arrived</text:p>
      <text:p text:style-name="P5">At a dead end</text:p>
      <text:p text:style-name="P9"/>
      <text:p text:style-name="P5">A cemetery buried</text:p>
      <text:p text:style-name="P5">Deep in the woods</text:p>
      <text:p text:style-name="P9"/>
      <text:p text:style-name="P5">It's ancient markers worn illegible by time</text:p>
      <text:p text:style-name="P5">In deep wilderness</text:p>
      <text:p text:style-name="P9"/>
      <text:p text:style-name="P5">Awake in the fright of being lost</text:p>
      <text:p text:style-name="P9"/>
      <text:p text:style-name="P5">We found our way back</text:p>
      <text:p text:style-name="P5">Hambre also exhausted</text:p>
      <text:p text:style-name="P5">Had follow'd Orange blazes</text:p>
      <text:p text:style-name="P9"/>
      <text:p text:style-name="P5">Back at the trail</text:p>
      <text:p text:style-name="P5">I decided to go solo</text:p>
      <text:p text:style-name="P9"/>
      <text:p text:style-name="P5">They kept a 25mi pace</text:p>
      <text:p text:style-name="P9"/>
      <text:p text:style-name="P5">These scapes deserved calm appreciation</text:p>
      <text:p text:style-name="P5">So I sat on a boulder</text:p>
      <text:p text:style-name="P5">&amp; Blazed up</text:p>
      <text:p text:style-name="P5">V</text:p>
      <text:p text:style-name="P5">V</text:p>
      <text:p text:style-name="P5">V</text:p>
      <text:p text:style-name="P5">To blaze up</text:p>
      <text:p text:style-name="P5">Is not a simple task</text:p>
      <text:p text:style-name="P9"/>
      <text:p text:style-name="P5">When travel'n know'n</text:p>
      <text:p text:style-name="P5">Not to carry much</text:p>
      <text:p text:style-name="P9"/>
      <text:p text:style-name="P5">An apple</text:p>
      <text:p text:style-name="P5">A pen &amp; foil</text:p>
      <text:p text:style-name="P9"/>
      <text:p text:style-name="P5">Many things</text:p>
      <text:p text:style-name="P5">I've craft'd for smoke</text:p>
      <text:p text:style-name="P9"/>
      <text:p text:style-name="P5">Police &amp; I</text:p>
      <text:p text:style-name="P5">Naturally gravitate</text:p>
      <text:p text:style-name="P5">v</text:p>
      <text:p text:style-name="P5">v</text:p>
      <text:p text:style-name="P5">v</text:p>
      <text:p text:style-name="P5">Night Hikes</text:p>
      <text:p text:style-name="P5">Suffused with</text:p>
      <text:p text:style-name="P5">Calls Screeches &amp; Wails</text:p>
      <text:p text:style-name="P9"/>
      <text:p text:style-name="P5">Eyes flicker'n</text:p>
      <text:p text:style-name="P5">Out in the distance</text:p>
      <text:p text:style-name="P5">Green Yellow or Orange</text:p>
      <text:p text:style-name="P9"/>
      <text:p text:style-name="P5">Bear scat fresh tonight</text:p>
      <text:p text:style-name="P5">Headed same direction</text:p>
      <text:p text:style-name="P9"/>
      <text:p text:style-name="P5">Weed &amp; Energy-JellyBeans</text:p>
      <text:p text:style-name="P5">Pushed me onwards</text:p>
      <text:p text:style-name="P9"/>
      <text:p text:style-name="P5">One terrible shriek</text:p>
      <text:p text:style-name="P5">Tore thru any ever heard</text:p>
      <text:p text:style-name="P9"/>
      <text:p text:style-name="P5">As if from</text:p>
      <text:p text:style-name="P5">A baby torn to shreds</text:p>
      <text:p text:style-name="P9"/>
      <text:p text:style-name="P5">Headphones allowed me</text:p>
      <text:p text:style-name="P5">Ignorance to continue</text:p>
      <text:p text:style-name="P5">V</text:p>
      <text:p text:style-name="P5">V</text:p>
      <text:p text:style-name="P5">v</text:p>
      <text:p text:style-name="P5">At the top of a ridge</text:p>
      <text:p text:style-name="P5">Of rocky views</text:p>
      <text:p text:style-name="P9"/>
      <text:p text:style-name="P5">Cowboy camp'd aside</text:p>
      <text:p text:style-name="P5">The edge of a cliff</text:p>
      <text:p text:style-name="P9"/>
      <text:p text:style-name="P5">My pen fell</text:p>
      <text:p text:style-name="P5">Down into its misty depths</text:p>
      <text:p text:style-name="P9"/>
      <text:p text:style-name="P5">Howl'n winds</text:p>
      <text:p text:style-name="P5">Shook me all night</text:p>
      <text:p text:style-name="P9"/>
      <text:p text:style-name="P5">If I woke</text:p>
      <text:p text:style-name="P5">Feel'n as if fall'n</text:p>
      <text:p text:style-name="P5">Off a cliff</text:p>
      <text:p text:style-name="P9"/>
      <text:p text:style-name="P5">Tonight it would be true</text:p>
      <text:p text:style-name="P5">But it would be quick</text:p>
      <text:p text:style-name="P5">v</text:p>
      <text:p text:style-name="P5">v</text:p>
      <text:p text:style-name="P5">v</text:p>
      <text:p text:style-name="P5">Purpose always reveals itself</text:p>
      <text:p text:style-name="P5">To the pure of heart</text:p>
      <text:p text:style-name="P5">&amp; Vigorous of mind</text:p>
      <text:p text:style-name="P9"/>
      <text:p text:style-name="P5">My reality</text:p>
      <text:p text:style-name="P5">A childhood fantasy</text:p>
      <text:p text:style-name="P5">_</text:p>
      <text:p text:style-name="P9"/>
      <text:p text:style-name="P5">My family</text:p>
      <text:p text:style-name="P5">Know'n my distress</text:p>
      <text:p text:style-name="P9"/>
      <text:p text:style-name="P5">Need'n to wish me well</text:p>
      <text:p text:style-name="P5">Drove 60mi</text:p>
      <text:p text:style-name="P5">To the airport</text:p>
      <text:p text:style-name="P9"/>
      <text:p text:style-name="P5">On hopes to find me</text:p>
      <text:p text:style-name="P5">Not know'n the when</text:p>
      <text:p text:style-name="P5">Only the where</text:p>
      <text:p text:style-name="P9"/>
      <text:p text:style-name="P5">Sweetly I savor the shock</text:p>
      <text:p text:style-name="P5">Of that memory</text:p>
      <text:p text:style-name="P9"/>
      <text:p text:style-name="P5">Hear'n my named called out</text:p>
      <text:p text:style-name="P5">In the Salt Lake City Airport</text:p>
      <text:p text:style-name="P9"/>
      <text:p text:style-name="P5">Only by fate</text:p>
      <text:p text:style-name="P5">They had found me</text:p>
      <text:p text:style-name="P5">v</text:p>
      <text:p text:style-name="P5">v</text:p>
      <text:p text:style-name="P5">v</text:p>
      <text:p text:style-name="P5">The Edification Movement is Nigh</text:p>
      <text:p text:style-name="P9"/>
      <text:p text:style-name="P5">The Priest</text:p>
      <text:p text:style-name="P5">Sacrifice'n sex for purity</text:p>
      <text:p text:style-name="P9"/>
      <text:p text:style-name="P5">The Student</text:p>
      <text:p text:style-name="P5">Sacrifice'n excitement for intelligence</text:p>
      <text:p text:style-name="P9"/>
      <text:p text:style-name="P5">The Bookwork</text:p>
      <text:p text:style-name="P5">Sacrifice'n ease for depth</text:p>
      <text:p text:style-name="P9"/>
      <text:p text:style-name="P5">The Traveller</text:p>
      <text:p text:style-name="P5">Sacrifice'n funds for experience</text:p>
      <text:p text:style-name="P9"/>
      <text:p text:style-name="P5">To toil for</text:p>
      <text:p text:style-name="P5">Higher states of being</text:p>
      <text:p text:style-name="P5">v</text:p>
      <text:p text:style-name="P5">v</text:p>
      <text:p text:style-name="P5">v</text:p>
      <text:p text:style-name="P5">Patrick of Waynseboro</text:p>
      <text:p text:style-name="P5">Strung out on the tune of Meth</text:p>
      <text:p text:style-name="P9"/>
      <text:p text:style-name="P5">Too many hear your wretched verse</text:p>
      <text:p text:style-name="P5">Too many are damned by its wretched curse</text:p>
      <text:p text:style-name="P5"><text:soft-page-break/>v</text:p>
      <text:p text:style-name="P5">v</text:p>
      <text:p text:style-name="P5">v</text:p>
      <text:p text:style-name="P5">Slayer had taught me</text:p>
      <text:p text:style-name="P5">How to fold my bandanna</text:p>
      <text:p text:style-name="P5">Around my pot</text:p>
      <text:p text:style-name="P9"/>
      <text:p text:style-name="P5">To keep in check</text:p>
      <text:p text:style-name="P5">The crud from grill-less fire</text:p>
      <text:p text:style-name="P9"/>
      <text:p text:style-name="P5">Unfortunately my bandannas were</text:p>
      <text:p text:style-name="P5">Pattern'd on camouflage</text:p>
      <text:p text:style-name="P9"/>
      <text:p text:style-name="P5">I overlooked my pot</text:p>
      <text:p text:style-name="P5">Leave'n it in the Shenandoahs</text:p>
      <text:p text:style-name="P5">v</text:p>
      <text:p text:style-name="P5">v</text:p>
      <text:p text:style-name="P5">v</text:p>
      <text:p text:style-name="P5">The Sunday Lazy Breeze</text:p>
      <text:p text:style-name="P5">No matter where you are</text:p>
      <text:p text:style-name="P9"/>
      <text:p text:style-name="P5">The planet takes Sabbatical</text:p>
      <text:p text:style-name="P9"/>
      <text:p text:style-name="P5">Corpus Christi bay</text:p>
      <text:p text:style-name="P5">Wasatch Mountains</text:p>
      <text:p text:style-name="P5">Dusty Mexican streets</text:p>
      <text:p text:style-name="P9"/>
      <text:p text:style-name="P5">Upon riot'n cobblestone</text:p>
      <text:p text:style-name="P5">Of Buenos Aires</text:p>
      <text:p text:style-name="P9"/>
      <text:p text:style-name="P5">Now the Appalachian</text:p>
      <text:p text:style-name="P5">Meet'n easy tunes</text:p>
      <text:p text:style-name="P5">With eazy steps</text:p>
      <text:p text:style-name="P5">v</text:p>
      <text:p text:style-name="P5">v</text:p>
      <text:p text:style-name="P5">v</text:p>
      <text:p text:style-name="P5">Trippy in the woods</text:p>
      <text:p text:style-name="P5">All out for all I care</text:p>
      <text:p text:style-name="P9"/>
      <text:p text:style-name="P5">Shout'n Ramble'n Sing'n</text:p>
      <text:p text:style-name="P9"/>
      <text:p text:style-name="P5">On Annapolis Rocks</text:p>
      <text:p text:style-name="P5">I tread</text:p>
      <text:p text:style-name="P9"/>
      <text:p text:style-name="P5">None as far as I can see</text:p>
      <text:p text:style-name="P9"/>
      <text:p text:style-name="P5">Under vast sky</text:p>
      <text:p text:style-name="P5">A lake glitters brilliantly</text:p>
      <text:p text:style-name="P9"/>
      <text:p text:style-name="P5">The view of cities from mountains</text:p>
      <text:p text:style-name="P9"/>
      <text:p text:style-name="P5">Proper perspective</text:p>
      <text:p text:style-name="P5">To trip to these heights</text:p>
      <text:p text:style-name="P5">v</text:p>
      <text:p text:style-name="P5">v</text:p>
      <text:p text:style-name="P5">v</text:p>
      <text:p text:style-name="P5">I found a 1lb</text:p>
      <text:p text:style-name="P5">Discrete Mathematics book</text:p>
      <text:p text:style-name="P9"/>
      <text:p text:style-name="P5">Despite many tries</text:p>
      <text:p text:style-name="P5">I failed to find time</text:p>
      <text:p text:style-name="P5">To read much of it</text:p>
      <text:p text:style-name="P9"/>
      <text:p text:style-name="P5">After 1mo I had to ditch it</text:p>
      <text:p text:style-name="P5">V</text:p>
      <text:p text:style-name="P5">V</text:p>
      <text:p text:style-name="P5">v</text:p>
      <text:p text:style-name="P5">An experienced backpacker</text:p>
      <text:p text:style-name="P9"/>
      <text:p text:style-name="P5">Feels the weight</text:p>
      <text:p text:style-name="P5">Of a pair of Poptarts</text:p>
      <text:p text:style-name="P9"/>
      <text:p text:style-name="P5">An experienced backpacker</text:p>
      <text:p text:style-name="P5">Daily adjusts pack straps</text:p>
      <text:p text:style-name="P5">In order to keep the weight</text:p>
      <text:p text:style-name="P5">In ideal positions</text:p>
      <text:p text:style-name="P9"/>
      <text:p text:style-name="P5">An experienced backpacker</text:p>
      <text:p text:style-name="P5">Has a routine method to pack</text:p>
      <text:p text:style-name="P5">90% Strip'd every night</text:p>
      <text:p text:style-name="P5">Reassembled every morn</text:p>
      <text:p text:style-name="P9"/>
      <text:p text:style-name="P5">An experienced backpacker</text:p>
      <text:p text:style-name="P5">Is aware</text:p>
      <text:p text:style-name="P5">Weight Size &amp; Quantity</text:p>
      <text:p text:style-name="P5">All come into play</text:p>
      <text:p text:style-name="P5">v</text:p>
      <text:p text:style-name="P5">v</text:p>
      <text:p text:style-name="P5">v</text:p>
      <text:p text:style-name="P5">Often been read'n</text:p>
      <text:p text:style-name="P5">Walt Whitman</text:p>
      <text:p text:style-name="P9"/>
      <text:p text:style-name="P5">On my Nook</text:p>
      <text:p text:style-name="P5">Aloud until I trip</text:p>
      <text:p text:style-name="P5">V</text:p>
      <text:p text:style-name="P5">V</text:p>
      <text:p text:style-name="P5">V</text:p>
      <text:p text:style-name="P5">Sky Meadows State Park</text:p>
      <text:p text:style-name="P5">On a bright</text:p>
      <text:p text:style-name="P5">But partially dreary day</text:p>
      <text:p text:style-name="P9"/>
      <text:p text:style-name="P5">Moisture call'n</text:p>
      <text:p text:style-name="P5">All to life</text:p>
      <text:p text:style-name="P9"/>
      <text:p text:style-name="P5">Energize'd cellularly</text:p>
      <text:p text:style-name="P5">With sleek appeal</text:p>
      <text:p text:style-name="P9"/>
      <text:p text:style-name="P5">Just the right</text:p>
      <text:p text:style-name="P5">Amount of meadow</text:p>
      <text:p text:style-name="P5">To still feel like forest</text:p>
      <text:p text:style-name="P9"/>
      <text:p text:style-name="P5">Just the right</text:p>
      <text:p text:style-name="P5">Amount of open-expanses</text:p>
      <text:p text:style-name="P5">To allow appreciation</text:p>
      <text:p text:style-name="P5">Of panoramic views</text:p>
      <text:p text:style-name="P9"/>
      <text:p text:style-name="P5">Mile 20</text:p>
      <text:p text:style-name="P5">Refresh'd as morn</text:p>
      <text:p text:style-name="P9"/>
      <text:p text:style-name="P5">Today I swore I'd reach 1000mi</text:p>
      <text:p text:style-name="P5">.</text:p>
      <text:p text:style-name="P5">.</text:p>
      <text:p text:style-name="P5">.</text:p>
      <text:p text:style-name="P5">1000mi path</text:p>
      <text:p text:style-name="P5">A lifelong wish</text:p>
      <text:p text:style-name="P9"/>
      <text:p text:style-name="P5">In 3mo I read</text:p>
      <text:p text:style-name="P5">The Lord of the Rings</text:p>
      <text:p text:style-name="P5">At age 11</text:p>
      <text:p text:style-name="P9"/>
      <text:p text:style-name="P5">I've always been akin</text:p>
      <text:p text:style-name="P5">To the adventure of walks</text:p>
      <text:p text:style-name="P9"/>
      <text:p text:style-name="P5">Since a child</text:p>
      <text:p text:style-name="P5">Too wild for home</text:p>
      <text:p text:style-name="P5">Out on streets</text:p>
      <text:p text:style-name="P5">On the long roam</text:p>
      <text:p text:style-name="P9"/>
      <text:p text:style-name="P5">Past govt fences</text:p>
      <text:p text:style-name="P5">Favor'n desolate places</text:p>
      <text:p text:style-name="P5">.</text:p>
      <text:p text:style-name="P5">.</text:p>
      <text:p text:style-name="P5">.</text:p>
      <text:p text:style-name="P5">Bear's Den</text:p>
      <text:p text:style-name="P9"/>
      <text:p text:style-name="P5">Its stone structure</text:p>
      <text:p text:style-name="P5">Spoke words of wisdom</text:p>
      <text:p text:style-name="P9"/>
      <text:p text:style-name="P5">Against the shoddy</text:p>
      <text:p text:style-name="P5">Frame structures of today</text:p>
      <text:p text:style-name="P9"/>
      <text:p text:style-name="P5">Despite human intrusion</text:p>
      <text:p text:style-name="P5">The woods were at peace</text:p>
      <text:p text:style-name="P9"/>
      <text:p text:style-name="P5">Moss clung to it with affection</text:p>
      <text:p text:style-name="P5">Birds call it home</text:p>
      <text:p text:style-name="P5">_</text:p>
      <text:p text:style-name="P9"/>
      <text:p text:style-name="P5">To enter the building</text:p>
      <text:p text:style-name="P5">One had to answer</text:p>
      <text:p text:style-name="P5">A thru hikers riddle</text:p>
      <text:p text:style-name="P9"/>
      <text:p text:style-name="P5">Proven true</text:p>
      <text:p text:style-name="P5">The machine allow'd me inside</text:p>
      <text:p text:style-name="P5">V</text:p>
      <text:p text:style-name="P5">V</text:p>
      <text:p text:style-name="P5">v</text:p>
      <text:p text:style-name="P5">Sweet were the spoils</text:p>
      <text:p text:style-name="P5">Raid'n that hostel alone</text:p>
      <text:p text:style-name="P9"/>
      <text:p text:style-name="P5">MoHo Fig-Newtons PB Internet!</text:p>
      <text:p text:style-name="P9"/>
      <text:p text:style-name="P5">A man asked where the owner was</text:p>
      <text:p text:style-name="P5">He was with the Tree-Removal</text:p>
      <text:p text:style-name="P9"/>
      <text:p text:style-name="P5">I told him I had no idea</text:p>
      <text:p text:style-name="P9"/>
      <text:p text:style-name="P5"><text:soft-page-break/>' I am from a group</text:p>
      <text:p text:style-name="P5">' We have land where we keep</text:p>
      <text:p text:style-name="P5">' All-things-in-common</text:p>
      <text:p text:style-name="P9"/>
      <text:p text:style-name="P5">' Would you like to stay</text:p>
      <text:p text:style-name="P5">' With us for a while?</text:p>
      <text:p text:style-name="P9"/>
      <text:p text:style-name="P5">' You would have a free</text:p>
      <text:p text:style-name="P5">' Place to stay &amp; eat</text:p>
      <text:p text:style-name="P5">' If you work your part</text:p>
      <text:p text:style-name="P9"/>
      <text:p text:style-name="P5">Cults always interest me</text:p>
      <text:p text:style-name="P5">I helped them with the rest</text:p>
      <text:p text:style-name="P5">Of the jobs for the day</text:p>
      <text:p text:style-name="P9"/>
      <text:p text:style-name="P5">We headed out to Sabbath</text:p>
      <text:p text:style-name="P5">On Hillsboro</text:p>
      <text:p text:style-name="P5">v</text:p>
      <text:p text:style-name="P5">v</text:p>
      <text:p text:style-name="P5">v</text:p>
      <text:p text:style-name="P5">John</text:p>
      <text:p text:style-name="P9"/>
      <text:p text:style-name="P5">With form of Man</text:p>
      <text:p text:style-name="P5">Squared exponentially</text:p>
      <text:p text:style-name="P9"/>
      <text:p text:style-name="P5">Long hair</text:p>
      <text:p text:style-name="P5">Cut chin</text:p>
      <text:p text:style-name="P5">Tower'n 6.5ft</text:p>
      <text:p text:style-name="P5">Large hands</text:p>
      <text:p text:style-name="P5">Big Feet</text:p>
      <text:p text:style-name="P5">Muscular Physique</text:p>
      <text:p text:style-name="P9"/>
      <text:p text:style-name="P5">In a Democratic Age</text:p>
      <text:p text:style-name="P5">Where the weak reign</text:p>
      <text:p text:style-name="P9"/>
      <text:p text:style-name="P5">These miracles of manliness</text:p>
      <text:p text:style-name="P5">Are greatly depreciated</text:p>
      <text:p text:style-name="P9"/>
      <text:p text:style-name="P5">A wayside spectacle</text:p>
      <text:p text:style-name="P5">Lost in this cult</text:p>
      <text:p text:style-name="P5">V</text:p>
      <text:p text:style-name="P5">V</text:p>
      <text:p text:style-name="P5">V</text:p>
      <text:p text:style-name="P5">' You can stay for a day</text:p>
      <text:p text:style-name="P5">' Or stay</text:p>
      <text:p text:style-name="P9"/>
      <text:p text:style-name="P5">One of them offered</text:p>
      <text:p text:style-name="P5">After show'n me the grounds</text:p>
      <text:p text:style-name="P9"/>
      <text:p text:style-name="P5">_</text:p>
      <text:p text:style-name="P9"/>
      <text:p text:style-name="P5">' My daughter is 18</text:p>
      <text:p text:style-name="P9"/>
      <text:p text:style-name="P5">The father offered</text:p>
      <text:p text:style-name="P5">If I would stay</text:p>
      <text:p text:style-name="P5">_</text:p>
      <text:p text:style-name="P9"/>
      <text:p text:style-name="P5">From early morn till night</text:p>
      <text:p text:style-name="P5">A Community United</text:p>
      <text:p text:style-name="P9"/>
      <text:p text:style-name="P5">Gets that weird</text:p>
      <text:p text:style-name="P5">Familiar oddness</text:p>
      <text:p text:style-name="P5">V</text:p>
      <text:p text:style-name="P5">V</text:p>
      <text:p text:style-name="P5">V</text:p>
      <text:p text:style-name="P5">Faith</text:p>
      <text:p text:style-name="P5">I studied many years</text:p>
      <text:p text:style-name="P9"/>
      <text:p text:style-name="P5">Ancient monk writ</text:p>
      <text:p text:style-name="P5">To new day philosophy</text:p>
      <text:p text:style-name="P9"/>
      <text:p text:style-name="P5">Tho the concept</text:p>
      <text:p text:style-name="P5">Always eluded me</text:p>
      <text:p text:style-name="P9"/>
      <text:p text:style-name="P5">Faith I did find</text:p>
      <text:p text:style-name="P5">After long darkened toil</text:p>
      <text:p text:style-name="P9"/>
      <text:p text:style-name="P5">Everything On The Line</text:p>
      <text:p text:style-name="P5">Keep'n Steady &amp; One Way</text:p>
      <text:p text:style-name="P9"/>
      <text:p text:style-name="P5">Known'n the path to fail</text:p>
      <text:p text:style-name="P5">Tho</text:p>
      <text:p text:style-name="P5">Known'n this the only path</text:p>
      <text:p text:style-name="P5">Worth take'n</text:p>
      <text:p text:style-name="P9"/>
      <text:p text:style-name="P5">Wholesome Bittersweet Peace</text:p>
      <text:p text:style-name="P5">Have'n Longsuffer'd</text:p>
      <text:p text:style-name="P5">A dreary yet kindred road</text:p>
      <text:p text:style-name="P9"/>
      <text:p text:style-name="P5">Prayhap</text:p>
      <text:p text:style-name="P5">It end in Miracle</text:p>
      <text:p text:style-name="P5">Find'n not Failure</text:p>
      <text:p text:style-name="P5">But the Mountaintop</text:p>
      <text:p text:style-name="P5">So long Sought</text:p>
      <text:p text:style-name="P5">V</text:p>
      <text:p text:style-name="P5">V</text:p>
      <text:p text:style-name="P5">V</text:p>
      <text:p text:style-name="P5">Since Springer</text:p>
      <text:p text:style-name="P5">Told I was fated to fail</text:p>
      <text:p text:style-name="P9"/>
      <text:p text:style-name="P5">People drew me</text:p>
      <text:p text:style-name="P5">Into argument</text:p>
      <text:p text:style-name="P5">That I would not</text:p>
      <text:p text:style-name="P5">Have the Thru</text:p>
      <text:p text:style-name="P9"/>
      <text:p text:style-name="P5">Know'n more than me</text:p>
      <text:p text:style-name="P5">Which I agreed</text:p>
      <text:p text:style-name="P5">_</text:p>
      <text:p text:style-name="P9"/>
      <text:p text:style-name="P5">Harpers Ferry</text:p>
      <text:p text:style-name="P5">The place to</text:p>
      <text:p text:style-name="P5">To Flip to Katahdyn</text:p>
      <text:p text:style-name="P5">&amp; Hike down</text:p>
      <text:p text:style-name="P9"/>
      <text:p text:style-name="P5">But that is a path</text:p>
      <text:p text:style-name="P5">I'd take</text:p>
      <text:p text:style-name="P5">Under no circumstance</text:p>
      <text:p text:style-name="P5">V</text:p>
      <text:p text:style-name="P5">V</text:p>
      <text:p text:style-name="P5">V</text:p>
      <text:p text:style-name="P5">Harper's Ferry</text:p>
      <text:p text:style-name="P5">A place out of Legend</text:p>
      <text:p text:style-name="P9"/>
      <text:p text:style-name="P5">Power &amp; Strength</text:p>
      <text:p text:style-name="P5">Of ancient days</text:p>
      <text:p text:style-name="P9"/>
      <text:p text:style-name="P5">Echoed glory</text:p>
      <text:p text:style-name="P5">From a source far away</text:p>
      <text:p text:style-name="P9"/>
      <text:p text:style-name="P5">What great fortune</text:p>
      <text:p text:style-name="P5">To haunt such streets</text:p>
      <text:p text:style-name="P5">V</text:p>
      <text:p text:style-name="P5">V</text:p>
      <text:p text:style-name="P5">v</text:p>
      <text:p text:style-name="P5">After the library</text:p>
      <text:p text:style-name="P5">I went hustle'n</text:p>
      <text:p text:style-name="P9"/>
      <text:p text:style-name="P5">A girl at 7-11</text:p>
      <text:p text:style-name="P5">Said she would pick me up</text:p>
      <text:p text:style-name="P5">At that corner at 3:00pm</text:p>
      <text:p text:style-name="P9"/>
      <text:p text:style-name="P5">True to her word she came by</text:p>
      <text:p text:style-name="P5">&amp; Took me to resupply</text:p>
      <text:p text:style-name="P5">V</text:p>
      <text:p text:style-name="P5">V</text:p>
      <text:p text:style-name="P5">V</text:p>
      <text:p text:style-name="P5">Moist breezes</text:p>
      <text:p text:style-name="P5">&amp; Sandy beaches</text:p>
      <text:p text:style-name="P9"/>
      <text:p text:style-name="P5">Get'n high that night</text:p>
      <text:p text:style-name="P9"/>
      <text:p text:style-name="P5">My first group of</text:p>
      <text:p text:style-name="P5">Thru hikers</text:p>
      <text:p text:style-name="P9"/>
      <text:p text:style-name="P5">Around a waterside fire</text:p>
      <text:p text:style-name="P5">Guitar in a melody</text:p>
      <text:p text:style-name="P5">V</text:p>
      <text:p text:style-name="P5">V</text:p>
      <text:p text:style-name="P5">V</text:p>
      <text:p text:style-name="P5">Pristine gothic views</text:p>
      <text:p text:style-name="P5">Warped suddenly</text:p>
      <text:p text:style-name="P9"/>
      <text:p text:style-name="P5">As the city fell away</text:p>
      <text:p text:style-name="P5">Midnight by the tracks</text:p>
      <text:p text:style-name="P9"/>
      <text:p text:style-name="P5">I warned a hiker</text:p>
      <text:p text:style-name="P5">To not sleep by these tracks</text:p>
      <text:p text:style-name="P9"/>
      <text:p text:style-name="P5">I know what those bring</text:p>
      <text:p text:style-name="P5">This being a place for crew changes</text:p>
      <text:p text:style-name="P9"/>
      <text:p text:style-name="P5">Stop'd lakeside</text:p>
      <text:p text:style-name="P5">The moon bright</text:p>
      <text:p text:style-name="P9"/>
      <text:p text:style-name="P5">One from a group</text:p>
      <text:p text:style-name="P5">Approached me</text:p>
      <text:p text:style-name="P9"><text:soft-page-break/></text:p>
      <text:p text:style-name="P5">I had to assure him</text:p>
      <text:p text:style-name="P5">In Spanish</text:p>
      <text:p text:style-name="P5">' Yo no soy policia</text:p>
      <text:p text:style-name="P9"/>
      <text:p text:style-name="P5">Those that travel by train</text:p>
      <text:p text:style-name="P5">From long journeys</text:p>
      <text:p text:style-name="P5">Wearily worn</text:p>
      <text:p text:style-name="P5">Hungry &amp; Not-Have'n</text:p>
      <text:p text:style-name="P5">V</text:p>
      <text:p text:style-name="P5">V</text:p>
      <text:p text:style-name="P5">v</text:p>
      <text:p text:style-name="P5">A black rook</text:p>
      <text:p text:style-name="P5">Bound this place</text:p>
      <text:p text:style-name="P9"/>
      <text:p text:style-name="P5">An eerie atmosphere</text:p>
      <text:p text:style-name="P5">Akin to its history</text:p>
      <text:p text:style-name="P9"/>
      <text:p text:style-name="P5">Travel'n a lightless path</text:p>
      <text:p text:style-name="P5">Voices to the bushes</text:p>
      <text:p text:style-name="P9"/>
      <text:p text:style-name="P5">Find'n my way thru</text:p>
      <text:p text:style-name="P5">Dangerous underpaths</text:p>
      <text:p text:style-name="P9"/>
      <text:p text:style-name="P5">Up the mountains I saw</text:p>
      <text:p text:style-name="P5">Signs of hobos still</text:p>
      <text:p text:style-name="P9"/>
      <text:p text:style-name="P5">Up &amp; Up</text:p>
      <text:p text:style-name="P5">The mountain</text:p>
      <text:p text:style-name="P5">Continue'n the climb</text:p>
      <text:p text:style-name="P9"/>
      <text:p text:style-name="P5">Traces of campsites</text:p>
      <text:p text:style-name="P5">Still Here &amp; There</text:p>
      <text:p text:style-name="P5">Burnt tins &amp; beer bottles</text:p>
      <text:p text:style-name="P9"/>
      <text:p text:style-name="P5">Late I reached</text:p>
      <text:p text:style-name="P5">A mostly flat boulder</text:p>
      <text:p text:style-name="P5">Upon which I slept</text:p>
      <text:p text:style-name="P5">v</text:p>
      <text:p text:style-name="P5">v</text:p>
      <text:p text:style-name="P5">v</text:p>
      <text:p text:style-name="P5">The sight of a new color</text:p>
      <text:p text:style-name="P5">I don't remember</text:p>
      <text:p text:style-name="P9"/>
      <text:p text:style-name="P5">But the sight</text:p>
      <text:p text:style-name="P5">Of a new animal</text:p>
      <text:p text:style-name="P5">I can</text:p>
      <text:p text:style-name="P9"/>
      <text:p text:style-name="P5">Down an overgrown side path</text:p>
      <text:p text:style-name="P5">Lay stone circles</text:p>
      <text:p text:style-name="P5">Demand'n powwow</text:p>
      <text:p text:style-name="P9"/>
      <text:p text:style-name="P5">Soon I had to get out</text:p>
      <text:p text:style-name="P5">Baby carrots</text:p>
      <text:p text:style-name="P9"/>
      <text:p text:style-name="P5">A baby goat</text:p>
      <text:p text:style-name="P5">Came waddle'n by</text:p>
      <text:p text:style-name="P9"/>
      <text:p text:style-name="P5">My mind twerked</text:p>
      <text:p text:style-name="P9"/>
      <text:p text:style-name="P5">The baby goat</text:p>
      <text:p text:style-name="P5">Had a baby boy</text:p>
      <text:p text:style-name="P9"/>
      <text:p text:style-name="P5">Miniature Moutain Goats existed</text:p>
      <text:p text:style-name="P9"/>
      <text:p text:style-name="P5">What a revelation</text:p>
      <text:p text:style-name="P5">To those that love Hobbits</text:p>
      <text:p text:style-name="P9"/>
      <text:p text:style-name="P5">This mountain could inspire</text:p>
      <text:p text:style-name="P5">One such as JRR</text:p>
      <text:p text:style-name="P5">v</text:p>
      <text:p text:style-name="P5">v</text:p>
      <text:p text:style-name="P5">v</text:p>
      <text:p text:style-name="P5">Roasted Pepperoni Medallions</text:p>
      <text:p text:style-name="P5">Over Parmesan</text:p>
      <text:p text:style-name="P9"/>
      <text:p text:style-name="P5">After</text:p>
      <text:p text:style-name="P5">Butterfinger PB Taquitos</text:p>
      <text:p text:style-name="P9"/>
      <text:p text:style-name="P5">The day was to write</text:p>
      <text:p text:style-name="P5">To enjoy the present</text:p>
      <text:p text:style-name="P9"/>
      <text:p text:style-name="P5">My hurried pace</text:p>
      <text:p text:style-name="P5">Kept me urgent</text:p>
      <text:p text:style-name="P9"/>
      <text:p text:style-name="P5">Tho there are treasures</text:p>
      <text:p text:style-name="P5">Only a fool would pass</text:p>
      <text:p text:style-name="P5">v</text:p>
      <text:p text:style-name="P5">v</text:p>
      <text:p text:style-name="P5">v</text:p>
      <text:p text:style-name="P5">The trail now drenched</text:p>
      <text:p text:style-name="P5">With the battles of the</text:p>
      <text:p text:style-name="P5">Civil War</text:p>
      <text:p text:style-name="P9"/>
      <text:p text:style-name="P5">The air different</text:p>
      <text:p text:style-name="P9"/>
      <text:p text:style-name="P5">Vistas never virgin</text:p>
      <text:p text:style-name="P9"/>
      <text:p text:style-name="P5">All in something</text:p>
      <text:p text:style-name="P5">Abstract from human</text:p>
      <text:p text:style-name="P9"/>
      <text:p text:style-name="P5">As if over time</text:p>
      <text:p text:style-name="P5">The individual cries</text:p>
      <text:p text:style-name="P9"/>
      <text:p text:style-name="P5">Mellow into a united hum</text:p>
      <text:p text:style-name="P5">Of like-minded confusion</text:p>
      <text:p text:style-name="P5">v</text:p>
      <text:p text:style-name="P5">v</text:p>
      <text:p text:style-name="P5">v</text:p>
      <text:p text:style-name="P5">Fredrick</text:p>
      <text:p text:style-name="P9"/>
      <text:p text:style-name="P5">Learn'n of the town</text:p>
      <text:p text:style-name="P5">I decide to hitch in</text:p>
      <text:p text:style-name="P9"/>
      <text:p text:style-name="P5">Wander'n Far &amp; Wide</text:p>
      <text:p text:style-name="P5">Stop'n at a drum circle</text:p>
      <text:p text:style-name="P9"/>
      <text:p text:style-name="P5">There I met an Egyptian</text:p>
      <text:p text:style-name="P5">Tweak'n still from Rainbow</text:p>
      <text:p text:style-name="P9"/>
      <text:p text:style-name="P5">He invited me to accompany him</text:p>
      <text:p text:style-name="P5">I'd get a ride back to the trail</text:p>
      <text:p text:style-name="P9"/>
      <text:p text:style-name="P5">He was going to see</text:p>
      <text:p text:style-name="P5">The girl that left him</text:p>
      <text:p text:style-name="P5">After 3 years companionship</text:p>
      <text:p text:style-name="P9"/>
      <text:p text:style-name="P5">At the bar</text:p>
      <text:p text:style-name="P5">The Cellar Door</text:p>
      <text:p text:style-name="P9"/>
      <text:p text:style-name="P5">It was poets night</text:p>
      <text:p text:style-name="P5">One poet I could never forget</text:p>
      <text:p text:style-name="P5">Tho his rants I thankfully have</text:p>
      <text:p text:style-name="P5">v</text:p>
      <text:p text:style-name="P5">v</text:p>
      <text:p text:style-name="P5">v</text:p>
      <text:p text:style-name="P5">Down dark forest roads</text:p>
      <text:p text:style-name="P5">Thru its twisty narrow paths</text:p>
      <text:p text:style-name="P9"/>
      <text:p text:style-name="P5">The Egyptian drove</text:p>
      <text:p text:style-name="P5">Drow'n his vision with tears</text:p>
      <text:p text:style-name="P9"/>
      <text:p text:style-name="P5">Tail end of the acid trip</text:p>
      <text:p text:style-name="P5">Last'n weeks of hippie-fests</text:p>
      <text:p text:style-name="P9"/>
      <text:p text:style-name="P5">Car swerved to his emotions</text:p>
      <text:p text:style-name="P5">My knuckles white</text:p>
      <text:p text:style-name="P5">Brace'd for over an hour</text:p>
      <text:p text:style-name="P9"/>
      <text:p text:style-name="P5">Want'n to get out</text:p>
      <text:p text:style-name="P9"/>
      <text:p text:style-name="P5">Prepared for the worst</text:p>
      <text:p text:style-name="P9"/>
      <text:p text:style-name="P5">We arrived on indian land</text:p>
      <text:p text:style-name="P5">Burnt a fire &amp; slept</text:p>
      <text:p text:style-name="P9"/>
      <text:p text:style-name="P5">In the morn</text:p>
      <text:p text:style-name="P5">He took me back to the trail</text:p>
      <text:p text:style-name="P9"/>
      <text:p text:style-name="P5">Obviously ashamed</text:p>
      <text:p text:style-name="P5">From the episode of the night before</text:p>
      <text:p text:style-name="P9"/>
      <text:p text:style-name="P5">Strangers are the</text:p>
      <text:p text:style-name="P5">Best friends for these situations</text:p>
      <text:p text:style-name="P5">v</text:p>
      <text:p text:style-name="P5">v</text:p>
      <text:p text:style-name="P5">v</text:p>
      <text:p text:style-name="P5">Stray dogs</text:p>
      <text:p text:style-name="P5">May follow you home</text:p>
      <text:p text:style-name="P9"/>
      <text:p text:style-name="P5">After you offered powwow</text:p>
      <text:p text:style-name="P5">Think'n such thoughts</text:p>
      <text:p text:style-name="P5">Take me home to care for</text:p>
      <text:p text:style-name="P9"/>
      <text:p text:style-name="P5">Later sober'd up</text:p>
      <text:p text:style-name="P5">Me on the couch</text:p>
      <text:p text:style-name="P9"><text:soft-page-break/></text:p>
      <text:p text:style-name="P5">Always awkward for you</text:p>
      <text:p text:style-name="P5">Feel'n unthreatened but unaccustomed</text:p>
      <text:p text:style-name="P9"/>
      <text:p text:style-name="P5">I am accustomed to awkward situations</text:p>
      <text:p text:style-name="P5">v</text:p>
      <text:p text:style-name="P5">v</text:p>
      <text:p text:style-name="P5">v</text:p>
      <text:p text:style-name="P5">Pennsylvania</text:p>
      <text:p text:style-name="P9"/>
      <text:p text:style-name="P5">Sweet forests</text:p>
      <text:p text:style-name="P5">Small trees</text:p>
      <text:p text:style-name="P5">Clutterless grounds</text:p>
      <text:p text:style-name="P9"/>
      <text:p text:style-name="P5">One could as simply walk</text:p>
      <text:p text:style-name="P5">Into the forest</text:p>
      <text:p text:style-name="P5">As easy as the path</text:p>
      <text:p text:style-name="P9"/>
      <text:p text:style-name="P5">These are the forests</text:p>
      <text:p text:style-name="P5">Envisioned in fantasy</text:p>
      <text:p text:style-name="P9"/>
      <text:p text:style-name="P5">Hills never break'n 2,000ft</text:p>
      <text:p text:style-name="P9"/>
      <text:p text:style-name="P5">Dry breezy summer days</text:p>
      <text:p text:style-name="P5">All in moderate display</text:p>
      <text:p text:style-name="P5">v</text:p>
      <text:p text:style-name="P5">v</text:p>
      <text:p text:style-name="P5">v</text:p>
      <text:p text:style-name="P5">Enter: Trail Angel</text:p>
      <text:p text:style-name="P9"/>
      <text:p text:style-name="P5">Past 6pm &amp; go'n strong</text:p>
      <text:p text:style-name="P5">Warpaint on my face</text:p>
      <text:p text:style-name="P5">Testify'n this lifestyle</text:p>
      <text:p text:style-name="P9"/>
      <text:p text:style-name="P5">With that fuzzy ruggedness people respect</text:p>
      <text:p text:style-name="P5">Shirtless I cross a back road</text:p>
      <text:p text:style-name="P9"/>
      <text:p text:style-name="P5">A car parked</text:p>
      <text:p text:style-name="P5">A lady &amp; dog</text:p>
      <text:p text:style-name="P9"/>
      <text:p text:style-name="P5">I lay out my hook</text:p>
      <text:p text:style-name="P5">' Is there a store near here</text:p>
      <text:p text:style-name="P9"/>
      <text:p text:style-name="P5">' Oh no, not for miles</text:p>
      <text:p text:style-name="P5">The woman said clearly concerned</text:p>
      <text:p text:style-name="P9"/>
      <text:p text:style-name="P5">That is my number-one hook</text:p>
      <text:p text:style-name="P5">It makes them realize</text:p>
      <text:p text:style-name="P9"/>
      <text:p text:style-name="P5">#1</text:p>
      <text:p text:style-name="P5">There isn't a store in walk'n distance</text:p>
      <text:p text:style-name="P5">#2</text:p>
      <text:p text:style-name="P5">I want food but not ask'n</text:p>
      <text:p text:style-name="P9"/>
      <text:p text:style-name="P5">Its an instant &amp; unanimous</text:p>
      <text:p text:style-name="P5">Hack of humanity</text:p>
      <text:p text:style-name="P9"/>
      <text:p text:style-name="P5">Allow'n a comfortable way</text:p>
      <text:p text:style-name="P5">For them to give me</text:p>
      <text:p text:style-name="P5">Whatever food they have</text:p>
      <text:p text:style-name="P9"/>
      <text:p text:style-name="P5">' I have no food on me</text:p>
      <text:p text:style-name="P5">' Or I'd give you some</text:p>
      <text:p text:style-name="P9"/>
      <text:p text:style-name="P5">The lady said now more concerned</text:p>
      <text:p text:style-name="P9"/>
      <text:p text:style-name="P5">' Its fine</text:p>
      <text:p text:style-name="P5">I assure her</text:p>
      <text:p text:style-name="P5">I begin to take leave</text:p>
      <text:p text:style-name="P5">' I am only low on snacks</text:p>
      <text:p text:style-name="P5">' My pack food will be fine</text:p>
      <text:p text:style-name="P9"/>
      <text:p text:style-name="P5">Resolved the woman said</text:p>
      <text:p text:style-name="P5">' I'll drop you some groceries in the morn</text:p>
      <text:p text:style-name="P5">' Just tell me where &amp; when</text:p>
      <text:p text:style-name="P9"/>
      <text:p text:style-name="P5">She wouldn't let me back out</text:p>
      <text:p text:style-name="P5">I felt terribly guilty</text:p>
      <text:p text:style-name="P9"/>
      <text:p text:style-name="P5">We arranged to meet</text:p>
      <text:p text:style-name="P5">8:30am the next day</text:p>
      <text:p text:style-name="P5">v</text:p>
      <text:p text:style-name="P5">v</text:p>
      <text:p text:style-name="P5">v</text:p>
      <text:p text:style-name="P5">A pristine reservoir</text:p>
      <text:p text:style-name="P5">In manmade cleanliness</text:p>
      <text:p text:style-name="P5">Tucked away</text:p>
      <text:p text:style-name="P9"/>
      <text:p text:style-name="P5">Moon bright in the sky</text:p>
      <text:p text:style-name="P9"/>
      <text:p text:style-name="P5">Flames flicker'n at my side</text:p>
      <text:p text:style-name="P5">Midnight waters underneath</text:p>
      <text:p text:style-name="P9"/>
      <text:p text:style-name="P5">In a darkened world</text:p>
      <text:p text:style-name="P5">Afloat</text:p>
      <text:p text:style-name="P9"/>
      <text:p text:style-name="P5">The glimmer of Elune</text:p>
      <text:p text:style-name="P5">Turn'n black the night</text:p>
      <text:p text:style-name="P5">Turn'n black the lake</text:p>
      <text:p text:style-name="P5">Turn'n black the forest</text:p>
      <text:p text:style-name="P5">Where she brighter shined</text:p>
      <text:p text:style-name="P9"/>
      <text:p text:style-name="P5">In calmness Elune pet</text:p>
      <text:p text:style-name="P5">World wide complacency</text:p>
      <text:p text:style-name="P9"/>
      <text:p text:style-name="P5">To blind our eyes</text:p>
      <text:p text:style-name="P5">To teach us the virtue</text:p>
      <text:p text:style-name="P5">Of Rest</text:p>
      <text:p text:style-name="P9"/>
      <text:p text:style-name="P5">That tho different</text:p>
      <text:p text:style-name="P5">We all agree</text:p>
      <text:p text:style-name="P9"/>
      <text:p text:style-name="P5">To enjoy the present</text:p>
      <text:p text:style-name="P5">With calm tranquility</text:p>
      <text:p text:style-name="P5">v</text:p>
      <text:p text:style-name="P5">v</text:p>
      <text:p text:style-name="P5">v</text:p>
      <text:p text:style-name="P5">Patricia already</text:p>
      <text:p text:style-name="P5">Wait'n for me</text:p>
      <text:p text:style-name="P9"/>
      <text:p text:style-name="P5">1 Liter orange juice</text:p>
      <text:p text:style-name="P5">Pastries &amp; Treats Galore</text:p>
      <text:p text:style-name="P5">She sent me forward with full resupply</text:p>
      <text:p text:style-name="P5">V</text:p>
      <text:p text:style-name="P5">V</text:p>
      <text:p text:style-name="P5">V</text:p>
      <text:p text:style-name="P5">As things happen</text:p>
      <text:p text:style-name="P5">FrieghtTrain</text:p>
      <text:p text:style-name="P5">Ran out of money</text:p>
      <text:p text:style-name="P9"/>
      <text:p text:style-name="P5">I gave him most of that resupply</text:p>
      <text:p text:style-name="P5">We did the Ice Cream challenge</text:p>
      <text:p text:style-name="P9"/>
      <text:p text:style-name="P5">He managed to hustle us</text:p>
      <text:p text:style-name="P5">A room in the mansion</text:p>
      <text:p text:style-name="P5">v</text:p>
      <text:p text:style-name="P5">v</text:p>
      <text:p text:style-name="P5">v</text:p>
      <text:p text:style-name="P5">The Quantum Hack</text:p>
      <text:p text:style-name="P5">Of Quantum Roads</text:p>
      <text:p text:style-name="P9"/>
      <text:p text:style-name="P5">Meccas are places</text:p>
      <text:p text:style-name="P5">Parallel personalities likely visit</text:p>
      <text:p text:style-name="P9"/>
      <text:p text:style-name="P5">Connections entangle despite dimension</text:p>
      <text:p text:style-name="P5">To other kindred beings</text:p>
      <text:p text:style-name="P9"/>
      <text:p text:style-name="P5">Those meetings here</text:p>
      <text:p text:style-name="P5">Have a way</text:p>
      <text:p text:style-name="P5">Of convex'n back upon themselves</text:p>
      <text:p text:style-name="P9"/>
      <text:p text:style-name="P5">In pivotal moments</text:p>
      <text:p text:style-name="P5">Unite'n to fulfill a Destiny</text:p>
      <text:p text:style-name="P5">v</text:p>
      <text:p text:style-name="P5">v</text:p>
      <text:p text:style-name="P5">v</text:p>
      <text:p text:style-name="P5">My Appalachian Trail</text:p>
      <text:p text:style-name="P5">An experience of</text:p>
      <text:p text:style-name="P5">Total Discovery</text:p>
      <text:p text:style-name="P9"/>
      <text:p text:style-name="P5">I did not know</text:p>
      <text:p text:style-name="P5">Any of the places</text:p>
      <text:p text:style-name="P5">I was to go</text:p>
      <text:p text:style-name="P9"/>
      <text:p text:style-name="P5">Every step somewhere</text:p>
      <text:p text:style-name="P5">I never heard of</text:p>
      <text:p text:style-name="P9"/>
      <text:p text:style-name="P5">No vista I learnt of</text:p>
      <text:p text:style-name="P5">V</text:p>
      <text:p text:style-name="P5"><text:soft-page-break/>V</text:p>
      <text:p text:style-name="P5">V</text:p>
      <text:p text:style-name="P5">On the long lonely path</text:p>
      <text:p text:style-name="P5">At times</text:p>
      <text:p text:style-name="P5">All is just too much</text:p>
      <text:p text:style-name="P9"/>
      <text:p text:style-name="P5">Drugs are the friend</text:p>
      <text:p text:style-name="P5">In your pack</text:p>
      <text:p text:style-name="P5">That can carry you</text:p>
      <text:p text:style-name="P9"/>
      <text:p text:style-name="P5">Lift'n you above the</text:p>
      <text:p text:style-name="P5">Worries &amp; Actualities</text:p>
      <text:p text:style-name="P9"/>
      <text:p text:style-name="P5">Present'n the Present</text:p>
      <text:p text:style-name="P5">As a Present</text:p>
      <text:p text:style-name="P9"/>
      <text:p text:style-name="P5">To be cherished</text:p>
      <text:p text:style-name="P5">Despite All Else</text:p>
      <text:p text:style-name="P5">V</text:p>
      <text:p text:style-name="P5">V</text:p>
      <text:p text:style-name="P5">V</text:p>
      <text:p text:style-name="P5">Shit'n in the woods</text:p>
      <text:p text:style-name="P5">Is something everyone</text:p>
      <text:p text:style-name="P5">Can appreciate after habit</text:p>
      <text:p text:style-name="P9"/>
      <text:p text:style-name="P5">Pass as need settles</text:p>
      <text:p text:style-name="P5">The mound of it</text:p>
      <text:p text:style-name="P5">Your digestive log</text:p>
      <text:p text:style-name="P5">V</text:p>
      <text:p text:style-name="P5">V</text:p>
      <text:p text:style-name="P5">V</text:p>
      <text:p text:style-name="P5">1,000mi+ Wisdom</text:p>
      <text:p text:style-name="P5">_</text:p>
      <text:p text:style-name="P9"/>
      <text:p text:style-name="P5">Leave your pack</text:p>
      <text:p text:style-name="P5">Towards which direction</text:p>
      <text:p text:style-name="P5">You need to go</text:p>
      <text:p text:style-name="P9"/>
      <text:p text:style-name="P5">Exhaustion works</text:p>
      <text:p text:style-name="P5">In mysterious way</text:p>
      <text:p text:style-name="P5">_</text:p>
      <text:p text:style-name="P9"/>
      <text:p text:style-name="P5">Incorporate what you miss</text:p>
      <text:p text:style-name="P5">Comfort is everything</text:p>
      <text:p text:style-name="P5">_</text:p>
      <text:p text:style-name="P9"/>
      <text:p text:style-name="P5">Never let anyone unfamiliar</text:p>
      <text:p text:style-name="P5">Know where you will sleep</text:p>
      <text:p text:style-name="P5">_</text:p>
      <text:p text:style-name="P9"/>
      <text:p text:style-name="P5">Only hitch with someone</text:p>
      <text:p text:style-name="P5">Who is already headed</text:p>
      <text:p text:style-name="P5">Past where you are go'n</text:p>
      <text:p text:style-name="P5">_</text:p>
      <text:p text:style-name="P9"/>
      <text:p text:style-name="P5">Marathoners are idiots</text:p>
      <text:p text:style-name="P5">Ignore them</text:p>
      <text:p text:style-name="P5">_</text:p>
      <text:p text:style-name="P9"/>
      <text:p text:style-name="P5">Mace is the best defense</text:p>
      <text:p text:style-name="P5">For its weight</text:p>
      <text:p text:style-name="P9"/>
      <text:p text:style-name="P5">Skunks swear by it</text:p>
      <text:p text:style-name="P9"/>
      <text:p text:style-name="P5">Buy two &amp; test one</text:p>
      <text:p text:style-name="P5">_</text:p>
      <text:p text:style-name="P9"/>
      <text:p text:style-name="P5">Fire is a craft</text:p>
      <text:p text:style-name="P5">Always extend your ability</text:p>
      <text:p text:style-name="P5">_</text:p>
      <text:p text:style-name="P9"/>
      <text:p text:style-name="P5">Only take half days</text:p>
      <text:p text:style-name="P5">In towns</text:p>
      <text:p text:style-name="P9"/>
      <text:p text:style-name="P5">To save momemntum &amp; budget</text:p>
      <text:p text:style-name="P5">_</text:p>
      <text:p text:style-name="P9"/>
      <text:p text:style-name="P5">Have a store of backup food</text:p>
      <text:p text:style-name="P5">Extremely light</text:p>
      <text:p text:style-name="P9"/>
      <text:p text:style-name="P5">Instant Potatoes</text:p>
      <text:p text:style-name="P5">Ramen</text:p>
      <text:p text:style-name="P5">Tuna</text:p>
      <text:p text:style-name="P5">V</text:p>
      <text:p text:style-name="P5">V</text:p>
      <text:p text:style-name="P5">V</text:p>
      <text:p text:style-name="P5">Vegetables</text:p>
      <text:p text:style-name="P9"/>
      <text:p text:style-name="P5">All the to weary wanderer</text:p>
      <text:p text:style-name="P9"/>
      <text:p text:style-name="P5">Fresh Garlic</text:p>
      <text:p text:style-name="P5">Light &amp; Packed</text:p>
      <text:p text:style-name="P9"/>
      <text:p text:style-name="P5">Fresh Carrots</text:p>
      <text:p text:style-name="P5">Great with everything</text:p>
      <text:p text:style-name="P9"/>
      <text:p text:style-name="P5">Fresh Onion</text:p>
      <text:p text:style-name="P5">To remove the bland pack taste</text:p>
      <text:p text:style-name="P9"/>
      <text:p text:style-name="P5">Dried Vegetables</text:p>
      <text:p text:style-name="P5">Can be carried in great assortment</text:p>
      <text:p text:style-name="P5">V</text:p>
      <text:p text:style-name="P5">V</text:p>
      <text:p text:style-name="P5">V</text:p>
      <text:p text:style-name="P5">Parmesan</text:p>
      <text:p text:style-name="P9"/>
      <text:p text:style-name="P5">A pack life extend'n</text:p>
      <text:p text:style-name="P5">To weeks</text:p>
      <text:p text:style-name="P9"/>
      <text:p text:style-name="P5">This cheese can save</text:p>
      <text:p text:style-name="P5">A lump of crud</text:p>
      <text:p text:style-name="P5">From be'n tossed out</text:p>
      <text:p text:style-name="P5">V</text:p>
      <text:p text:style-name="P5">V</text:p>
      <text:p text:style-name="P5">V</text:p>
      <text:p text:style-name="P5">To Yogi</text:p>
      <text:p text:style-name="P5">_</text:p>
      <text:p text:style-name="P9"/>
      <text:p text:style-name="P5">Look interest'n</text:p>
      <text:p text:style-name="P5">Represent what you do obviously</text:p>
      <text:p text:style-name="P5">_</text:p>
      <text:p text:style-name="P9"/>
      <text:p text:style-name="P5">Be assertive on others</text:p>
      <text:p text:style-name="P5">_</text:p>
      <text:p text:style-name="P9"/>
      <text:p text:style-name="P5">Always portray needs indirectly</text:p>
      <text:p text:style-name="P5">Kindenss more reward'n than force</text:p>
      <text:p text:style-name="P5">_</text:p>
      <text:p text:style-name="P9"/>
      <text:p text:style-name="P5">Always have a set of</text:p>
      <text:p text:style-name="P5">Personal stories prepared</text:p>
      <text:p text:style-name="P9"/>
      <text:p text:style-name="P5">Long, Short, One-liners</text:p>
      <text:p text:style-name="P5">Each has their circumstance</text:p>
      <text:p text:style-name="P5">_</text:p>
      <text:p text:style-name="P9"/>
      <text:p text:style-name="P5">Be around the right people</text:p>
      <text:p text:style-name="P9"/>
      <text:p text:style-name="P5">Coffee shops</text:p>
      <text:p text:style-name="P5">Drum Circles</text:p>
      <text:p text:style-name="P5">Outfitters</text:p>
      <text:p text:style-name="P5">Parks</text:p>
      <text:p text:style-name="P5">Trailheads</text:p>
      <text:p text:style-name="P5">V</text:p>
      <text:p text:style-name="P5">V</text:p>
      <text:p text:style-name="P5">V</text:p>
      <text:p text:style-name="P5">Camp'n hidden</text:p>
      <text:p text:style-name="P5">Is a double-edged deal</text:p>
      <text:p text:style-name="P9"/>
      <text:p text:style-name="P5">Less likely seen</text:p>
      <text:p text:style-name="P5">Is less likely helped</text:p>
      <text:p text:style-name="P9"/>
      <text:p text:style-name="P5">Sleep'n in the open maybe best</text:p>
      <text:p text:style-name="P5">Hours 4am to noon</text:p>
      <text:p text:style-name="P9"/>
      <text:p text:style-name="P5">Downtowns are meccas for crackheads</text:p>
      <text:p text:style-name="P5">Crawl'n around any hour</text:p>
      <text:p text:style-name="P9"/>
      <text:p text:style-name="P5">Find areas with no reason</text:p>
      <text:p text:style-name="P5">To attract people</text:p>
      <text:p text:style-name="P9"/>
      <text:p text:style-name="P5">Industrial Areas, Churches, Fields</text:p>
      <text:p text:style-name="P9"/>
      <text:p text:style-name="P5">Only sleep near trees</text:p>
      <text:p text:style-name="P5">People are often run over</text:p>
      <text:p text:style-name="P9"/>
      <text:p text:style-name="P5">If headlights shine on you</text:p>
      <text:p text:style-name="P5">The driver can see you</text:p>
      <text:p text:style-name="P9"/>
      <text:p text:style-name="P5">Any location can be</text:p>
      <text:p text:style-name="P5">Run'n grounds for some type</text:p>
      <text:p text:style-name="P5">Be prepared readily with a weapon</text:p>
      <text:p text:style-name="P9"/>
      <text:p text:style-name="P5">Scattered dry twigs</text:p>
      <text:p text:style-name="P5">Will alert you</text:p>
      <text:p text:style-name="P5">v</text:p>
      <text:p text:style-name="P5"><text:soft-page-break/>v</text:p>
      <text:p text:style-name="P5">v</text:p>
      <text:p text:style-name="P5">August 31</text:p>
      <text:p text:style-name="P9"/>
      <text:p text:style-name="P5">If thru 76 in Penn.</text:p>
      <text:p text:style-name="P5">You headed</text:p>
      <text:p text:style-name="P9"/>
      <text:p text:style-name="P5">Drive'n past me</text:p>
      <text:p text:style-name="P5">As everyone did</text:p>
      <text:p text:style-name="P9"/>
      <text:p text:style-name="P5">Cept for the cop that</text:p>
      <text:p text:style-name="P5">Kicked me off</text:p>
      <text:p text:style-name="P5">V</text:p>
      <text:p text:style-name="P5">V</text:p>
      <text:p text:style-name="P5">v</text:p>
      <text:p text:style-name="P5">How to Hitch</text:p>
      <text:p text:style-name="P9"/>
      <text:p text:style-name="P5">Calculations are relative</text:p>
      <text:p text:style-name="P5">Only experience can teach</text:p>
      <text:p text:style-name="P9"/>
      <text:p text:style-name="P5">Drivers need time</text:p>
      <text:p text:style-name="P5">To see you &amp; decide</text:p>
      <text:p text:style-name="P9"/>
      <text:p text:style-name="P5">Then have time</text:p>
      <text:p text:style-name="P5">To find the place to pull over</text:p>
      <text:p text:style-name="P9"/>
      <text:p text:style-name="P5">That is the basis</text:p>
      <text:p text:style-name="P5">For all good locations</text:p>
      <text:p text:style-name="P9"/>
      <text:p text:style-name="P5">Like fish'n</text:p>
      <text:p text:style-name="P5">Nothing is guaranteed</text:p>
      <text:p text:style-name="P5">V</text:p>
      <text:p text:style-name="P5">V</text:p>
      <text:p text:style-name="P5">V</text:p>
      <text:p text:style-name="P5">My youngest sister</text:p>
      <text:p text:style-name="P5">Christina</text:p>
      <text:p text:style-name="P9"/>
      <text:p text:style-name="P5">One meant for</text:p>
      <text:p text:style-name="P5">Robust Adventure</text:p>
      <text:p text:style-name="P9"/>
      <text:p text:style-name="P5">Brought up</text:p>
      <text:p text:style-name="P5">On the wake of my legendary growth</text:p>
      <text:p text:style-name="P9"/>
      <text:p text:style-name="P5">Arrive'n to join me</text:p>
      <text:p text:style-name="P5">On this adventure</text:p>
      <text:p text:style-name="P5">V</text:p>
      <text:p text:style-name="P5">V</text:p>
      <text:p text:style-name="P5">v</text:p>
      <text:p text:style-name="P5">If the world was shatter</text:p>
      <text:p text:style-name="P5">Who of all</text:p>
      <text:p text:style-name="P5">Would I save if only one</text:p>
      <text:p text:style-name="P9"/>
      <text:p text:style-name="P5">Christina</text:p>
      <text:p text:style-name="P5">Always the answer</text:p>
      <text:p text:style-name="P9"/>
      <text:p text:style-name="P5">Strong tower</text:p>
      <text:p text:style-name="P5">Interestingly quirky</text:p>
      <text:p text:style-name="P5">Executes on command</text:p>
      <text:p text:style-name="P5">Complains necessarily</text:p>
      <text:p text:style-name="P9"/>
      <text:p text:style-name="P5">Amerith her dog</text:p>
      <text:p text:style-name="P5">Equal in character &amp; strength</text:p>
      <text:p text:style-name="P9"/>
      <text:p text:style-name="P5">I brought them both up</text:p>
      <text:p text:style-name="P5">On the edges of civilization</text:p>
      <text:p text:style-name="P5">V</text:p>
      <text:p text:style-name="P5">V</text:p>
      <text:p text:style-name="P5">v</text:p>
      <text:p text:style-name="P5">Christina fly'n into</text:p>
      <text:p text:style-name="P5">Philadelphia</text:p>
      <text:p text:style-name="P5">The next day</text:p>
      <text:p text:style-name="P5">_</text:p>
      <text:p text:style-name="P9"/>
      <text:p text:style-name="P5">Far from there</text:p>
      <text:p text:style-name="P5">No path yet open'd</text:p>
      <text:p text:style-name="P9"/>
      <text:p text:style-name="P5">A vehicle finally pulled over</text:p>
      <text:p text:style-name="P5">As I walk'd slumped from 6hrs</text:p>
      <text:p text:style-name="P9"/>
      <text:p text:style-name="P5">Awestruck I see</text:p>
      <text:p text:style-name="P5">Trail Angel Patricia</text:p>
      <text:p text:style-name="P5">V</text:p>
      <text:p text:style-name="P5">V</text:p>
      <text:p text:style-name="P5">V</text:p>
      <text:p text:style-name="P5">Patricia's Plan</text:p>
      <text:p text:style-name="P9"/>
      <text:p text:style-name="P5">After dinner she hustle'd</text:p>
      <text:p text:style-name="P5">A trucker into</text:p>
      <text:p text:style-name="P5">Take'n me to Harrisburg</text:p>
      <text:p text:style-name="P5">Where Christina would now</text:p>
      <text:p text:style-name="P5">Take the train</text:p>
      <text:p text:style-name="P5">V</text:p>
      <text:p text:style-name="P5">V</text:p>
      <text:p text:style-name="P5">V</text:p>
      <text:p text:style-name="P5">The trucker dumped me on the highway</text:p>
      <text:p text:style-name="P5">I was thankful</text:p>
      <text:p text:style-name="P9"/>
      <text:p text:style-name="P5">Tho I had to rummage thru</text:p>
      <text:p text:style-name="P5">Thickets to enter the city</text:p>
      <text:p text:style-name="P9"/>
      <text:p text:style-name="P5">Naturally head'n Downtown</text:p>
      <text:p text:style-name="P9"/>
      <text:p text:style-name="P5">Around Dusk</text:p>
      <text:p text:style-name="P5">Around a Drum Circle</text:p>
      <text:p text:style-name="P9"/>
      <text:p text:style-name="P5">A street girl</text:p>
      <text:p text:style-name="P5">Tried to warm up</text:p>
      <text:p text:style-name="P5">&amp; Gank my pen</text:p>
      <text:p text:style-name="P9"/>
      <text:p text:style-name="P5">Her friends</text:p>
      <text:p text:style-name="P5">A Blonde &amp; Redhead</text:p>
      <text:p text:style-name="P5">Nearly sisters</text:p>
      <text:p text:style-name="P5">Talked with me</text:p>
      <text:p text:style-name="P9"/>
      <text:p text:style-name="P5">The blonde's summer dress</text:p>
      <text:p text:style-name="P5">Revealed Black Flags</text:p>
      <text:p text:style-name="P5">Tattooed on her thigh</text:p>
      <text:p text:style-name="P9"/>
      <text:p text:style-name="P5">A Copperhead bit her</text:p>
      <text:p text:style-name="P5">Last July</text:p>
      <text:p text:style-name="P9"/>
      <text:p text:style-name="P5">She introduced me to Occupy</text:p>
      <text:p text:style-name="P5">V</text:p>
      <text:p text:style-name="P5">V</text:p>
      <text:p text:style-name="P5">v</text:p>
      <text:p text:style-name="P5">With Occupy</text:p>
      <text:p text:style-name="P5">Dure'n that torrential rain</text:p>
      <text:p text:style-name="P5">Flood'n past inches into feet</text:p>
      <text:p text:style-name="P5">V</text:p>
      <text:p text:style-name="P5">V</text:p>
      <text:p text:style-name="P5">V</text:p>
      <text:p text:style-name="P5">The Occupy</text:p>
      <text:p text:style-name="P5">Presence in Harrisburg</text:p>
      <text:p text:style-name="P5">Only a group of homeless ex-cons</text:p>
      <text:p text:style-name="P9"/>
      <text:p text:style-name="P5">Supported by an unknown entity</text:p>
      <text:p text:style-name="P5">Protest'n Downtown by remote directives</text:p>
      <text:p text:style-name="P5">V</text:p>
      <text:p text:style-name="P5">V</text:p>
      <text:p text:style-name="P5">V</text:p>
      <text:p text:style-name="P5">Downtown</text:p>
      <text:p text:style-name="P5">At a military surplus</text:p>
      <text:p text:style-name="P9"/>
      <text:p text:style-name="P5">As an Eagle Scout</text:p>
      <text:p text:style-name="P5">It is a surprise</text:p>
      <text:p text:style-name="P5">To bled</text:p>
      <text:p text:style-name="P5">When test'n a blade</text:p>
      <text:p text:style-name="P9"/>
      <text:p text:style-name="P5">Outside I decided to return</text:p>
      <text:p text:style-name="P5">To purchase what kiss'd me</text:p>
      <text:p text:style-name="P9"/>
      <text:p text:style-name="P5">Tho there was no money to spare</text:p>
      <text:p text:style-name="P5">Her lipstick served too strong a memory</text:p>
      <text:p text:style-name="P9"/>
      <text:p text:style-name="P5">The Spax SP-18</text:p>
      <text:p text:style-name="P5">Cost a dear $50</text:p>
      <text:p text:style-name="P5">v</text:p>
      <text:p text:style-name="P5">v</text:p>
      <text:p text:style-name="P5">v</text:p>
      <text:p text:style-name="P5">Kayak Micheal</text:p>
      <text:p text:style-name="P9"/>
      <text:p text:style-name="P5">After run'n around</text:p>
      <text:p text:style-name="P5">The streets with Occupy</text:p>
      <text:p text:style-name="P9"/>
      <text:p text:style-name="P5">I headed to a coffee shop</text:p>
      <text:p text:style-name="P5">Hustle'n smartly</text:p>
      <text:p text:style-name="P9"/>
      <text:p text:style-name="P5">I still had no idea</text:p>
      <text:p text:style-name="P5">Where to take Christina</text:p>
      <text:p text:style-name="P5">When she arrived at 1:30am</text:p>
      <text:p text:style-name="P9"/>
      <text:p text:style-name="P5">A man want'n to boast</text:p>
      <text:p text:style-name="P5">Invited me to coffee</text:p>
      <text:p text:style-name="P9"/>
      <text:p text:style-name="P5"><text:soft-page-break/>He told his tales</text:p>
      <text:p text:style-name="P5">Cycle'n &amp; Kyak'n</text:p>
      <text:p text:style-name="P9"/>
      <text:p text:style-name="P5">For all to hear</text:p>
      <text:p text:style-name="P5">A habit of mine as well</text:p>
      <text:p text:style-name="P9"/>
      <text:p text:style-name="P5">His woman came by</text:p>
      <text:p text:style-name="P5">A Redhead</text:p>
      <text:p text:style-name="P9"/>
      <text:p text:style-name="P5">Tina told me a girl</text:p>
      <text:p text:style-name="P5">Nearly her daughter</text:p>
      <text:p text:style-name="P5">' got bit by a copperhead</text:p>
      <text:p text:style-name="P9"/>
      <text:p text:style-name="P5">' Last July</text:p>
      <text:p text:style-name="P5">I finish</text:p>
      <text:p text:style-name="P9"/>
      <text:p text:style-name="P5">Christina would have</text:p>
      <text:p text:style-name="P5">A couch that night</text:p>
      <text:p text:style-name="P9"/>
      <text:p text:style-name="P5">Micheal lived the</text:p>
      <text:p text:style-name="P5">Adventurer's Code</text:p>
      <text:p text:style-name="P9"/>
      <text:p text:style-name="P5">Drive'n us to the trailhead</text:p>
      <text:p text:style-name="P5">Micheal is a friend</text:p>
      <text:p text:style-name="P5">Found by fate</text:p>
      <text:p text:style-name="P5">V</text:p>
      <text:p text:style-name="P5">V</text:p>
      <text:p text:style-name="P5">V</text:p>
      <text:p text:style-name="P5">Christina entered the Trail</text:p>
      <text:p text:style-name="P5">Carlisle on Highway 11</text:p>
      <text:p text:style-name="P9"/>
      <text:p text:style-name="P5">One must understand</text:p>
      <text:p text:style-name="P5">The flow of the Path</text:p>
      <text:p text:style-name="P9"/>
      <text:p text:style-name="P5">Best taught to senses</text:p>
      <text:p text:style-name="P5">Other than sight</text:p>
      <text:p text:style-name="P9"/>
      <text:p text:style-name="P5">Christina</text:p>
      <text:p text:style-name="P5">Was taught night hike'n</text:p>
      <text:p text:style-name="P9"/>
      <text:p text:style-name="P5">First night on the trail</text:p>
      <text:p text:style-name="P9"/>
      <text:p text:style-name="P5">Fog thick &amp; lowly</text:p>
      <text:p text:style-name="P5">Her traverse'n lonely</text:p>
      <text:p text:style-name="P9"/>
      <text:p text:style-name="P5">Have'n at dusk</text:p>
      <text:p text:style-name="P5">Chased a Pooh</text:p>
      <text:p text:style-name="P9"/>
      <text:p text:style-name="P5">She spent sleep</text:p>
      <text:p text:style-name="P5">Fend'n off porcupines</text:p>
      <text:p text:style-name="P5">V</text:p>
      <text:p text:style-name="P5">V</text:p>
      <text:p text:style-name="P5">v</text:p>
      <text:p text:style-name="P5">2yr olds are Poohs</text:p>
      <text:p text:style-name="P5">2-3ft have'n no Fathers</text:p>
      <text:p text:style-name="P9"/>
      <text:p text:style-name="P5">Elders all killed</text:p>
      <text:p text:style-name="P5">The year before last</text:p>
      <text:p text:style-name="P9"/>
      <text:p text:style-name="P5">They get by</text:p>
      <text:p text:style-name="P5">In a haze of</text:p>
      <text:p text:style-name="P5">Ignorant bliss</text:p>
      <text:p text:style-name="P9"/>
      <text:p text:style-name="P5">Unintelligent of the</text:p>
      <text:p text:style-name="P5">Environment around them</text:p>
      <text:p text:style-name="P9"/>
      <text:p text:style-name="P5">I'd been try'n</text:p>
      <text:p text:style-name="P5">To befriend one</text:p>
      <text:p text:style-name="P9"/>
      <text:p text:style-name="P5">We would</text:p>
      <text:p text:style-name="P5">Make good friends</text:p>
      <text:p text:style-name="P5">V</text:p>
      <text:p text:style-name="P5">V</text:p>
      <text:p text:style-name="P5">V</text:p>
      <text:p text:style-name="P5">Tiffany Sowers</text:p>
      <text:p text:style-name="P9"/>
      <text:p text:style-name="P5">The Blonde Punk from Harrisburg</text:p>
      <text:p text:style-name="P5">Would host us in Duncanon</text:p>
      <text:p text:style-name="P9"/>
      <text:p text:style-name="P5">My sister did not get lost</text:p>
      <text:p text:style-name="P5">On the complicated path</text:p>
      <text:p text:style-name="P9"/>
      <text:p text:style-name="P5">I spent much time search'n</text:p>
      <text:p text:style-name="P5">For each next blaze</text:p>
      <text:p text:style-name="P9"/>
      <text:p text:style-name="P5">The Blaze</text:p>
      <text:p text:style-name="P5">A symbol that all was right</text:p>
      <text:p text:style-name="P5">In its place</text:p>
      <text:p text:style-name="P5">V</text:p>
      <text:p text:style-name="P5">V</text:p>
      <text:p text:style-name="P5">V</text:p>
      <text:p text:style-name="P5">Normal life</text:p>
      <text:p text:style-name="P5">Is an odd thing</text:p>
      <text:p text:style-name="P5">After months in the woods</text:p>
      <text:p text:style-name="P9"/>
      <text:p text:style-name="P5">At a club with Tiffany's friends</text:p>
      <text:p text:style-name="P9"/>
      <text:p text:style-name="P5">Them ride'n bulls</text:p>
      <text:p text:style-name="P5">&amp; Booty Bump'n</text:p>
      <text:p text:style-name="P9"/>
      <text:p text:style-name="P5">Have'n myself</text:p>
      <text:p text:style-name="P5">Woken on the forest floor</text:p>
      <text:p text:style-name="P9"/>
      <text:p text:style-name="P5">The experience</text:p>
      <text:p text:style-name="P5">Was entirely unnatural</text:p>
      <text:p text:style-name="P5">V</text:p>
      <text:p text:style-name="P5">V</text:p>
      <text:p text:style-name="P5">v</text:p>
      <text:p text:style-name="P5">Tiffany you are True Punk</text:p>
      <text:p text:style-name="P5">In a sea of posers</text:p>
      <text:p text:style-name="P9"/>
      <text:p text:style-name="P5">You &amp; I something special</text:p>
      <text:p text:style-name="P5">But you had a boyfriend</text:p>
      <text:p text:style-name="P9"/>
      <text:p text:style-name="P5">Friendship is selfless</text:p>
      <text:p text:style-name="P5">Sexuality is selfish</text:p>
      <text:p text:style-name="P5">V</text:p>
      <text:p text:style-name="P5">V</text:p>
      <text:p text:style-name="P5">V</text:p>
      <text:p text:style-name="P5">Osprey</text:p>
      <text:p text:style-name="P9"/>
      <text:p text:style-name="P5">Sent me a brand new</text:p>
      <text:p text:style-name="P5">Exos</text:p>
      <text:p text:style-name="P9"/>
      <text:p text:style-name="P5">A pack</text:p>
      <text:p text:style-name="P5">Designed for</text:p>
      <text:p text:style-name="P5">One like me</text:p>
      <text:p text:style-name="P9"/>
      <text:p text:style-name="P5">Lightweight</text:p>
      <text:p text:style-name="P5">Airated</text:p>
      <text:p text:style-name="P5">Adjustable</text:p>
      <text:p text:style-name="P5">V</text:p>
      <text:p text:style-name="P5">V</text:p>
      <text:p text:style-name="P5">v</text:p>
      <text:p text:style-name="P5">Within one week</text:p>
      <text:p text:style-name="P5">Christina's Merrill Vibrams</text:p>
      <text:p text:style-name="P5">Were torn to shreds</text:p>
      <text:p text:style-name="P9"/>
      <text:p text:style-name="P5">In Pennsylvania</text:p>
      <text:p text:style-name="P5">' The rocks massage your feet</text:p>
      <text:p text:style-name="P5">V</text:p>
      <text:p text:style-name="P5">V</text:p>
      <text:p text:style-name="P5">V</text:p>
      <text:p text:style-name="P5">Christina had hip pain</text:p>
      <text:p text:style-name="P5">From constant travel</text:p>
      <text:p text:style-name="P9"/>
      <text:p text:style-name="P5">At a riverside grove</text:p>
      <text:p text:style-name="P5">100yr Earlier been a town</text:p>
      <text:p text:style-name="P9"/>
      <text:p text:style-name="P5">Only one trace of it left</text:p>
      <text:p text:style-name="P9"/>
      <text:p text:style-name="P5">At that town's graveyard</text:p>
      <text:p text:style-name="P5">We slept</text:p>
      <text:p text:style-name="P9"/>
      <text:p text:style-name="P5">Deep in the woods</text:p>
      <text:p text:style-name="P5">Remains below me</text:p>
      <text:p text:style-name="P9"/>
      <text:p text:style-name="P5">Are souls still</text:p>
      <text:p text:style-name="P5">Bound to this place?</text:p>
      <text:p text:style-name="P5">_</text:p>
      <text:p text:style-name="P9"/>
      <text:p text:style-name="P5">Andrew Allen</text:p>
      <text:p text:style-name="P5">Do you rest among us</text:p>
      <text:p text:style-name="P9"/>
      <text:p text:style-name="P5">Or deep in the mine</text:p>
      <text:p text:style-name="P5">In which you were killed?</text:p>
      <text:p text:style-name="P9"/>
      <text:p text:style-name="P5">Mayhap we call you</text:p>
      <text:p text:style-name="P5">Out of those depths</text:p>
      <text:p text:style-name="P5">To what few remains</text:p>
      <text:p text:style-name="P9"/>
      <text:p text:style-name="P5">A peaceful place</text:p>
      <text:p text:style-name="P5">Of woods held sacred</text:p>
      <text:p text:style-name="P5">By those who buried</text:p>
      <text:p text:style-name="P5">You at 30</text:p>
      <text:p text:style-name="P5">V</text:p>
      <text:p text:style-name="P5">V</text:p>
      <text:p text:style-name="P5"><text:soft-page-break/>V</text:p>
      <text:p text:style-name="P5">Rain is cold</text:p>
      <text:p text:style-name="P9"/>
      <text:p text:style-name="P5">Only if</text:p>
      <text:p text:style-name="P5">You stop from hike'n</text:p>
      <text:p text:style-name="P9"/>
      <text:p text:style-name="P5">Christina</text:p>
      <text:p text:style-name="P5">V</text:p>
      <text:p text:style-name="P5">V</text:p>
      <text:p text:style-name="P5">v</text:p>
      <text:p text:style-name="P5">Twigs</text:p>
      <text:p text:style-name="P5">Perferrably Pine</text:p>
      <text:p text:style-name="P9"/>
      <text:p text:style-name="P5">Gather'd under large</text:p>
      <text:p text:style-name="P5">Expanses of branches</text:p>
      <text:p text:style-name="P9"/>
      <text:p text:style-name="P5">Sorted</text:p>
      <text:p text:style-name="P5">Start'n from needlelike</text:p>
      <text:p text:style-name="P9"/>
      <text:p text:style-name="P5">This is the craft</text:p>
      <text:p text:style-name="P5">To create a seed for flames</text:p>
      <text:p text:style-name="P5">V</text:p>
      <text:p text:style-name="P5">V</text:p>
      <text:p text:style-name="P5">V</text:p>
      <text:p text:style-name="P5">Dangerously</text:p>
      <text:p text:style-name="P5">Low on snacks</text:p>
      <text:p text:style-name="P9"/>
      <text:p text:style-name="P5">We hitch'd</text:p>
      <text:p text:style-name="P5">On a solitary forest road</text:p>
      <text:p text:style-name="P9"/>
      <text:p text:style-name="P5">A vehicle pass'n</text:p>
      <text:p text:style-name="P5">Lurched to a break</text:p>
      <text:p text:style-name="P5">To race backwards at us</text:p>
      <text:p text:style-name="P9"/>
      <text:p text:style-name="P5">Put me on the alert</text:p>
      <text:p text:style-name="P9"/>
      <text:p text:style-name="P5">But his quirkiness</text:p>
      <text:p text:style-name="P5">Like ours</text:p>
      <text:p text:style-name="P5">Drew from kindness</text:p>
      <text:p text:style-name="P9"/>
      <text:p text:style-name="P5">The resupply a</text:p>
      <text:p text:style-name="P5">20min drive</text:p>
      <text:p text:style-name="P9"/>
      <text:p text:style-name="P5">He told me to leave my pack with him</text:p>
      <text:p text:style-name="P5">I could trust him</text:p>
      <text:p text:style-name="P9"/>
      <text:p text:style-name="P5">The hand that aid'd</text:p>
      <text:p text:style-name="P5">Ask'd trust in return</text:p>
      <text:p text:style-name="P9"/>
      <text:p text:style-name="P5">Unquestionably</text:p>
      <text:p text:style-name="P5">An uneven trade</text:p>
      <text:p text:style-name="P9"/>
      <text:p text:style-name="P5">Implied Contracts</text:p>
      <text:p text:style-name="P5">Are always real muthrfkrs</text:p>
      <text:p text:style-name="P9"/>
      <text:p text:style-name="P5">Miraculously the man</text:p>
      <text:p text:style-name="P5">Was true to his word</text:p>
      <text:p text:style-name="P5">_</text:p>
      <text:p text:style-name="P9"/>
      <text:p text:style-name="P5">On the long drive back</text:p>
      <text:p text:style-name="P5">Deep in the woods</text:p>
      <text:p text:style-name="P9"/>
      <text:p text:style-name="P5">He stop'n to use the restroom</text:p>
      <text:p text:style-name="P5">Found himself</text:p>
      <text:p text:style-name="P5">Caught in that same trap</text:p>
      <text:p text:style-name="P9"/>
      <text:p text:style-name="P5">' I guess you trusted me</text:p>
      <text:p text:style-name="P5">' So I got to trust you</text:p>
      <text:p text:style-name="P9"/>
      <text:p text:style-name="P5">The man left the car run'n</text:p>
      <text:p text:style-name="P5">As he left into the wooded restroom</text:p>
      <text:p text:style-name="P9"/>
      <text:p text:style-name="P5">Miraculously the man</text:p>
      <text:p text:style-name="P5">Had a car afterwards</text:p>
      <text:p text:style-name="P5">V</text:p>
      <text:p text:style-name="P5">V</text:p>
      <text:p text:style-name="P5">V</text:p>
      <text:p text:style-name="P5">Mountain springs stained red</text:p>
      <text:p text:style-name="P9"/>
      <text:p text:style-name="P5">' We gonna be shit'n iron</text:p>
      <text:p text:style-name="P5">I commented</text:p>
      <text:p text:style-name="P5">_</text:p>
      <text:p text:style-name="P9"/>
      <text:p text:style-name="P5">Up on that ridge</text:p>
      <text:p text:style-name="P5">A night blazed in bonfire</text:p>
      <text:p text:style-name="P9"/>
      <text:p text:style-name="P5">Alone</text:p>
      <text:p text:style-name="P5">Look'n at that bright sky</text:p>
      <text:p text:style-name="P9"/>
      <text:p text:style-name="P5">Hope'n someone</text:p>
      <text:p text:style-name="P5">Be look'n back</text:p>
      <text:p text:style-name="P9"/>
      <text:p text:style-name="P5">Whether molecularly alien</text:p>
      <text:p text:style-name="P5">Or government surveillant</text:p>
      <text:p text:style-name="P9"/>
      <text:p text:style-name="P5">Hope'n it gaze back at me</text:p>
      <text:p text:style-name="P5">Think'n</text:p>
      <text:p text:style-name="P9"/>
      <text:p text:style-name="P5">' Look at that crazy</text:p>
      <text:p text:style-name="P5">' Muthrfkr</text:p>
      <text:p text:style-name="P5">' Deep in the woods</text:p>
      <text:p text:style-name="P5">' Blazed alone</text:p>
      <text:p text:style-name="P5">V</text:p>
      <text:p text:style-name="P5">V</text:p>
      <text:p text:style-name="P5">V</text:p>
      <text:p text:style-name="P5">In the morn</text:p>
      <text:p text:style-name="P5">Post bonfire</text:p>
      <text:p text:style-name="P9"/>
      <text:p text:style-name="P5">30min look'n</text:p>
      <text:p text:style-name="P5">For my favorite shirt</text:p>
      <text:p text:style-name="P9"/>
      <text:p text:style-name="P5">Find'n it far away</text:p>
      <text:p text:style-name="P5">Chewed with coon bites</text:p>
      <text:p text:style-name="P9"/>
      <text:p text:style-name="P5">Jaws left its form</text:p>
      <text:p text:style-name="P5">In 30 places</text:p>
      <text:p text:style-name="P9"/>
      <text:p text:style-name="P5">I liked the shirt</text:p>
      <text:p text:style-name="P5">Even more</text:p>
      <text:p text:style-name="P5">V</text:p>
      <text:p text:style-name="P5">V</text:p>
      <text:p text:style-name="P5">V</text:p>
      <text:p text:style-name="P5">Experts</text:p>
      <text:p text:style-name="P9"/>
      <text:p text:style-name="P5">Never wear clean dry socks</text:p>
      <text:p text:style-name="P5">If it is rain'n</text:p>
      <text:p text:style-name="P9"/>
      <text:p text:style-name="P5">Christina</text:p>
      <text:p text:style-name="P5">V</text:p>
      <text:p text:style-name="P5">V</text:p>
      <text:p text:style-name="P5">V</text:p>
      <text:p text:style-name="P5">Weekend Warriors</text:p>
      <text:p text:style-name="P5">With 60lb+ packs</text:p>
      <text:p text:style-name="P9"/>
      <text:p text:style-name="P5">Train'n to be</text:p>
      <text:p text:style-name="P5">Like me</text:p>
      <text:p text:style-name="P9"/>
      <text:p text:style-name="P5">You taught me</text:p>
      <text:p text:style-name="P5">To light fire with a candle</text:p>
      <text:p text:style-name="P5">When it pours terribly</text:p>
      <text:p text:style-name="P9"/>
      <text:p text:style-name="P5">I taught you</text:p>
      <text:p text:style-name="P5">The value of</text:p>
      <text:p text:style-name="P5">Spax my axe</text:p>
      <text:p text:style-name="P9"/>
      <text:p text:style-name="P5">Return'n to camp</text:p>
      <text:p text:style-name="P5">With a trunk</text:p>
      <text:p text:style-name="P5">Of already dead tree</text:p>
      <text:p text:style-name="P5">V</text:p>
      <text:p text:style-name="P5">V</text:p>
      <text:p text:style-name="P5">V</text:p>
      <text:p text:style-name="P5">I rose like I had everyday since</text:p>
      <text:p text:style-name="P5">Gather'n wood for the breakfast fire</text:p>
      <text:p text:style-name="P9"/>
      <text:p text:style-name="P5">I also mistakenly</text:p>
      <text:p text:style-name="P5">Gathered a snake</text:p>
      <text:p text:style-name="P9"/>
      <text:p text:style-name="P5">The copperhead sleepy still</text:p>
      <text:p text:style-name="P9"/>
      <text:p text:style-name="P5">I kicked Christina awake</text:p>
      <text:p text:style-name="P5">Threw her machete at her</text:p>
      <text:p text:style-name="P5">Then commanded her to kill it</text:p>
      <text:p text:style-name="P9"/>
      <text:p text:style-name="P5">The snake woke real fast</text:p>
      <text:p text:style-name="P5">As Christina missed</text:p>
      <text:p text:style-name="P9"/>
      <text:p text:style-name="P5">They fought thru the bramble</text:p>
      <text:p text:style-name="P9"/>
      <text:p text:style-name="P5">The copperhead strike'n</text:p>
      <text:p text:style-name="P5">Christina miss'n</text:p>
      <text:p text:style-name="P9"/>
      <text:p text:style-name="P5">Despite the undergrowth</text:p>
      <text:p text:style-name="P5">Christina kept her focus</text:p>
      <text:p text:style-name="P9"/>
      <text:p text:style-name="P5"><text:soft-page-break/>The snake dove</text:p>
      <text:p text:style-name="P5">Into a leap'n strike</text:p>
      <text:p text:style-name="P9"/>
      <text:p text:style-name="P5">The machete</text:p>
      <text:p text:style-name="P5">SHINK</text:p>
      <text:p text:style-name="P5">Split the air</text:p>
      <text:p text:style-name="P9"/>
      <text:p text:style-name="P5">The open-mouthed head</text:p>
      <text:p text:style-name="P5">Severed from its body</text:p>
      <text:p text:style-name="P9"/>
      <text:p text:style-name="P5">Spin'n out into the distance</text:p>
      <text:p text:style-name="P9"/>
      <text:p text:style-name="P5">3Chop held the severed body with one hand</text:p>
      <text:p text:style-name="P5">With the other</text:p>
      <text:p text:style-name="P5">Peeled down the copperhead's skin</text:p>
      <text:p text:style-name="P9"/>
      <text:p text:style-name="P5">3Chop tore out the guts</text:p>
      <text:p text:style-name="P5">Washed the twitch'n corpse in the river</text:p>
      <text:p text:style-name="P5">Built a fire</text:p>
      <text:p text:style-name="P5">Roast'd the unseasoned meat</text:p>
      <text:p text:style-name="P5">&amp; Ate</text:p>
      <text:p text:style-name="P5">V</text:p>
      <text:p text:style-name="P5">V</text:p>
      <text:p text:style-name="P5">v</text:p>
      <text:p text:style-name="P5">3Chop became addicted</text:p>
      <text:p text:style-name="P5">To a concoction I crafted</text:p>
      <text:p text:style-name="P9"/>
      <text:p text:style-name="P5">Cappuccino o Wheat</text:p>
      <text:p text:style-name="P9"/>
      <text:p text:style-name="P5">Cream of Wheat</text:p>
      <text:p text:style-name="P5">Cooked in cappuccino mix</text:p>
      <text:p text:style-name="P9"/>
      <text:p text:style-name="P5">This powered her healthily thru</text:p>
      <text:p text:style-name="P9"/>
      <text:p text:style-name="P5">To keep on go'n</text:p>
      <text:p text:style-name="P5">At a decent pace</text:p>
      <text:p text:style-name="P5">V</text:p>
      <text:p text:style-name="P5">V</text:p>
      <text:p text:style-name="P5">V</text:p>
      <text:p text:style-name="P5">3Chop wasn't womanly</text:p>
      <text:p text:style-name="P9"/>
      <text:p text:style-name="P5">I had to step up</text:p>
      <text:p text:style-name="P5">To the chore</text:p>
      <text:p text:style-name="P9"/>
      <text:p text:style-name="P5">Cook'n Clean'n</text:p>
      <text:p text:style-name="P5">Console'n Bitch'n</text:p>
      <text:p text:style-name="P9"/>
      <text:p text:style-name="P5">3Chop would in dreary silence</text:p>
      <text:p text:style-name="P5">Accept her situation &amp; Hike On</text:p>
      <text:p text:style-name="P5">V</text:p>
      <text:p text:style-name="P5">V</text:p>
      <text:p text:style-name="P5">V</text:p>
      <text:p text:style-name="P5">I cooked from my pot</text:p>
      <text:p text:style-name="P5">Just enough for two</text:p>
      <text:p text:style-name="P9"/>
      <text:p text:style-name="P5">Placed upon the embers of fire</text:p>
      <text:p text:style-name="P5">The bottom always burns the food</text:p>
      <text:p text:style-name="P9"/>
      <text:p text:style-name="P5">Instead of all that work &amp; waste</text:p>
      <text:p text:style-name="P5">Of scrape'n it out</text:p>
      <text:p text:style-name="P9"/>
      <text:p text:style-name="P5">Respectful mice</text:p>
      <text:p text:style-name="P5">Always clean'd it</text:p>
      <text:p text:style-name="P5">In time for morn</text:p>
      <text:p text:style-name="P9"/>
      <text:p text:style-name="P5">Only ever once</text:p>
      <text:p text:style-name="P5">Leave'n scat</text:p>
      <text:p text:style-name="P5">V</text:p>
      <text:p text:style-name="P5">V</text:p>
      <text:p text:style-name="P5">V</text:p>
      <text:p text:style-name="P5">In a shelter</text:p>
      <text:p text:style-name="P5">In New Jersey</text:p>
      <text:p text:style-name="P9"/>
      <text:p text:style-name="P5">All dryness &amp; backyards</text:p>
      <text:p text:style-name="P9"/>
      <text:p text:style-name="P5">Christina patch'd her blisters</text:p>
      <text:p text:style-name="P9"/>
      <text:p text:style-name="P5">An old lady lent over</text:p>
      <text:p text:style-name="P5">A gauze roll</text:p>
      <text:p text:style-name="P9"/>
      <text:p text:style-name="P5">She thought Christina</text:p>
      <text:p text:style-name="P5">Was going to steal it</text:p>
      <text:p text:style-name="P5">V</text:p>
      <text:p text:style-name="P5">V</text:p>
      <text:p text:style-name="P5">v</text:p>
      <text:p text:style-name="P5">Paranoia</text:p>
      <text:p text:style-name="P5">The gift of foresight</text:p>
      <text:p text:style-name="P9"/>
      <text:p text:style-name="P5">Separate'n us</text:p>
      <text:p text:style-name="P5">Man &amp; Beast</text:p>
      <text:p text:style-name="P9"/>
      <text:p text:style-name="P5">The grips of it</text:p>
      <text:p text:style-name="P5">An ever tight'n vice</text:p>
      <text:p text:style-name="P9"/>
      <text:p text:style-name="P5">When my little sister</text:p>
      <text:p text:style-name="P5">Takes longer than calculations</text:p>
      <text:p text:style-name="P9"/>
      <text:p text:style-name="P5">Those miles</text:p>
      <text:p text:style-name="P5">Always back down the mountain</text:p>
      <text:p text:style-name="P5">In a rapid panic</text:p>
      <text:p text:style-name="P9"/>
      <text:p text:style-name="P5">I would see her</text:p>
      <text:p text:style-name="P5">After have'n thought</text:p>
      <text:p text:style-name="P5">I'd never see her again</text:p>
      <text:p text:style-name="P5">V</text:p>
      <text:p text:style-name="P5">V</text:p>
      <text:p text:style-name="P5">V</text:p>
      <text:p text:style-name="P5">Cross'n into New York</text:p>
      <text:p text:style-name="P5">On open mellow ridges</text:p>
      <text:p text:style-name="P9"/>
      <text:p text:style-name="P5">Vast expanses</text:p>
      <text:p text:style-name="P5">Of the wilderness</text:p>
      <text:p text:style-name="P5">Unimaginable</text:p>
      <text:p text:style-name="P9"/>
      <text:p text:style-name="P5">Late sun</text:p>
      <text:p text:style-name="P5">A gentle orange</text:p>
      <text:p text:style-name="P5">V</text:p>
      <text:p text:style-name="P5">V</text:p>
      <text:p text:style-name="P5">V</text:p>
      <text:p text:style-name="P5">3Chop naturally sure</text:p>
      <text:p text:style-name="P5">Paths always true</text:p>
      <text:p text:style-name="P9"/>
      <text:p text:style-name="P5">Thru rain</text:p>
      <text:p text:style-name="P5">Dry plains</text:p>
      <text:p text:style-name="P5">Dark'n forests</text:p>
      <text:p text:style-name="P5">Unend'n climbs</text:p>
      <text:p text:style-name="P9"/>
      <text:p text:style-name="P5">This lifestyle brought out</text:p>
      <text:p text:style-name="P5">Her prime characteristics</text:p>
      <text:p text:style-name="P9"/>
      <text:p text:style-name="P5">Tho impractical in society</text:p>
      <text:p text:style-name="P5">True gems of humanity</text:p>
      <text:p text:style-name="P5">V</text:p>
      <text:p text:style-name="P5">V</text:p>
      <text:p text:style-name="P5">V</text:p>
      <text:p text:style-name="P5">Travel'n in a team</text:p>
      <text:p text:style-name="P5">Means much less individual items to carry</text:p>
      <text:p text:style-name="P5">V</text:p>
      <text:p text:style-name="P5">V</text:p>
      <text:p text:style-name="P5">V</text:p>
      <text:p text:style-name="P5">3Chop &amp; 3Shot</text:p>
      <text:p text:style-name="P5">Not a duo to fk with</text:p>
      <text:p text:style-name="P9"/>
      <text:p text:style-name="P5">Both with mace</text:p>
      <text:p text:style-name="P5">Her with a menace'n machete</text:p>
      <text:p text:style-name="P5">I &amp; my military tomahawk</text:p>
      <text:p text:style-name="P9"/>
      <text:p text:style-name="P5">Warpaint</text:p>
      <text:p text:style-name="P5">On our face</text:p>
      <text:p text:style-name="P5">V</text:p>
      <text:p text:style-name="P5">V</text:p>
      <text:p text:style-name="P5">v</text:p>
      <text:p text:style-name="P5">Cowboy Camp</text:p>
      <text:p text:style-name="P9"/>
      <text:p text:style-name="P5">Naught between you</text:p>
      <text:p text:style-name="P5">&amp; Dark sky</text:p>
      <text:p text:style-name="P9"/>
      <text:p text:style-name="P5">Naught shield'n you</text:p>
      <text:p text:style-name="P5">From late night gusts</text:p>
      <text:p text:style-name="P9"/>
      <text:p text:style-name="P5">Nor to ward off</text:p>
      <text:p text:style-name="P5">The trickles of early morn whimpers</text:p>
      <text:p text:style-name="P5">V</text:p>
      <text:p text:style-name="P5">V</text:p>
      <text:p text:style-name="P5">V</text:p>
      <text:p text:style-name="P5">Fate to walk by</text:p>
      <text:p text:style-name="P5">A statue</text:p>
      <text:p text:style-name="P5">Of Walt Whitman</text:p>
      <text:p text:style-name="P9"/>
      <text:p text:style-name="P5">What magnificent tales</text:p>
      <text:p text:style-name="P5">Time tells</text:p>
      <text:p text:style-name="P5">Near New York City</text:p>
      <text:p text:style-name="P5">V</text:p>
      <text:p text:style-name="P5"><text:soft-page-break/>V</text:p>
      <text:p text:style-name="P5">V</text:p>
      <text:p text:style-name="P5">3Chop</text:p>
      <text:p text:style-name="P5">Look'd past homeless</text:p>
      <text:p text:style-name="P9"/>
      <text:p text:style-name="P5">At a corporate resupply</text:p>
      <text:p text:style-name="P9"/>
      <text:p text:style-name="P5">A mailwoman kindly</text:p>
      <text:p text:style-name="P5">Came to talk with us</text:p>
      <text:p text:style-name="P9"/>
      <text:p text:style-name="P5">Then stuck a $5</text:p>
      <text:p text:style-name="P5">In 3Chop's hand</text:p>
      <text:p text:style-name="P9"/>
      <text:p text:style-name="P5">Rapidly say'n</text:p>
      <text:p text:style-name="P5">While run'n away</text:p>
      <text:p text:style-name="P9"/>
      <text:p text:style-name="P5">' I wish</text:p>
      <text:p text:style-name="P5">' I could do more</text:p>
      <text:p text:style-name="P5">' But I have 5 kids</text:p>
      <text:p text:style-name="P9"/>
      <text:p text:style-name="P5">We had to guiltily</text:p>
      <text:p text:style-name="P5">Spend the sacrifice</text:p>
      <text:p text:style-name="P5">On an</text:p>
      <text:p text:style-name="P5">Icecream Sandwich</text:p>
      <text:p text:style-name="P5">Eat'n contest</text:p>
      <text:p text:style-name="P9"/>
      <text:p text:style-name="P5">Afterwhich</text:p>
      <text:p text:style-name="P5">I was title'd</text:p>
      <text:p text:style-name="P5">Pussy</text:p>
      <text:p text:style-name="P5">V</text:p>
      <text:p text:style-name="P5">V</text:p>
      <text:p text:style-name="P5">V</text:p>
      <text:p text:style-name="P5">Only one pot</text:p>
      <text:p text:style-name="P5">Only one spoon</text:p>
      <text:p text:style-name="P9"/>
      <text:p text:style-name="P5">That is how we ate</text:p>
      <text:p text:style-name="P5">I always ate first</text:p>
      <text:p text:style-name="P5">V</text:p>
      <text:p text:style-name="P5">V</text:p>
      <text:p text:style-name="P5">V</text:p>
      <text:p text:style-name="P5">Under Blue Moon</text:p>
      <text:p text:style-name="P5">Riverside for some time</text:p>
      <text:p text:style-name="P9"/>
      <text:p text:style-name="P5">Pleasant paths</text:p>
      <text:p text:style-name="P5">Patches of Sandy Bays</text:p>
      <text:p text:style-name="P9"/>
      <text:p text:style-name="P5">Arrive'n to shelter</text:p>
      <text:p text:style-name="P5">A bit past late</text:p>
      <text:p text:style-name="P9"/>
      <text:p text:style-name="P5">Another already inside</text:p>
      <text:p text:style-name="P5">He introduced himself 50+</text:p>
      <text:p text:style-name="P9"/>
      <text:p text:style-name="P5">We had met in the Great Smokeys</text:p>
      <text:p text:style-name="P5">The day of my birthday</text:p>
      <text:p text:style-name="P9"/>
      <text:p text:style-name="P5">His father just passed away</text:p>
      <text:p text:style-name="P5">He had to escape &amp; think</text:p>
      <text:p text:style-name="P5">V</text:p>
      <text:p text:style-name="P5">V</text:p>
      <text:p text:style-name="P5">V</text:p>
      <text:p text:style-name="P5">The promise of Ice Cream</text:p>
      <text:p text:style-name="P5">Is the promise of society</text:p>
      <text:p text:style-name="P9"/>
      <text:p text:style-name="P5">Race'n past</text:p>
      <text:p text:style-name="P5">Green Thumb</text:p>
      <text:p text:style-name="P9"/>
      <text:p text:style-name="P5">The best of Connecticut</text:p>
      <text:p text:style-name="P9"/>
      <text:p text:style-name="P5">On the last 2mi</text:p>
      <text:p text:style-name="P5">Chant'n Ice Cream</text:p>
      <text:p text:style-name="P9"/>
      <text:p text:style-name="P5">When we realized</text:p>
      <text:p text:style-name="P5">We could make a resupply</text:p>
      <text:p text:style-name="P9"/>
      <text:p text:style-name="P5">Us have'n to sneak into the store</text:p>
      <text:p text:style-name="P9"/>
      <text:p text:style-name="P5">Bought our Â½ gallons of ice cream</text:p>
      <text:p text:style-name="P5">From a bitchy clerk</text:p>
      <text:p text:style-name="P9"/>
      <text:p text:style-name="P5">3Chop stew'd with anger</text:p>
      <text:p text:style-name="P5">On a bench outside</text:p>
      <text:p text:style-name="P9"/>
      <text:p text:style-name="P5">Ate the whole half gallon</text:p>
      <text:p text:style-name="P5">With her machete</text:p>
      <text:p text:style-name="P5">V</text:p>
      <text:p text:style-name="P5">V</text:p>
      <text:p text:style-name="P5">V</text:p>
      <text:p text:style-name="P5">Sundays of Salisbury</text:p>
      <text:p text:style-name="P5">Hadn't changed</text:p>
      <text:p text:style-name="P5">Since before the Civil War</text:p>
      <text:p text:style-name="P5">V</text:p>
      <text:p text:style-name="P5">V</text:p>
      <text:p text:style-name="P5">V</text:p>
      <text:p text:style-name="P5">Dotty thanks for that water</text:p>
      <text:p text:style-name="P5">You haul up</text:p>
      <text:p text:style-name="P5">Mt. Everett</text:p>
      <text:p text:style-name="P9"/>
      <text:p text:style-name="P5">She said I would not make it to Katahdin</text:p>
      <text:p text:style-name="P5">Before it closed for winter</text:p>
      <text:p text:style-name="P9"/>
      <text:p text:style-name="P5">She gave me her number</text:p>
      <text:p text:style-name="P5">Offer'n to drive me</text:p>
      <text:p text:style-name="P9"/>
      <text:p text:style-name="P5">To Flip Flop</text:p>
      <text:p text:style-name="P5">If I decided on it</text:p>
      <text:p text:style-name="P5">V</text:p>
      <text:p text:style-name="P5">V</text:p>
      <text:p text:style-name="P5">V</text:p>
      <text:p text:style-name="P5">I only lost 3Chop once</text:p>
      <text:p text:style-name="P5">The day we got to</text:p>
      <text:p text:style-name="P5">Great Barrington</text:p>
      <text:p text:style-name="P9"/>
      <text:p text:style-name="P5">My sister's last stop</text:p>
      <text:p text:style-name="P9"/>
      <text:p text:style-name="P5">The future is too unsure</text:p>
      <text:p text:style-name="P5">To worry what it holds</text:p>
      <text:p text:style-name="P9"/>
      <text:p text:style-name="P5">Tho I'd lose my only</text:p>
      <text:p text:style-name="P5">Trail companion</text:p>
      <text:p text:style-name="P9"/>
      <text:p text:style-name="P5">The future is too unsure</text:p>
      <text:p text:style-name="P5">To worry what it holds</text:p>
      <text:p text:style-name="P9"/>
      <text:p text:style-name="P5">She took the rest of the Donuts</text:p>
      <text:p text:style-name="P5">She took the rest of the cash</text:p>
      <text:p text:style-name="P5">V</text:p>
      <text:p text:style-name="P5">V</text:p>
      <text:p text:style-name="P5">V</text:p>
      <text:p text:style-name="P5">Kelly a classy doll</text:p>
      <text:p text:style-name="P9"/>
      <text:p text:style-name="P5">Kind enough to give me her number</text:p>
      <text:p text:style-name="P9"/>
      <text:p text:style-name="P5">She picked me up</text:p>
      <text:p text:style-name="P5">To smoke me out a blunt</text:p>
      <text:p text:style-name="P5">V</text:p>
      <text:p text:style-name="P5">V</text:p>
      <text:p text:style-name="P5">V</text:p>
      <text:p text:style-name="P5">3Chop</text:p>
      <text:p text:style-name="P5">400mi in one month</text:p>
      <text:p text:style-name="P9"/>
      <text:p text:style-name="P5">Second-Most-Amazing-Person</text:p>
      <text:p text:style-name="P5">In existence</text:p>
      <text:p text:style-name="P9"/>
      <text:p text:style-name="P5">I always scour for</text:p>
      <text:p text:style-name="P5">Adventurers &amp; their tales</text:p>
      <text:p text:style-name="P9"/>
      <text:p text:style-name="P5">None can considerably compare</text:p>
      <text:p text:style-name="P5">To your least</text:p>
      <text:p text:style-name="P9"/>
      <text:p text:style-name="P5">Rank'd World Class</text:p>
      <text:p text:style-name="P5">_</text:p>
      <text:p text:style-name="P9"/>
      <text:p text:style-name="P5">Not much is impossible</text:p>
      <text:p text:style-name="P5">In this life</text:p>
      <text:p text:style-name="P9"/>
      <text:p text:style-name="P5">Except for you</text:p>
      <text:p text:style-name="P5">To take first place</text:p>
      <text:p text:style-name="P9"/>
      <text:p text:style-name="P5">Of the master who created you</text:p>
      <text:p text:style-name="P5">&amp; Your dog too</text:p>
      <text:p text:style-name="P5">V</text:p>
      <text:p text:style-name="P5">V</text:p>
      <text:p text:style-name="P5">V</text:p>
      <text:p text:style-name="P5">On hard soil</text:p>
      <text:p text:style-name="P5">Beauty is seen</text:p>
      <text:p text:style-name="P5">Easily</text:p>
      <text:p text:style-name="P9"/>
      <text:p text:style-name="P5">All there needs</text:p>
      <text:p text:style-name="P5">To be is</text:p>
      <text:p text:style-name="P5">Just a little bit</text:p>
      <text:p text:style-name="P5">V</text:p>
      <text:p text:style-name="P5">V</text:p>
      <text:p text:style-name="P5">V</text:p>
      <text:p text:style-name="P5">Vermont</text:p>
      <text:p text:style-name="P5">Timber Dense Green</text:p>
      <text:p text:style-name="P9"/>
      <text:p text:style-name="P5"><text:soft-page-break/>All huddled together</text:p>
      <text:p text:style-name="P5">To persevere</text:p>
      <text:p text:style-name="P5">Bleak winters</text:p>
      <text:p text:style-name="P9"/>
      <text:p text:style-name="P5">Tough Evergreen Mountainsides</text:p>
      <text:p text:style-name="P9"/>
      <text:p text:style-name="P5">An environment for</text:p>
      <text:p text:style-name="P5">Adventurer types only</text:p>
      <text:p text:style-name="P5">V</text:p>
      <text:p text:style-name="P5">V</text:p>
      <text:p text:style-name="P5">V</text:p>
      <text:p text:style-name="P5">With Hoosh</text:p>
      <text:p text:style-name="P5">High after dark</text:p>
      <text:p text:style-name="P9"/>
      <text:p text:style-name="P5">Wildly tumble'n down</text:p>
      <text:p text:style-name="P5">Prospect Rock</text:p>
      <text:p text:style-name="P5">In a Redneck Truck</text:p>
      <text:p text:style-name="P9"/>
      <text:p text:style-name="P5">Two hits &amp; gone</text:p>
      <text:p text:style-name="P5">The ride of</text:p>
      <text:p text:style-name="P5">Willy Wonka Horror</text:p>
      <text:p text:style-name="P9"/>
      <text:p text:style-name="P5">Hoosh's face painted &amp; demented</text:p>
      <text:p text:style-name="P5">Manically laugh'n</text:p>
      <text:p text:style-name="P5">Over the rumble</text:p>
      <text:p text:style-name="P9"/>
      <text:p text:style-name="P5">' Holy shit look at this incline</text:p>
      <text:p text:style-name="P5">' We are go'n to have to</text:p>
      <text:p text:style-name="P5">' Fkn hike back up this tomorrow</text:p>
      <text:p text:style-name="P9"/>
      <text:p text:style-name="P5">Redneck Trucks</text:p>
      <text:p text:style-name="P5">Break Laws of Physics</text:p>
      <text:p text:style-name="P5">With beer only</text:p>
      <text:p text:style-name="P5">v</text:p>
      <text:p text:style-name="P5">V</text:p>
      <text:p text:style-name="P5">v</text:p>
      <text:p text:style-name="P5">Cross'n paths with an elderly</text:p>
      <text:p text:style-name="P5">On the Long Trail</text:p>
      <text:p text:style-name="P9"/>
      <text:p text:style-name="P5">It was the one</text:p>
      <text:p text:style-name="P5">That thought 3Chop would steal</text:p>
      <text:p text:style-name="P5">The gause she leant for 3Chops blisters</text:p>
      <text:p text:style-name="P5">V</text:p>
      <text:p text:style-name="P5">V</text:p>
      <text:p text:style-name="P5">V</text:p>
      <text:p text:style-name="P5">Hoosh doesn't normally make fires</text:p>
      <text:p text:style-name="P5">Because he is always in a rush</text:p>
      <text:p text:style-name="P9"/>
      <text:p text:style-name="P5">When he makes a fire</text:p>
      <text:p text:style-name="P5">He knows his craft</text:p>
      <text:p text:style-name="P5">V</text:p>
      <text:p text:style-name="P5">V</text:p>
      <text:p text:style-name="P5">V</text:p>
      <text:p text:style-name="P5">Walkingman '99 &amp; Carlos</text:p>
      <text:p text:style-name="P5">On the Long Trail</text:p>
      <text:p text:style-name="P9"/>
      <text:p text:style-name="P5">I set up a hustle</text:p>
      <text:p text:style-name="P5">Invite'n Hoosh</text:p>
      <text:p text:style-name="P9"/>
      <text:p text:style-name="P5">Hoosh cooked shrooms</text:p>
      <text:p text:style-name="P5">He pick'd to go with</text:p>
      <text:p text:style-name="P5">The large steak</text:p>
      <text:p text:style-name="P9"/>
      <text:p text:style-name="P5">We got high &amp; wrqd</text:p>
      <text:p text:style-name="P5">V</text:p>
      <text:p text:style-name="P5">V</text:p>
      <text:p text:style-name="P5">V</text:p>
      <text:p text:style-name="P5">Hanover</text:p>
      <text:p text:style-name="P5">I loved enter'n you</text:p>
      <text:p text:style-name="P9"/>
      <text:p text:style-name="P5">Snacks in bins</text:p>
      <text:p text:style-name="P5">Oreos for the rain</text:p>
      <text:p text:style-name="P9"/>
      <text:p text:style-name="P5">Walkn'n casually</text:p>
      <text:p text:style-name="P5">Down wealthy streets</text:p>
      <text:p text:style-name="P5">V</text:p>
      <text:p text:style-name="P5">V</text:p>
      <text:p text:style-name="P5">V</text:p>
      <text:p text:style-name="P5">Glencliff Post Office</text:p>
      <text:p text:style-name="P9"/>
      <text:p text:style-name="P5">My motorcycle jacket</text:p>
      <text:p text:style-name="P5">Await'd me with supplies</text:p>
      <text:p text:style-name="P9"/>
      <text:p text:style-name="P5">Family always support'n me</text:p>
      <text:p text:style-name="P5">_</text:p>
      <text:p text:style-name="P9"/>
      <text:p text:style-name="P5">At the store</text:p>
      <text:p text:style-name="P5">Near a large missile</text:p>
      <text:p text:style-name="P9"/>
      <text:p text:style-name="P5">I discover'd</text:p>
      <text:p text:style-name="P5">I was near broke</text:p>
      <text:p text:style-name="P9"/>
      <text:p text:style-name="P5">The worker return'd</text:p>
      <text:p text:style-name="P5">My entire resupply</text:p>
      <text:p text:style-name="P9"/>
      <text:p text:style-name="P5">There only just enough</text:p>
      <text:p text:style-name="P5">For a small hot burger</text:p>
      <text:p text:style-name="P9"/>
      <text:p text:style-name="P5">Which I immediately</text:p>
      <text:p text:style-name="P5">Drop'd outside</text:p>
      <text:p text:style-name="P9"/>
      <text:p text:style-name="P5">I hate chew'n</text:p>
      <text:p text:style-name="P5">Loose Gravel</text:p>
      <text:p text:style-name="P5">V</text:p>
      <text:p text:style-name="P5">V</text:p>
      <text:p text:style-name="P5">V</text:p>
      <text:p text:style-name="P5">Mosilake</text:p>
      <text:p text:style-name="P9"/>
      <text:p text:style-name="P5">A journey of native legend</text:p>
      <text:p text:style-name="P5">Pass'n much height</text:p>
      <text:p text:style-name="P9"/>
      <text:p text:style-name="P5">To reach a place</text:p>
      <text:p text:style-name="P5">Of Mars Landscapes</text:p>
      <text:p text:style-name="P5">V</text:p>
      <text:p text:style-name="P5">V</text:p>
      <text:p text:style-name="P5">V</text:p>
      <text:p text:style-name="P5">If you don't</text:p>
      <text:p text:style-name="P5">Properly prepare your tarp</text:p>
      <text:p text:style-name="P9"/>
      <text:p text:style-name="P5">Rain will one day</text:p>
      <text:p text:style-name="P5">Run you out</text:p>
      <text:p text:style-name="P5">V</text:p>
      <text:p text:style-name="P5">V</text:p>
      <text:p text:style-name="P5">V</text:p>
      <text:p text:style-name="P5">The White Mountains</text:p>
      <text:p text:style-name="P9"/>
      <text:p text:style-name="P5">Two dogs</text:p>
      <text:p text:style-name="P5">Fight'n till</text:p>
      <text:p text:style-name="P5">Blood &amp; Gore</text:p>
      <text:p text:style-name="P9"/>
      <text:p text:style-name="P5">On the edge of an</text:p>
      <text:p text:style-name="P5">Eagle-Eye Cliff</text:p>
      <text:p text:style-name="P9"/>
      <text:p text:style-name="P5">A battle rarely seen</text:p>
      <text:p text:style-name="P5">&amp; Treasured by me</text:p>
      <text:p text:style-name="P5">V</text:p>
      <text:p text:style-name="P5">V</text:p>
      <text:p text:style-name="P5">V</text:p>
      <text:p text:style-name="P5">At Chets</text:p>
      <text:p text:style-name="P5">I found a rain shell</text:p>
      <text:p text:style-name="P9"/>
      <text:p text:style-name="P5">This essential last piece</text:p>
      <text:p text:style-name="P5">To battle winter with</text:p>
      <text:p text:style-name="P5">V</text:p>
      <text:p text:style-name="P5">V</text:p>
      <text:p text:style-name="P5">V</text:p>
      <text:p text:style-name="P5">One of the lodges</text:p>
      <text:p text:style-name="P5">In the Whites</text:p>
      <text:p text:style-name="P5">May have been left unattended</text:p>
      <text:p text:style-name="P5">In the rain</text:p>
      <text:p text:style-name="P9"/>
      <text:p text:style-name="P5">Allow'n a rat or two</text:p>
      <text:p text:style-name="P5">To restock</text:p>
      <text:p text:style-name="P5">On Oatmeal &amp; Sugar</text:p>
      <text:p text:style-name="P5">V</text:p>
      <text:p text:style-name="P5">V</text:p>
      <text:p text:style-name="P5">V</text:p>
      <text:p text:style-name="P5">Everyone gets lost</text:p>
      <text:p text:style-name="P5">In the Whites once</text:p>
      <text:p text:style-name="P5">V</text:p>
      <text:p text:style-name="P5">V</text:p>
      <text:p text:style-name="P5">V</text:p>
      <text:p text:style-name="P5">Lake of the Clouds Dungeon</text:p>
      <text:p text:style-name="P9"/>
      <text:p text:style-name="P5">Hoosh led us thru the storm</text:p>
      <text:p text:style-name="P5">To summit Mt. Washington</text:p>
      <text:p text:style-name="P9"/>
      <text:p text:style-name="P5">Under conditions</text:p>
      <text:p text:style-name="P5">Carns hardly visible</text:p>
      <text:p text:style-name="P9"/>
      <text:p text:style-name="P5">White &amp; the blaze of wind</text:p>
      <text:p text:style-name="P5">All caught in</text:p>
      <text:p text:style-name="P5">Howls of frost</text:p>
      <text:p text:style-name="P5">V</text:p>
      <text:p text:style-name="P5">V</text:p>
      <text:p text:style-name="P5">V</text:p>
      <text:p text:style-name="P5"><text:soft-page-break/>Gorham 2:00am</text:p>
      <text:p text:style-name="P9"/>
      <text:p text:style-name="P5">Cop kick'd me up</text:p>
      <text:p text:style-name="P5">Remarkably</text:p>
      <text:p text:style-name="P5">Allow'd me to sleep</text:p>
      <text:p text:style-name="P9"/>
      <text:p text:style-name="P5">Thanks man</text:p>
      <text:p text:style-name="P5">V</text:p>
      <text:p text:style-name="P5">V</text:p>
      <text:p text:style-name="P5">v</text:p>
      <text:p text:style-name="P5">Gorham 7:30am</text:p>
      <text:p text:style-name="P9"/>
      <text:p text:style-name="P5">I wake to a kick</text:p>
      <text:p text:style-name="P9"/>
      <text:p text:style-name="P7"><text:s/><text:span text:style-name="T1">' Oh sorry</text:span></text:p>
      <text:p text:style-name="P5">' I thought you were a trash bag</text:p>
      <text:p text:style-name="P9"/>
      <text:p text:style-name="P5">Said an</text:p>
      <text:p text:style-name="P5">Old smalltown</text:p>
      <text:p text:style-name="P5">Country man</text:p>
      <text:p text:style-name="P5">With his friend</text:p>
      <text:p text:style-name="P5">Before the workday</text:p>
      <text:p text:style-name="P9"/>
      <text:p text:style-name="P5">Huddled out of the rain</text:p>
      <text:p text:style-name="P5">Under the small <text:s/>public pavilion</text:p>
      <text:p text:style-name="P9"/>
      <text:p text:style-name="P5">' Wake-n-Bake?</text:p>
      <text:p text:style-name="P5">He offer'd with the apology</text:p>
      <text:p text:style-name="P9"/>
      <text:p text:style-name="P5">Grow'n old</text:p>
      <text:p text:style-name="P5">I discovered</text:p>
      <text:p text:style-name="P9"/>
      <text:p text:style-name="P5">Is optional</text:p>
      <text:p text:style-name="P5">V</text:p>
      <text:p text:style-name="P5">v</text:p>
      <text:p text:style-name="P5">V</text:p>
      <text:p text:style-name="P5">Impatient from the Storm</text:p>
      <text:p text:style-name="P5">I snuck around security</text:p>
      <text:p text:style-name="P5">At the base of Mt. Washington</text:p>
      <text:p text:style-name="P9"/>
      <text:p text:style-name="P5">Easily unseen in the storm</text:p>
      <text:p text:style-name="P9"/>
      <text:p text:style-name="P5">The true wrath of the storm</text:p>
      <text:p text:style-name="P5">Hit unexpectedly</text:p>
      <text:p text:style-name="P9"/>
      <text:p text:style-name="P5">Again victim</text:p>
      <text:p text:style-name="P5">To arrogance</text:p>
      <text:p text:style-name="P9"/>
      <text:p text:style-name="P5">Wind constantly 50mi+</text:p>
      <text:p text:style-name="P5">Gusts much more</text:p>
      <text:p text:style-name="P9"/>
      <text:p text:style-name="P5">Knees shake'n</text:p>
      <text:p text:style-name="P5">Not only from cold</text:p>
      <text:p text:style-name="P5">But from terror</text:p>
      <text:p text:style-name="P9"/>
      <text:p text:style-name="P5">Realize'n</text:p>
      <text:p text:style-name="P5">I wasn't as badass</text:p>
      <text:p text:style-name="P5">As I had believed</text:p>
      <text:p text:style-name="P9"/>
      <text:p text:style-name="P5">Unable to open my pack</text:p>
      <text:p text:style-name="P5">To apply the right gear</text:p>
      <text:p text:style-name="P9"/>
      <text:p text:style-name="P5">All in windswept white</text:p>
      <text:p text:style-name="P9"/>
      <text:p text:style-name="P5">Storms elongate distance</text:p>
      <text:p text:style-name="P5">On &amp; On</text:p>
      <text:p text:style-name="P9"/>
      <text:p text:style-name="P5">At top</text:p>
      <text:p text:style-name="P5">The sirens blare'd</text:p>
      <text:p text:style-name="P9"/>
      <text:p text:style-name="P5">The doors</text:p>
      <text:p text:style-name="P5">All lock'd but one</text:p>
      <text:p text:style-name="P9"/>
      <text:p text:style-name="P5">Closed for construction</text:p>
      <text:p text:style-name="P5">V</text:p>
      <text:p text:style-name="P5">V</text:p>
      <text:p text:style-name="P5">V</text:p>
      <text:p text:style-name="P5">A worker let met in</text:p>
      <text:p text:style-name="P5">To the mountain train station</text:p>
      <text:p text:style-name="P5">Everyone evacuate'n</text:p>
      <text:p text:style-name="P9"/>
      <text:p text:style-name="P5">None of the workers</text:p>
      <text:p text:style-name="P5">Will'n to let me ride down with them</text:p>
      <text:p text:style-name="P9"/>
      <text:p text:style-name="P5">A fellow Texan paid the $45</text:p>
      <text:p text:style-name="P5">To get me down</text:p>
      <text:p text:style-name="P9"/>
      <text:p text:style-name="P5">Despite the episode</text:p>
      <text:p text:style-name="P5">The train ride was magical</text:p>
      <text:p text:style-name="P5">V</text:p>
      <text:p text:style-name="P5">V</text:p>
      <text:p text:style-name="P5">V</text:p>
      <text:p text:style-name="P9"/>
      <text:p text:style-name="P5">w at the</text:p>
      <text:p text:style-name="P5">Mt. Washington Train Station</text:p>
      <text:p text:style-name="P9"/>
      <text:p text:style-name="P5">The torrents unrelent'n outside</text:p>
      <text:p text:style-name="P9"/>
      <text:p text:style-name="P5">In the janitor's closet</text:p>
      <text:p text:style-name="P5">There is a hidden compartment</text:p>
      <text:p text:style-name="P5">At the very back</text:p>
      <text:p text:style-name="P5">Where to hide</text:p>
      <text:p text:style-name="P9"/>
      <text:p text:style-name="P5">Tho high from fumes</text:p>
      <text:p text:style-name="P5">I sat there with the</text:p>
      <text:p text:style-name="P5">Last of my food supply</text:p>
      <text:p text:style-name="P5">Some jerky</text:p>
      <text:p text:style-name="P9"/>
      <text:p text:style-name="P5">In that nook till close</text:p>
      <text:p text:style-name="P5">Read'n the</text:p>
      <text:p text:style-name="P5">Once &amp; Future King</text:p>
      <text:p text:style-name="P5">V</text:p>
      <text:p text:style-name="P5">V</text:p>
      <text:p text:style-name="P5">V</text:p>
      <text:p text:style-name="P5">9pm</text:p>
      <text:p text:style-name="P5">Nobody around</text:p>
      <text:p text:style-name="P9"/>
      <text:p text:style-name="P5">I scale the difficult barrier</text:p>
      <text:p text:style-name="P5">Into the food court</text:p>
      <text:p text:style-name="P9"/>
      <text:p text:style-name="P5">Joy unmatched I partook</text:p>
      <text:p text:style-name="P5">Make'n myself food</text:p>
      <text:p text:style-name="P5">As I saw fit</text:p>
      <text:p text:style-name="P9"/>
      <text:p text:style-name="P5">After much trial &amp; error</text:p>
      <text:p text:style-name="P5">I haul'd a trashbag</text:p>
      <text:p text:style-name="P5">Full like Santa</text:p>
      <text:p text:style-name="P9"/>
      <text:p text:style-name="P5">Over the barrier</text:p>
      <text:p text:style-name="P5">Out to the woods</text:p>
      <text:p text:style-name="P5">V</text:p>
      <text:p text:style-name="P5">V</text:p>
      <text:p text:style-name="P5">V</text:p>
      <text:p text:style-name="P5">Up Mt. Washington</text:p>
      <text:p text:style-name="P5">The third way</text:p>
      <text:p text:style-name="P5">Treasure laden</text:p>
      <text:p text:style-name="P9"/>
      <text:p text:style-name="P5">The morn</text:p>
      <text:p text:style-name="P5">Full of cheer</text:p>
      <text:p text:style-name="P9"/>
      <text:p text:style-name="P5">Creek laugh'n</text:p>
      <text:p text:style-name="P5">All the way down</text:p>
      <text:p text:style-name="P9"/>
      <text:p text:style-name="P5">Bird's play'n</text:p>
      <text:p text:style-name="P5">Whimsically</text:p>
      <text:p text:style-name="P9"/>
      <text:p text:style-name="P5">From tree to carn</text:p>
      <text:p text:style-name="P5">To Mt Washington summit</text:p>
      <text:p text:style-name="P5">V</text:p>
      <text:p text:style-name="P5">V</text:p>
      <text:p text:style-name="P5">V</text:p>
      <text:p text:style-name="P5">Wildcat Thunderstorms</text:p>
      <text:p text:style-name="P5">Ran out the tourists</text:p>
      <text:p text:style-name="P9"/>
      <text:p text:style-name="P5">Alone to be romanced</text:p>
      <text:p text:style-name="P9"/>
      <text:p text:style-name="P5">Autumn Colors</text:p>
      <text:p text:style-name="P5">In Height</text:p>
      <text:p text:style-name="P5">In Gleam</text:p>
      <text:p text:style-name="P9"/>
      <text:p text:style-name="P5">Bright from gratitude</text:p>
      <text:p text:style-name="P5">Of a long seasons life</text:p>
      <text:p text:style-name="P9"/>
      <text:p text:style-name="P5">Leaves</text:p>
      <text:p text:style-name="P5">Give their best last</text:p>
      <text:p text:style-name="P9"/>
      <text:p text:style-name="P5">Fore winter</text:p>
      <text:p text:style-name="P5">Ushers its die'n day</text:p>
      <text:p text:style-name="P5">V</text:p>
      <text:p text:style-name="P5">V</text:p>
      <text:p text:style-name="P5">V</text:p>
      <text:p text:style-name="P5">I will always remember</text:p>
      <text:p text:style-name="P5">The first step into Maine</text:p>
      <text:p text:style-name="P9"/>
      <text:p text:style-name="P5">Our American Frontier</text:p>
      <text:p text:style-name="P9"/>
      <text:p text:style-name="P5"><text:soft-page-break/>A cylinder of</text:p>
      <text:p text:style-name="P5">Autumn Orange</text:p>
      <text:p text:style-name="P9"/>
      <text:p text:style-name="P5">Maine in grace</text:p>
      <text:p text:style-name="P5">Lets green youth go</text:p>
      <text:p text:style-name="P5">V</text:p>
      <text:p text:style-name="P5">V</text:p>
      <text:p text:style-name="P5">V</text:p>
      <text:p text:style-name="P5">Beavers are assholes</text:p>
      <text:p text:style-name="P9"/>
      <text:p text:style-name="P5">Flood'n everywhere</text:p>
      <text:p text:style-name="P5">With their dams</text:p>
      <text:p text:style-name="P9"/>
      <text:p text:style-name="P5">All water changed</text:p>
      <text:p text:style-name="P5">To a distinctive</text:p>
      <text:p text:style-name="P5">Leaf piss-color tea</text:p>
      <text:p text:style-name="P5">V</text:p>
      <text:p text:style-name="P5">V</text:p>
      <text:p text:style-name="P5">V</text:p>
      <text:p text:style-name="P5">Maine Mice</text:p>
      <text:p text:style-name="P5">Acrobatic &amp; Intelligent</text:p>
      <text:p text:style-name="P9"/>
      <text:p text:style-name="P5">Sensible in take'n</text:p>
      <text:p text:style-name="P5">Only Ramen</text:p>
      <text:p text:style-name="P5">After the dinner of my pot</text:p>
      <text:p text:style-name="P9"/>
      <text:p text:style-name="P5">Dry fruits &amp; nuts</text:p>
      <text:p text:style-name="P5">Left as an offer'n</text:p>
      <text:p text:style-name="P9"/>
      <text:p text:style-name="P5">Stay determined</text:p>
      <text:p text:style-name="P5">Thru the upcome'n winter</text:p>
      <text:p text:style-name="P5">V</text:p>
      <text:p text:style-name="P5">V</text:p>
      <text:p text:style-name="P5">V</text:p>
      <text:p text:style-name="P5">Mohousic Notch</text:p>
      <text:p text:style-name="P9"/>
      <text:p text:style-name="P5">A canyon riddle'd</text:p>
      <text:p text:style-name="P5">With boulders</text:p>
      <text:p text:style-name="P9"/>
      <text:p text:style-name="P5">Proof even gods</text:p>
      <text:p text:style-name="P5">Leave projects unfinished</text:p>
      <text:p text:style-name="P9"/>
      <text:p text:style-name="P5">Puzzels Trials Riddles</text:p>
      <text:p text:style-name="P9"/>
      <text:p text:style-name="P5">With great grace</text:p>
      <text:p text:style-name="P5">I performed dexterity</text:p>
      <text:p text:style-name="P9"/>
      <text:p text:style-name="P5">My pack</text:p>
      <text:p text:style-name="P5">Truly have'n integrated into me</text:p>
      <text:p text:style-name="P5">V</text:p>
      <text:p text:style-name="P5">V</text:p>
      <text:p text:style-name="P5">V</text:p>
      <text:p text:style-name="P5">Is John your real name</text:p>
      <text:p text:style-name="P9"/>
      <text:p text:style-name="P5">We met at the parking lot</text:p>
      <text:p text:style-name="P5">On the otherside of Moushic Notch</text:p>
      <text:p text:style-name="P9"/>
      <text:p text:style-name="P5">You told your tale</text:p>
      <text:p text:style-name="P5">Of keep'n warm all night by fire</text:p>
      <text:p text:style-name="P9"/>
      <text:p text:style-name="P5">I called over FrieghtTrain</text:p>
      <text:p text:style-name="P5">Who you selflessly geared</text:p>
      <text:p text:style-name="P9"/>
      <text:p text:style-name="P5">New socks &amp; headlamp</text:p>
      <text:p text:style-name="P5">Necessary as night took</text:p>
      <text:p text:style-name="P5">Most of the day</text:p>
      <text:p text:style-name="P5">V</text:p>
      <text:p text:style-name="P5">V</text:p>
      <text:p text:style-name="P5">V</text:p>
      <text:p text:style-name="P5">In that park'n lot</text:p>
      <text:p text:style-name="P5">Three skated</text:p>
      <text:p text:style-name="P9"/>
      <text:p text:style-name="P5">One came over</text:p>
      <text:p text:style-name="P5">' You thru hike'n?</text:p>
      <text:p text:style-name="P9"/>
      <text:p text:style-name="P5">We pass his test</text:p>
      <text:p text:style-name="P9"/>
      <text:p text:style-name="P5">The reward</text:p>
      <text:p text:style-name="P5">A joint unmatch'd</text:p>
      <text:p text:style-name="P5">In girth</text:p>
      <text:p text:style-name="P9"/>
      <text:p text:style-name="P5">His friends protest'd</text:p>
      <text:p text:style-name="P5">But he understood</text:p>
      <text:p text:style-name="P5">V</text:p>
      <text:p text:style-name="P5">V</text:p>
      <text:p text:style-name="P5">V</text:p>
      <text:p text:style-name="P5">Treacherous leaves</text:p>
      <text:p text:style-name="P5">Litter the ground</text:p>
      <text:p text:style-name="P9"/>
      <text:p text:style-name="P5">Especially important parts</text:p>
      <text:p text:style-name="P5">Holes dips or deep-water</text:p>
      <text:p text:style-name="P9"/>
      <text:p text:style-name="P5">The rhythm of the trail</text:p>
      <text:p text:style-name="P5">If the primary guide</text:p>
      <text:p text:style-name="P5">Will keep you safe</text:p>
      <text:p text:style-name="P5">V</text:p>
      <text:p text:style-name="P5">V</text:p>
      <text:p text:style-name="P5">V</text:p>
      <text:p text:style-name="P5">Andover Post Office</text:p>
      <text:p text:style-name="P9"/>
      <text:p text:style-name="P5">I had mail forwarded since Gorham</text:p>
      <text:p text:style-name="P5">Friday not have'n arrive'd</text:p>
      <text:p text:style-name="P9"/>
      <text:p text:style-name="P5">' What am I gonna do</text:p>
      <text:p text:style-name="P5">I panic to myself</text:p>
      <text:p text:style-name="P5">' Got till Monday with no supply</text:p>
      <text:p text:style-name="P9"/>
      <text:p text:style-name="P5">' Actually</text:p>
      <text:p text:style-name="P5">You replied</text:p>
      <text:p text:style-name="P5">' Monday is a holiday</text:p>
      <text:p text:style-name="P5">' It won't arrive till Tuesday</text:p>
      <text:p text:style-name="P9"/>
      <text:p text:style-name="P5">' But you can stay with my family</text:p>
      <text:p text:style-name="P5">V</text:p>
      <text:p text:style-name="P5">V</text:p>
      <text:p text:style-name="P5">V</text:p>
      <text:p text:style-name="P5">I spent time with Seahee's family</text:p>
      <text:p text:style-name="P5">Peter the father</text:p>
      <text:p text:style-name="P5">Loved to tinker &amp; play</text:p>
      <text:p text:style-name="P5">A man after my own heart</text:p>
      <text:p text:style-name="P5">V</text:p>
      <text:p text:style-name="P5">V</text:p>
      <text:p text:style-name="P5">V</text:p>
      <text:p text:style-name="P5">The resupply only delayed me</text:p>
      <text:p text:style-name="P5">A total of one zero</text:p>
      <text:p text:style-name="P9"/>
      <text:p text:style-name="P5">Cell phone &amp; food</text:p>
      <text:p text:style-name="P5">A sack hidden in PB</text:p>
      <text:p text:style-name="P5">Merrill Replacements</text:p>
      <text:p text:style-name="P5">V</text:p>
      <text:p text:style-name="P5">V</text:p>
      <text:p text:style-name="P5">V</text:p>
      <text:p text:style-name="P5">Merrill Moabs</text:p>
      <text:p text:style-name="P9"/>
      <text:p text:style-name="P5">Craft'd with adventure</text:p>
      <text:p text:style-name="P5">In mind</text:p>
      <text:p text:style-name="P9"/>
      <text:p text:style-name="P5">Engineer'd for</text:p>
      <text:p text:style-name="P5">Comfort &amp; security</text:p>
      <text:p text:style-name="P9"/>
      <text:p text:style-name="P5">Lifespan</text:p>
      <text:p text:style-name="P5">800mi of hard mountain</text:p>
      <text:p text:style-name="P5">V</text:p>
      <text:p text:style-name="P5">V</text:p>
      <text:p text:style-name="P5">V</text:p>
      <text:p text:style-name="P5">The white storm of winter</text:p>
      <text:p text:style-name="P5">On &amp; On</text:p>
      <text:p text:style-name="P9"/>
      <text:p text:style-name="P5">Vomit'n out in the cold</text:p>
      <text:p text:style-name="P9"/>
      <text:p text:style-name="P5">No medicine</text:p>
      <text:p text:style-name="P5">To stay the fever</text:p>
      <text:p text:style-name="P9"/>
      <text:p text:style-name="P5">Each day of suffer'n</text:p>
      <text:p text:style-name="P5">Many times reduced from slow step</text:p>
      <text:p text:style-name="P5">Into a crawl</text:p>
      <text:p text:style-name="P9"/>
      <text:p text:style-name="P5">Forward automatic when</text:p>
      <text:p text:style-name="P5">There is no retreat</text:p>
      <text:p text:style-name="P9"/>
      <text:p text:style-name="P5">Caught in a route</text:p>
      <text:p text:style-name="P5">Know'n to stop</text:p>
      <text:p text:style-name="P5">Meant a true end</text:p>
      <text:p text:style-name="P9"/>
      <text:p text:style-name="P5">In such conditions</text:p>
      <text:p text:style-name="P5">One is able to see</text:p>
      <text:p text:style-name="P5">Many hidden doors</text:p>
      <text:p text:style-name="P5">V</text:p>
      <text:p text:style-name="P5">V</text:p>
      <text:p text:style-name="P5">V</text:p>
      <text:p text:style-name="P5">Stratton</text:p>
      <text:p text:style-name="P5">I only spent $20</text:p>
      <text:p text:style-name="P5">On a hostel twice</text:p>
      <text:p text:style-name="P9"/>
      <text:p text:style-name="P5">This hostel the one worth it</text:p>
      <text:p text:style-name="P9"/>
      <text:p text:style-name="P5">The owner an Alumni</text:p>
      <text:p text:style-name="P5"><text:soft-page-break/>Thanks for the Aquamira</text:p>
      <text:p text:style-name="P9"/>
      <text:p text:style-name="P5">Offer'd after learn'n</text:p>
      <text:p text:style-name="P5">I ran out of treatment</text:p>
      <text:p text:style-name="P5">V</text:p>
      <text:p text:style-name="P5">V</text:p>
      <text:p text:style-name="P5">V</text:p>
      <text:p text:style-name="P5">Lost</text:p>
      <text:p text:style-name="P5">Track'n skills nullified</text:p>
      <text:p text:style-name="P9"/>
      <text:p text:style-name="P5">From ridges</text:p>
      <text:p text:style-name="P5">In a new freeze</text:p>
      <text:p text:style-name="P9"/>
      <text:p text:style-name="P5">Fluffy with the health</text:p>
      <text:p text:style-name="P5">Of a first winter storm</text:p>
      <text:p text:style-name="P9"/>
      <text:p text:style-name="P5">Jaws of hell</text:p>
      <text:p text:style-name="P5">Fire Cold Infinities</text:p>
      <text:p text:style-name="P5">Alone with no savior</text:p>
      <text:p text:style-name="P5">V</text:p>
      <text:p text:style-name="P5">V</text:p>
      <text:p text:style-name="P5">V</text:p>
      <text:p text:style-name="P5">Slowly the virus</text:p>
      <text:p text:style-name="P5">Became diarrhea</text:p>
      <text:p text:style-name="P9"/>
      <text:p text:style-name="P5">A serious symptom</text:p>
      <text:p text:style-name="P5">That kept me crawl'n</text:p>
      <text:p text:style-name="P5">At times</text:p>
      <text:p text:style-name="P5">V</text:p>
      <text:p text:style-name="P5">V</text:p>
      <text:p text:style-name="P5">V</text:p>
      <text:p text:style-name="P5">Those few encounters</text:p>
      <text:p text:style-name="P5">With FreightTrain</text:p>
      <text:p text:style-name="P5">Kept my goal in mind</text:p>
      <text:p text:style-name="P9"/>
      <text:p text:style-name="P5">I don't think</text:p>
      <text:p text:style-name="P5">I would have finished</text:p>
      <text:p text:style-name="P5">All alone</text:p>
      <text:p text:style-name="P5">V</text:p>
      <text:p text:style-name="P5">V</text:p>
      <text:p text:style-name="P5">V</text:p>
      <text:p text:style-name="P5">The Great Nightmares of Maine</text:p>
      <text:p text:style-name="P5">Seven Fords</text:p>
      <text:p text:style-name="P5">Each name known</text:p>
      <text:p text:style-name="P5">V</text:p>
      <text:p text:style-name="P5">V</text:p>
      <text:p text:style-name="P5">v</text:p>
      <text:p text:style-name="P5">Ford'n</text:p>
      <text:p text:style-name="P9"/>
      <text:p text:style-name="P5">Cross barefoot</text:p>
      <text:p text:style-name="P5">With only shorts</text:p>
      <text:p text:style-name="P5">Pack secure</text:p>
      <text:p text:style-name="P5">Raincover on</text:p>
      <text:p text:style-name="P9"/>
      <text:p text:style-name="P5">Dry with bandanna</text:p>
      <text:p text:style-name="P5">Redry with clothes</text:p>
      <text:p text:style-name="P9"/>
      <text:p text:style-name="P5">Hike on completely covered</text:p>
      <text:p text:style-name="P5">V</text:p>
      <text:p text:style-name="P5">V</text:p>
      <text:p text:style-name="P5">V</text:p>
      <text:p text:style-name="P5">First ford</text:p>
      <text:p text:style-name="P5">Both inexperienced</text:p>
      <text:p text:style-name="P9"/>
      <text:p text:style-name="P5">Lit up with FrieghtTrain</text:p>
      <text:p text:style-name="P9"/>
      <text:p text:style-name="P5">The wide current</text:p>
      <text:p text:style-name="P5">Took FrieghtTrain</text:p>
      <text:p text:style-name="P9"/>
      <text:p text:style-name="P5">Under &amp; Over</text:p>
      <text:p text:style-name="P5">Completely</text:p>
      <text:p text:style-name="P9"/>
      <text:p text:style-name="P5">Forgive me</text:p>
      <text:p text:style-name="P5">For laugh'n</text:p>
      <text:p text:style-name="P5">V</text:p>
      <text:p text:style-name="P5">V</text:p>
      <text:p text:style-name="P5">V</text:p>
      <text:p text:style-name="P5">FrightTrain</text:p>
      <text:p text:style-name="P9"/>
      <text:p text:style-name="P5">Cause nothing stops him</text:p>
      <text:p text:style-name="P5">Climb'n up</text:p>
      <text:p text:style-name="P9"/>
      <text:p text:style-name="P5">I test'd</text:p>
      <text:p text:style-name="P5">He won the race</text:p>
      <text:p text:style-name="P5">Indisputably</text:p>
      <text:p text:style-name="P9"/>
      <text:p text:style-name="P5">Always give him</text:p>
      <text:p text:style-name="P5">The right of way</text:p>
      <text:p text:style-name="P5">V</text:p>
      <text:p text:style-name="P5">V</text:p>
      <text:p text:style-name="P5">V</text:p>
      <text:p text:style-name="P5">I came to a creek</text:p>
      <text:p text:style-name="P5">5ft wide 4in deep</text:p>
      <text:p text:style-name="P9"/>
      <text:p text:style-name="P5">Cleverly</text:p>
      <text:p text:style-name="P5">I lept to the tree</text:p>
      <text:p text:style-name="P5">At the oppose'n bank</text:p>
      <text:p text:style-name="P9"/>
      <text:p text:style-name="P5">Grasp'n to its trunk</text:p>
      <text:p text:style-name="P5">With dexterity</text:p>
      <text:p text:style-name="P9"/>
      <text:p text:style-name="P5">Together</text:p>
      <text:p text:style-name="P5">We slowly sank</text:p>
      <text:p text:style-name="P9"/>
      <text:p text:style-name="P5">Till I was</text:p>
      <text:p text:style-name="P5">Arch'd back</text:p>
      <text:p text:style-name="P5">Head 4in from the cold water</text:p>
      <text:p text:style-name="P9"/>
      <text:p text:style-name="P5">I could only</text:p>
      <text:p text:style-name="P5">Release</text:p>
      <text:p text:style-name="P5">V</text:p>
      <text:p text:style-name="P5">V</text:p>
      <text:p text:style-name="P5">V</text:p>
      <text:p text:style-name="P5">Caratunk ferry closed</text:p>
      <text:p text:style-name="P9"/>
      <text:p text:style-name="P5">That ferry ride</text:p>
      <text:p text:style-name="P5">Essential to continue the trail</text:p>
      <text:p text:style-name="P9"/>
      <text:p text:style-name="P5">One of the milestones</text:p>
      <text:p text:style-name="P5">To the fact</text:p>
      <text:p text:style-name="P5">I could not succeed</text:p>
      <text:p text:style-name="P9"/>
      <text:p text:style-name="P5">Meet'n FrieghtTrain</text:p>
      <text:p text:style-name="P5">We Beak &amp; Enter</text:p>
      <text:p text:style-name="P5">Into an unoccupied building</text:p>
      <text:p text:style-name="P9"/>
      <text:p text:style-name="P5">There we found a map</text:p>
      <text:p text:style-name="P5">Find'n a bridge to the East</text:p>
      <text:p text:style-name="P9"/>
      <text:p text:style-name="P5">In faith we went right</text:p>
      <text:p text:style-name="P5">Only a long forest road</text:p>
      <text:p text:style-name="P9"/>
      <text:p text:style-name="P5">After several hours of trial</text:p>
      <text:p text:style-name="P5">We got to the bridge</text:p>
      <text:p text:style-name="P5">V</text:p>
      <text:p text:style-name="P5">V</text:p>
      <text:p text:style-name="P5">V</text:p>
      <text:p text:style-name="P5">Heads of Bucks</text:p>
      <text:p text:style-name="P5">Lined the wall as trophies</text:p>
      <text:p text:style-name="P9"/>
      <text:p text:style-name="P5">At the Caratunk gas station</text:p>
      <text:p text:style-name="P5">Celebrate'n the conquer</text:p>
      <text:p text:style-name="P9"/>
      <text:p text:style-name="P5">I ate pizza</text:p>
      <text:p text:style-name="P5">Stare'n at one in particular</text:p>
      <text:p text:style-name="P9"/>
      <text:p text:style-name="P5">A Prince</text:p>
      <text:p text:style-name="P5">His prime cut short</text:p>
      <text:p text:style-name="P5">Majestic &amp; Gray</text:p>
      <text:p text:style-name="P5">The spectrum of color</text:p>
      <text:p text:style-name="P5">United in Symphony</text:p>
      <text:p text:style-name="P9"/>
      <text:p text:style-name="P5">Later a man</text:p>
      <text:p text:style-name="P5">Point'n coincidentally</text:p>
      <text:p text:style-name="P5">To the one</text:p>
      <text:p text:style-name="P5">I admire'd</text:p>
      <text:p text:style-name="P9"/>
      <text:p text:style-name="P5">' I got that one</text:p>
      <text:p text:style-name="P5">' All the way out in Utah</text:p>
      <text:p text:style-name="P5">V</text:p>
      <text:p text:style-name="P5">V</text:p>
      <text:p text:style-name="P5">V</text:p>
      <text:p text:style-name="P5">Moxie Bald</text:p>
      <text:p text:style-name="P5">A moutain around</text:p>
      <text:p text:style-name="P5">Bogs &amp; Meadows</text:p>
      <text:p text:style-name="P9"/>
      <text:p text:style-name="P5">Talked to my father</text:p>
      <text:p text:style-name="P5">By cell phone</text:p>
      <text:p text:style-name="P5">V</text:p>
      <text:p text:style-name="P5">V</text:p>
      <text:p text:style-name="P5">v</text:p>
      <text:p text:style-name="P5">The easy 10mi</text:p>
      <text:p text:style-name="P5">Hike into Monson</text:p>
      <text:p text:style-name="P9"/>
      <text:p text:style-name="P5">Took me all day</text:p>
      <text:p text:style-name="P5">At times crawl'n</text:p>
      <text:p text:style-name="P5">Tho it a flat lakeside</text:p>
      <text:p text:style-name="P5"><text:soft-page-break/>V</text:p>
      <text:p text:style-name="P5">V</text:p>
      <text:p text:style-name="P5">V</text:p>
      <text:p text:style-name="P5">Monson</text:p>
      <text:p text:style-name="P5">The last of the trail towns</text:p>
      <text:p text:style-name="P9"/>
      <text:p text:style-name="P5">I woke that morn</text:p>
      <text:p text:style-name="P5">Next to someone's compost</text:p>
      <text:p text:style-name="P9"/>
      <text:p text:style-name="P5">3Chop perfectly execute'n</text:p>
      <text:p text:style-name="P5">My last mail drop</text:p>
      <text:p text:style-name="P9"/>
      <text:p text:style-name="P5">Wool-Gloves Weed</text:p>
      <text:p text:style-name="P5">&amp; Medicine</text:p>
      <text:p text:style-name="P5">V</text:p>
      <text:p text:style-name="P5">V</text:p>
      <text:p text:style-name="P5">V</text:p>
      <text:p text:style-name="P5">The 100mi Wilderness</text:p>
      <text:p text:style-name="P5">Warns of the implications</text:p>
      <text:p text:style-name="P5">Of such distance</text:p>
      <text:p text:style-name="P9"/>
      <text:p text:style-name="P5">Sick since so long</text:p>
      <text:p text:style-name="P5">Have'n yesterday</text:p>
      <text:p text:style-name="P5">To crawl several times</text:p>
      <text:p text:style-name="P9"/>
      <text:p text:style-name="P5">I decided to risk</text:p>
      <text:p text:style-name="P5">The 100mi</text:p>
      <text:p text:style-name="P9"/>
      <text:p text:style-name="P5">I'd fail big</text:p>
      <text:p text:style-name="P5">Out on the stretch</text:p>
      <text:p text:style-name="P5">All alone</text:p>
      <text:p text:style-name="P9"/>
      <text:p text:style-name="P5">But I had no choice</text:p>
      <text:p text:style-name="P5">V</text:p>
      <text:p text:style-name="P5">V</text:p>
      <text:p text:style-name="P5">V</text:p>
      <text:p text:style-name="P5">Pepto Besmol</text:p>
      <text:p text:style-name="P5">Saved my Thru Hike</text:p>
      <text:p text:style-name="P9"/>
      <text:p text:style-name="P5">Cure'n my curse</text:p>
      <text:p text:style-name="P5">Of unrelent'n diarrhea</text:p>
      <text:p text:style-name="P9"/>
      <text:p text:style-name="P5">Soon I recovered</text:p>
      <text:p text:style-name="P5">Back to full strength</text:p>
      <text:p text:style-name="P9"/>
      <text:p text:style-name="P5">Faith rewarded</text:p>
      <text:p text:style-name="P5">V</text:p>
      <text:p text:style-name="P5">v</text:p>
      <text:p text:style-name="P5">V</text:p>
      <text:p text:style-name="P5">Trail maintainers place logs</text:p>
      <text:p text:style-name="P5">Allow'n passage on bogs</text:p>
      <text:p text:style-name="P9"/>
      <text:p text:style-name="P5">Riddle'd everywhere</text:p>
      <text:p text:style-name="P5">On Maine mtn tops</text:p>
      <text:p text:style-name="P9"/>
      <text:p text:style-name="P5">Rain kept temp</text:p>
      <text:p text:style-name="P5">Above freeze'n point</text:p>
      <text:p text:style-name="P9"/>
      <text:p text:style-name="P5">Confidently I step'd on a log</text:p>
      <text:p text:style-name="P5">Comically continue'n with the log</text:p>
      <text:p text:style-name="P9"/>
      <text:p text:style-name="P5">To the bottom</text:p>
      <text:p text:style-name="P5">Waist high in water</text:p>
      <text:p text:style-name="P5">V</text:p>
      <text:p text:style-name="P5">V</text:p>
      <text:p text:style-name="P5">V</text:p>
      <text:p text:style-name="P5">V</text:p>
      <text:p text:style-name="P5">At a creek with a flush</text:p>
      <text:p text:style-name="P5">In a rush</text:p>
      <text:p text:style-name="P9"/>
      <text:p text:style-name="P5">A massive tree</text:p>
      <text:p text:style-name="P5">Span'd past the</text:p>
      <text:p text:style-name="P5">25ft crossing</text:p>
      <text:p text:style-name="P9"/>
      <text:p text:style-name="P5">Trunk settle'd high above</text:p>
      <text:p text:style-name="P5">Unforgive'n boulders below</text:p>
      <text:p text:style-name="P9"/>
      <text:p text:style-name="P5">Slime layer'd the tree</text:p>
      <text:p text:style-name="P5">At midpoint I slip'd</text:p>
      <text:p text:style-name="P9"/>
      <text:p text:style-name="P5">Regain'd myself easily</text:p>
      <text:p text:style-name="P5">My pack part of me</text:p>
      <text:p text:style-name="P9"/>
      <text:p text:style-name="P5">Take'n a breather</text:p>
      <text:p text:style-name="P5">Elated from execute'n</text:p>
      <text:p text:style-name="P5">The most difficult cross'n</text:p>
      <text:p text:style-name="P5">On the trail</text:p>
      <text:p text:style-name="P9"/>
      <text:p text:style-name="P5">I notice'd</text:p>
      <text:p text:style-name="P5">I missed the obvious</text:p>
      <text:p text:style-name="P5">Cross'n aside the creek</text:p>
      <text:p text:style-name="P5">V</text:p>
      <text:p text:style-name="P5">V</text:p>
      <text:p text:style-name="P5">V</text:p>
      <text:p text:style-name="P5">Mountain Profile Maps</text:p>
      <text:p text:style-name="P5">Allow you to visualize</text:p>
      <text:p text:style-name="P9"/>
      <text:p text:style-name="P5">The Ups &amp; Downs</text:p>
      <text:p text:style-name="P5">To come</text:p>
      <text:p text:style-name="P9"/>
      <text:p text:style-name="P5">Many times</text:p>
      <text:p text:style-name="P5">Many plans ruined</text:p>
      <text:p text:style-name="P9"/>
      <text:p text:style-name="P5">See'n the profiles of future paths</text:p>
      <text:p text:style-name="P5">Victimized by underestimation</text:p>
      <text:p text:style-name="P9"/>
      <text:p text:style-name="P5">The pitch of a trail</text:p>
      <text:p text:style-name="P5">Is only a small part</text:p>
      <text:p text:style-name="P5">Of what makes</text:p>
      <text:p text:style-name="P5">Traverse'n hard</text:p>
      <text:p text:style-name="P9"/>
      <text:p text:style-name="P5">Only 20mi in</text:p>
      <text:p text:style-name="P5">The path already</text:p>
      <text:p text:style-name="P5">Extremely difficult</text:p>
      <text:p text:style-name="P5">V</text:p>
      <text:p text:style-name="P5">V</text:p>
      <text:p text:style-name="P5">V</text:p>
      <text:p text:style-name="P5">Map tattered</text:p>
      <text:p text:style-name="P9"/>
      <text:p text:style-name="P5">The last 60mi</text:p>
      <text:p text:style-name="P5">Illegible</text:p>
      <text:p text:style-name="P9"/>
      <text:p text:style-name="P5">Thru storms</text:p>
      <text:p text:style-name="P5">Over bogs</text:p>
      <text:p text:style-name="P9"/>
      <text:p text:style-name="P5">Thankful the winter</text:p>
      <text:p text:style-name="P5">Had laid low the bugs</text:p>
      <text:p text:style-name="P9"/>
      <text:p text:style-name="P5">Happy to be healthy</text:p>
      <text:p text:style-name="P5">V</text:p>
      <text:p text:style-name="P5">V</text:p>
      <text:p text:style-name="P5">V</text:p>
      <text:p text:style-name="P5">Scapes</text:p>
      <text:p text:style-name="P9"/>
      <text:p text:style-name="P5">Bright with moss</text:p>
      <text:p text:style-name="P5">Dreary brown bark</text:p>
      <text:p text:style-name="P5">Slippery boulders</text:p>
      <text:p text:style-name="P9"/>
      <text:p text:style-name="P5">Clouds Low &amp; Heavy</text:p>
      <text:p text:style-name="P5">All in grim display</text:p>
      <text:p text:style-name="P9"/>
      <text:p text:style-name="P5">Reminiscent of</text:p>
      <text:p text:style-name="P5">Bogs before Mordor</text:p>
      <text:p text:style-name="P9"/>
      <text:p text:style-name="P5">Fate</text:p>
      <text:p text:style-name="P5">Directed me</text:p>
      <text:p text:style-name="P9"/>
      <text:p text:style-name="P5">The journey have'n</text:p>
      <text:p text:style-name="P5">Longsince past coincidences</text:p>
      <text:p text:style-name="P5">_</text:p>
      <text:p text:style-name="P9"/>
      <text:p text:style-name="P5">These last stages</text:p>
      <text:p text:style-name="P5">Before that dark Mountaintop</text:p>
      <text:p text:style-name="P9"/>
      <text:p text:style-name="P5">Ponder'n deep purpose</text:p>
      <text:p text:style-name="P5">To all of this</text:p>
      <text:p text:style-name="P9"/>
      <text:p text:style-name="P5">Tho blind to it</text:p>
      <text:p text:style-name="P5">Walk'n by obscured faith</text:p>
      <text:p text:style-name="P5">V</text:p>
      <text:p text:style-name="P5">V</text:p>
      <text:p text:style-name="P5">V</text:p>
      <text:p text:style-name="P5">Would this all end</text:p>
      <text:p text:style-name="P5">In a simple summit</text:p>
      <text:p text:style-name="P9"/>
      <text:p text:style-name="P5">Have'n reach'd</text:p>
      <text:p text:style-name="P5">Find'n myself empty</text:p>
      <text:p text:style-name="P9"/>
      <text:p text:style-name="P5">As so many</text:p>
      <text:p text:style-name="P5">Of my achievements</text:p>
      <text:p text:style-name="P5">Of the past</text:p>
      <text:p text:style-name="P5">V</text:p>
      <text:p text:style-name="P5">V</text:p>
      <text:p text:style-name="P5">v</text:p>
      <text:p text:style-name="P5">Only that promise</text:p>
      <text:p text:style-name="P5">Of Wiggles</text:p>
      <text:p text:style-name="P9"/>
      <text:p text:style-name="P5"><text:soft-page-break/>That Katadyn in Oct</text:p>
      <text:p text:style-name="P5">Would form me into</text:p>
      <text:p text:style-name="P5">Who I really wanted</text:p>
      <text:p text:style-name="P5">To become</text:p>
      <text:p text:style-name="P5">V</text:p>
      <text:p text:style-name="P5">V</text:p>
      <text:p text:style-name="P5">v</text:p>
      <text:p text:style-name="P5">Never have'n seen</text:p>
      <text:p text:style-name="P5">A picture of Katahdin</text:p>
      <text:p text:style-name="P9"/>
      <text:p text:style-name="P5">Late October</text:p>
      <text:p text:style-name="P5">Each day in prayer</text:p>
      <text:p text:style-name="P5">That Winter</text:p>
      <text:p text:style-name="P5">Stay her dominion</text:p>
      <text:p text:style-name="P5">A few more days</text:p>
      <text:p text:style-name="P9"/>
      <text:p text:style-name="P5">Pristine Lakes</text:p>
      <text:p text:style-name="P5">Flatlands</text:p>
      <text:p text:style-name="P9"/>
      <text:p text:style-name="P5">Roots web'd above ground</text:p>
      <text:p text:style-name="P5">Coil'd to snap an ankle</text:p>
      <text:p text:style-name="P9"/>
      <text:p text:style-name="P5">The dark dangers of</text:p>
      <text:p text:style-name="P5">Murky Woods</text:p>
      <text:p text:style-name="P5">V</text:p>
      <text:p text:style-name="P5">V</text:p>
      <text:p text:style-name="P5">V</text:p>
      <text:p text:style-name="P5">Path</text:p>
      <text:p text:style-name="P9"/>
      <text:p text:style-name="P5">Independent of Time</text:p>
      <text:p text:style-name="P5">Independent of Age</text:p>
      <text:p text:style-name="P9"/>
      <text:p text:style-name="P5">Laid here</text:p>
      <text:p text:style-name="P5">One Last Adventure</text:p>
      <text:p text:style-name="P9"/>
      <text:p text:style-name="P5">In an overrun world</text:p>
      <text:p text:style-name="P9"/>
      <text:p text:style-name="P5">2000mi</text:p>
      <text:p text:style-name="P5">Have'n offer'd</text:p>
      <text:p text:style-name="P5">So much</text:p>
      <text:p text:style-name="P9"/>
      <text:p text:style-name="P5">What would I remember</text:p>
      <text:p text:style-name="P5">What would I forget</text:p>
      <text:p text:style-name="P9"/>
      <text:p text:style-name="P5">Jewels slip'n off wayside</text:p>
      <text:p text:style-name="P9"/>
      <text:p text:style-name="P5">As if that experience</text:p>
      <text:p text:style-name="P5">Meant to be hidden</text:p>
      <text:p text:style-name="P5">For the discovery</text:p>
      <text:p text:style-name="P5">Of another day</text:p>
      <text:p text:style-name="P9"/>
      <text:p text:style-name="P5">Gratitude settles</text:p>
      <text:p text:style-name="P5">For what had brought me here</text:p>
      <text:p text:style-name="P5">V</text:p>
      <text:p text:style-name="P5">V</text:p>
      <text:p text:style-name="P5">V</text:p>
      <text:p text:style-name="P5">Up a hill</text:p>
      <text:p text:style-name="P5">To the look out</text:p>
      <text:p text:style-name="P9"/>
      <text:p text:style-name="P5">Past the lake</text:p>
      <text:p text:style-name="P5">Past the plains</text:p>
      <text:p text:style-name="P9"/>
      <text:p text:style-name="P5">Katahdin</text:p>
      <text:p text:style-name="P5">Loomed</text:p>
      <text:p text:style-name="P9"/>
      <text:p text:style-name="P5">Lonely &amp; Unuspered</text:p>
      <text:p text:style-name="P5">In Might &amp; Strength</text:p>
      <text:p text:style-name="P5">_</text:p>
      <text:p text:style-name="P9"/>
      <text:p text:style-name="P5">FrieghtTrain &amp; I</text:p>
      <text:p text:style-name="P9"/>
      <text:p text:style-name="P5">Isolated but intertwined</text:p>
      <text:p text:style-name="P5">Together wait'n</text:p>
      <text:p text:style-name="P5">For the clouds</text:p>
      <text:p text:style-name="P9"/>
      <text:p text:style-name="P5">To finally unveil</text:p>
      <text:p text:style-name="P5">The face of Katadyn</text:p>
      <text:p text:style-name="P5">V</text:p>
      <text:p text:style-name="P5">V</text:p>
      <text:p text:style-name="P5">V</text:p>
      <text:p text:style-name="P5">Fate</text:p>
      <text:p text:style-name="P9"/>
      <text:p text:style-name="P5">The power of the future</text:p>
      <text:p text:style-name="P5">To change the past</text:p>
      <text:p text:style-name="P9"/>
      <text:p text:style-name="P5">As is</text:p>
      <text:p text:style-name="P5">The power of light</text:p>
      <text:p text:style-name="P5">Tho warp'd by gravity</text:p>
      <text:p text:style-name="P5">Must maintain</text:p>
      <text:p text:style-name="P5">The law of the speed of light</text:p>
      <text:p text:style-name="P9"/>
      <text:p text:style-name="P5">In such circumstances</text:p>
      <text:p text:style-name="P5">The universe works</text:p>
      <text:p text:style-name="P5">Miracles</text:p>
      <text:p text:style-name="P9"/>
      <text:p text:style-name="P5">This is the underlie'n</text:p>
      <text:p text:style-name="P5">Basis of all life</text:p>
      <text:p text:style-name="P5">In the universe</text:p>
      <text:p text:style-name="P5">V</text:p>
      <text:p text:style-name="P5">V</text:p>
      <text:p text:style-name="P5">v</text:p>
      <text:p text:style-name="P5">Bogs broke into</text:p>
      <text:p text:style-name="P5">Beautiful Mountainsides</text:p>
      <text:p text:style-name="P9"/>
      <text:p text:style-name="P5">The gorge in a</text:p>
      <text:p text:style-name="P5">Monstrous rush</text:p>
      <text:p text:style-name="P9"/>
      <text:p text:style-name="P5">Joy of the Journey</text:p>
      <text:p text:style-name="P5">Swept me peacefully</text:p>
      <text:p text:style-name="P9"/>
      <text:p text:style-name="P5">So long</text:p>
      <text:p text:style-name="P5">Sickness left me</text:p>
      <text:p text:style-name="P5">Destitute of energy</text:p>
      <text:p text:style-name="P5">Drain'd of enjoyment</text:p>
      <text:p text:style-name="P5">V</text:p>
      <text:p text:style-name="P5">V</text:p>
      <text:p text:style-name="P5">V</text:p>
      <text:p text:style-name="P5">Somber sorrow</text:p>
      <text:p text:style-name="P9"/>
      <text:p text:style-name="P5">This peaceful mountain life</text:p>
      <text:p text:style-name="P5">Near the unavoidable end</text:p>
      <text:p text:style-name="P9"/>
      <text:p text:style-name="P5">The bottle of</text:p>
      <text:p text:style-name="P5">Sleeping pills</text:p>
      <text:p text:style-name="P5">Only miss'n one</text:p>
      <text:p text:style-name="P9"/>
      <text:p text:style-name="P5">A rapid &amp; definite</text:p>
      <text:p text:style-name="P5">Change of character</text:p>
      <text:p text:style-name="P5">Since that first day</text:p>
      <text:p text:style-name="P9"/>
      <text:p text:style-name="P5">The future</text:p>
      <text:p text:style-name="P5">Is best face'd</text:p>
      <text:p text:style-name="P5">With the record</text:p>
      <text:p text:style-name="P5">Of past accomplishments</text:p>
      <text:p text:style-name="P5">V</text:p>
      <text:p text:style-name="P5">V</text:p>
      <text:p text:style-name="P11">V</text:p>
      <text:p text:style-name="P12"><text:line-break/></text:p>
      <text:p text:style-name="P10">Mount Katahdin</text:p>
      <text:p text:style-name="P8"/>
      <text:p text:style-name="P3">To express that day</text:p>
      <text:p text:style-name="P3">Takes me past</text:p>
      <text:p text:style-name="P3">The limits of my skill</text:p>
      <text:p text:style-name="P8"/>
      <text:p text:style-name="P3">Silence to reserve</text:p>
      <text:p text:style-name="P3">A moment most revered</text:p>
      <text:p text:style-name="P8"/>
      <text:p text:style-name="P3">Heretofore untainted</text:p>
      <text:p text:style-name="P3">By inadequate narration</text:p>
      <text:p text:style-name="P3">_</text:p>
      <text:p text:style-name="P8"/>
      <text:p text:style-name="P3">That behemoth of earth</text:p>
      <text:p text:style-name="P3">Solitary against</text:p>
      <text:p text:style-name="P3">Those plains of Maine</text:p>
      <text:p text:style-name="P8"/>
      <text:p text:style-name="P3">Placed an altar to the Gods</text:p>
      <text:p text:style-name="P8"/>
      <text:p text:style-name="P3">That he who</text:p>
      <text:p text:style-name="P3">Seeks &amp; Summits</text:p>
      <text:p text:style-name="P8"/>
      <text:p text:style-name="P3">Rise for that moment</text:p>
      <text:p text:style-name="P3">To transcendental depths</text:p>
      <text:p text:style-name="P8"/>
      <text:p text:style-name="P3">Intrigue'n the</text:p>
      <text:p text:style-name="P4"><text:s/><text:span text:style-name="T1">Weary &amp; weather-stained</text:span></text:p>
      <text:p text:style-name="P8"/>
      <text:p text:style-name="P3">A climb above</text:p>
      <text:p text:style-name="P3">The monotony of hundreds past</text:p>
      <text:p text:style-name="P8"/>
      <text:p text:style-name="P3">Icicle draped cliffs &amp; Monumental boulders</text:p>
      <text:p text:style-name="P3">Technical Shifts &amp; Slights</text:p>
      <text:p text:style-name="P8"/>
      <text:p text:style-name="P3">To rise up</text:p>
      <text:p text:style-name="P3">Above &amp; Alone</text:p>
      <text:p text:style-name="P3">That day October 24th</text:p>
      <text:p text:style-name="P3">_</text:p>
      <text:p text:style-name="P8"/>
      <text:p text:style-name="P3">Of my deepest desires</text:p>
      <text:p text:style-name="P3">Sits cast the Impossible wish</text:p>
      <text:p text:style-name="P3">To travel to extra-terrestrial spheres</text:p>
      <text:p text:style-name="P8"/>
      <text:p text:style-name="P3">Now at the winter's summit</text:p>
      <text:p text:style-name="P3">A feat countless plainly stated Implausible</text:p>
      <text:p text:style-name="P8"/>
      <text:p text:style-name="P3">Lay UnEarthly</text:p>
      <text:p text:style-name="P3">Blood-red flatlands</text:p>
      <text:p text:style-name="P8"/>
      <text:p text:style-name="P3">Hosts to grasses</text:p>
      <text:p text:style-name="P3">Individually crystallized in ice</text:p>
      <text:p text:style-name="P8"/>
      <text:p text:style-name="P3">Tho hundreds of thousands</text:p>
      <text:p text:style-name="P3">Shimmer'd in the wind</text:p>
      <text:p text:style-name="P8"/>
      <text:p text:style-name="P3">Each caught the sun</text:p>
      <text:p text:style-name="P3">Each possessed</text:p>
      <text:p text:style-name="P3">For that infinitesimal moment</text:p>
      <text:p text:style-name="P8"/>
      <text:p text:style-name="P3">As host to a Supreme Radiance</text:p>
      <text:p text:style-name="P8"/>
      <text:p text:style-name="P3">Changed for that instant</text:p>
      <text:p text:style-name="P3">Into unique choirs of light</text:p>
      <text:p text:style-name="P8"/>
      <text:p text:style-name="P8"/>
      <text:p text:style-name="P3">There caught of heart</text:p>
      <text:p text:style-name="P3">The Ordeal done</text:p>
      <text:p text:style-name="P3">&amp; Now the moral understood</text:p>
      <text:p text:style-name="P8"/>
      <text:p text:style-name="P3">That Impossible or Implausible</text:p>
      <text:p text:style-name="P3">Life can never truly</text:p>
      <text:p text:style-name="P3">Be counted out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1in" fo:margin-bottom="0.2in" fo:margin-left="0.2in" fo:margin-right="0.2in" style:shadow="none" fo:background-color="transparent" style:writing-mode="lr-tb" style:footnote-max-height="0in">
        <style:background-image/>
        <style:columns fo:column-count="3" fo:column-gap="0in">
          <style:column-sep style:width="0.0138in" style:color="#000000" style:height="100%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26T15:10:04.47</meta:creation-date>
    <dc:date>2017-09-24T16:07:06.67</dc:date>
    <meta:editing-duration>PT20H54M21S</meta:editing-duration>
    <meta:editing-cycles>50</meta:editing-cycles>
    <meta:generator>OpenOffice/4.1.3$Win32 OpenOffice.org_project/413m1$Build-9783</meta:generator>
    <meta:print-date>2017-09-24T16:06:46.40</meta:print-date>
    <meta:document-statistic meta:table-count="0" meta:image-count="0" meta:object-count="0" meta:page-count="40" meta:paragraph-count="5080" meta:word-count="16095" meta:character-count="77581"/>
  </office:meta>
</office:document-meta>
</file>